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791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1.472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0.4854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49in" svg:x="8.7406in" svg:y="1.9661in">
            <draw:object draw:notify-on-update-of-ranges="Sheet1.B1:Sheet1.B1 Sheet1.B2:Sheet1.B250 Sheet1.C1:Sheet1.C1 Sheet1.C2:Sheet1.C250 Sheet1.B2:Sheet1.B250 Sheet1.D2:Sheet1.D25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 office:value-type="string" calcext:value-type="string">
            <text:p>Inter Packet Delay</text:p>
          </table:table-cell>
          <table:table-cell office:value-type="string" calcext:value-type="string">
            <text:p>Actual Frequency[%]</text:p>
          </table:table-cell>
          <table:table-cell office:value-type="string" calcext:value-type="string">
            <text:p>Normal Frequency[%]</text:p>
          </table:table-cell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float" office:value="0.074709" calcext:value-type="float">
            <text:p>0.074709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40160643" calcext:value-type="float">
            <text:p>0.0040160643</text:p>
          </table:table-cell>
          <table:table-cell office:value-type="float" office:value="0.4494307989" calcext:value-type="float">
            <text:p>0.4494307989</text:p>
          </table:table-cell>
          <table:table-cell office:value-type="float" office:value="-0.1270995625" calcext:value-type="float">
            <text:p>-0.1270995625</text:p>
          </table:table-cell>
          <table:table-cell office:value-type="string" calcext:value-type="string">
            <text:p>Mean</text:p>
          </table:table-cell>
          <table:table-cell office:value-type="float" office:value="0.0335391888" calcext:value-type="float">
            <text:p>0.0335391888</text:p>
          </table:table-cell>
        </table:table-row>
        <table:table-row table:style-name="ro1">
          <table:table-cell office:value-type="float" office:value="0.000045" calcext:value-type="float">
            <text:p>0.000045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80321285" calcext:value-type="float">
            <text:p>0.0080321285</text:p>
          </table:table-cell>
          <table:table-cell office:value-type="float" office:value="0.4494307989" calcext:value-type="float">
            <text:p>0.4494307989</text:p>
          </table:table-cell>
          <table:table-cell office:value-type="float" office:value="-0.1270995625" calcext:value-type="float">
            <text:p>-0.1270995625</text:p>
          </table:table-cell>
          <table:table-cell office:value-type="string" calcext:value-type="string">
            <text:p>Stdev</text:p>
          </table:table-cell>
          <table:table-cell office:value-type="float" office:value="0.263849758" calcext:value-type="float">
            <text:p>0.263849758</text:p>
          </table:table-cell>
        </table:table-row>
        <table:table-row table:style-name="ro1">
          <table:table-cell office:value-type="float" office:value="0.02727" calcext:value-type="float">
            <text:p>0.02727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0120481928" calcext:value-type="float">
            <text:p>0.0120481928</text:p>
          </table:table-cell>
          <table:table-cell office:value-type="float" office:value="0.4494337986" calcext:value-type="float">
            <text:p>0.4494337986</text:p>
          </table:table-cell>
          <table:table-cell office:value-type="float" office:value="-0.1270919824" calcext:value-type="float">
            <text:p>-0.1270919824</text:p>
          </table:table-cell>
          <table:table-cell table:number-columns-repeated="2"/>
        </table:table-row>
        <table:table-row table:style-name="ro1">
          <table:table-cell office:value-type="float" office:value="0.074447" calcext:value-type="float">
            <text:p>0.074447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016064257" calcext:value-type="float">
            <text:p>0.016064257</text:p>
          </table:table-cell>
          <table:table-cell office:value-type="float" office:value="0.4494367982" calcext:value-type="float">
            <text:p>0.4494367982</text:p>
          </table:table-cell>
          <table:table-cell office:value-type="float" office:value="-0.1270844023" calcext:value-type="float">
            <text:p>-0.1270844023</text:p>
          </table:table-cell>
          <table:table-cell table:number-columns-repeated="2"/>
        </table:table-row>
        <table:table-row table:style-name="ro1">
          <table:table-cell office:value-type="float" office:value="0.006459" calcext:value-type="float">
            <text:p>0.006459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0200803213" calcext:value-type="float">
            <text:p>0.0200803213</text:p>
          </table:table-cell>
          <table:table-cell office:value-type="float" office:value="0.4494382981" calcext:value-type="float">
            <text:p>0.4494382981</text:p>
          </table:table-cell>
          <table:table-cell office:value-type="float" office:value="-0.1270806123" calcext:value-type="float">
            <text:p>-0.1270806123</text:p>
          </table:table-cell>
          <table:table-cell table:number-columns-repeated="2"/>
        </table:table-row>
        <table:table-row table:style-name="ro1">
          <table:table-cell office:value-type="float" office:value="0.000034" calcext:value-type="float">
            <text:p>0.000034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0240963855" calcext:value-type="float">
            <text:p>0.0240963855</text:p>
          </table:table-cell>
          <table:table-cell office:value-type="float" office:value="0.4494382981" calcext:value-type="float">
            <text:p>0.4494382981</text:p>
          </table:table-cell>
          <table:table-cell office:value-type="float" office:value="-0.1270806123" calcext:value-type="float">
            <text:p>-0.1270806123</text:p>
          </table:table-cell>
          <table:table-cell table:number-columns-repeated="2"/>
        </table:table-row>
        <table:table-row table:style-name="ro1">
          <table:table-cell office:value-type="float" office:value="0.000225" calcext:value-type="float">
            <text:p>0.000225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0281124498" calcext:value-type="float">
            <text:p>0.0281124498</text:p>
          </table:table-cell>
          <table:table-cell office:value-type="float" office:value="0.4494382981" calcext:value-type="float">
            <text:p>0.4494382981</text:p>
          </table:table-cell>
          <table:table-cell office:value-type="float" office:value="-0.1270806123" calcext:value-type="float">
            <text:p>-0.1270806123</text:p>
          </table:table-cell>
          <table:table-cell table:number-columns-repeated="2"/>
        </table:table-row>
        <table:table-row table:style-name="ro1">
          <table:table-cell office:value-type="float" office:value="0.000019" calcext:value-type="float">
            <text:p>0.000019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321285141" calcext:value-type="float">
            <text:p>0.0321285141</text:p>
          </table:table-cell>
          <table:table-cell office:value-type="float" office:value="0.4494397979" calcext:value-type="float">
            <text:p>0.4494397979</text:p>
          </table:table-cell>
          <table:table-cell office:value-type="float" office:value="-0.1270768223" calcext:value-type="float">
            <text:p>-0.1270768223</text:p>
          </table:table-cell>
          <table:table-cell table:number-columns-repeated="2"/>
        </table:table-row>
        <table:table-row table:style-name="ro1">
          <table:table-cell office:value-type="float" office:value="0.000052" calcext:value-type="float">
            <text:p>0.000052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0361445783" calcext:value-type="float">
            <text:p>0.0361445783</text:p>
          </table:table-cell>
          <table:table-cell office:value-type="float" office:value="0.4494412978" calcext:value-type="float">
            <text:p>0.4494412978</text:p>
          </table:table-cell>
          <table:table-cell office:value-type="float" office:value="-0.1270730322" calcext:value-type="float">
            <text:p>-0.1270730322</text:p>
          </table:table-cell>
          <table:table-cell table:number-columns-repeated="2"/>
        </table:table-row>
        <table:table-row table:style-name="ro1">
          <table:table-cell office:value-type="float" office:value="0.000014" calcext:value-type="float">
            <text:p>0.000014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0401606426" calcext:value-type="float">
            <text:p>0.0401606426</text:p>
          </table:table-cell>
          <table:table-cell office:value-type="float" office:value="0.4494412978" calcext:value-type="float">
            <text:p>0.4494412978</text:p>
          </table:table-cell>
          <table:table-cell office:value-type="float" office:value="-0.1270730322" calcext:value-type="float">
            <text:p>-0.1270730322</text:p>
          </table:table-cell>
          <table:table-cell table:number-columns-repeated="2"/>
        </table:table-row>
        <table:table-row table:style-name="ro1">
          <table:table-cell office:value-type="float" office:value="3.458636" calcext:value-type="float">
            <text:p>3.458636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0441767068" calcext:value-type="float">
            <text:p>0.0441767068</text:p>
          </table:table-cell>
          <table:table-cell office:value-type="float" office:value="0.4494412978" calcext:value-type="float">
            <text:p>0.4494412978</text:p>
          </table:table-cell>
          <table:table-cell office:value-type="float" office:value="-0.1270730322" calcext:value-type="float">
            <text:p>-0.1270730322</text:p>
          </table:table-cell>
          <table:table-cell table:number-columns-repeated="2"/>
        </table:table-row>
        <table:table-row table:style-name="ro1">
          <table:table-cell office:value-type="float" office:value="0.007359" calcext:value-type="float">
            <text:p>0.007359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0481927711" calcext:value-type="float">
            <text:p>0.0481927711</text:p>
          </table:table-cell>
          <table:table-cell office:value-type="float" office:value="0.4494412978" calcext:value-type="float">
            <text:p>0.4494412978</text:p>
          </table:table-cell>
          <table:table-cell office:value-type="float" office:value="-0.1270730322" calcext:value-type="float">
            <text:p>-0.1270730322</text:p>
          </table:table-cell>
          <table:table-cell table:number-columns-repeated="2"/>
        </table:table-row>
        <table:table-row table:style-name="ro1">
          <table:table-cell office:value-type="float" office:value="0.000025" calcext:value-type="float">
            <text:p>0.000025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0522088353" calcext:value-type="float">
            <text:p>0.0522088353</text:p>
          </table:table-cell>
          <table:table-cell office:value-type="float" office:value="0.4494412978" calcext:value-type="float">
            <text:p>0.4494412978</text:p>
          </table:table-cell>
          <table:table-cell office:value-type="float" office:value="-0.1270730322" calcext:value-type="float">
            <text:p>-0.1270730322</text:p>
          </table:table-cell>
          <table:table-cell table:number-columns-repeated="2"/>
        </table:table-row>
        <table:table-row table:style-name="ro1">
          <table:table-cell office:value-type="float" office:value="0.000148" calcext:value-type="float">
            <text:p>0.000148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0562248996" calcext:value-type="float">
            <text:p>0.0562248996</text:p>
          </table:table-cell>
          <table:table-cell office:value-type="float" office:value="0.4494412978" calcext:value-type="float">
            <text:p>0.4494412978</text:p>
          </table:table-cell>
          <table:table-cell office:value-type="float" office:value="-0.1270730322" calcext:value-type="float">
            <text:p>-0.1270730322</text:p>
          </table:table-cell>
          <table:table-cell table:number-columns-repeated="2"/>
        </table:table-row>
        <table:table-row table:style-name="ro1">
          <table:table-cell office:value-type="float" office:value="0.007365" calcext:value-type="float">
            <text:p>0.007365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0602409639" calcext:value-type="float">
            <text:p>0.0602409639</text:p>
          </table:table-cell>
          <table:table-cell office:value-type="float" office:value="0.4494412978" calcext:value-type="float">
            <text:p>0.4494412978</text:p>
          </table:table-cell>
          <table:table-cell office:value-type="float" office:value="-0.1270730322" calcext:value-type="float">
            <text:p>-0.1270730322</text:p>
          </table:table-cell>
          <table:table-cell table:number-columns-repeated="2"/>
        </table:table-row>
        <table:table-row table:style-name="ro1">
          <table:table-cell office:value-type="float" office:value="0.021526" calcext:value-type="float">
            <text:p>0.021526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0642570281" calcext:value-type="float">
            <text:p>0.0642570281</text:p>
          </table:table-cell>
          <table:table-cell office:value-type="float" office:value="0.4494412978" calcext:value-type="float">
            <text:p>0.4494412978</text:p>
          </table:table-cell>
          <table:table-cell office:value-type="float" office:value="-0.1270730322" calcext:value-type="float">
            <text:p>-0.1270730322</text:p>
          </table:table-cell>
          <table:table-cell table:number-columns-repeated="2"/>
        </table:table-row>
        <table:table-row table:style-name="ro1">
          <table:table-cell office:value-type="float" office:value="0.000021" calcext:value-type="float">
            <text:p>0.000021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0682730924" calcext:value-type="float">
            <text:p>0.0682730924</text:p>
          </table:table-cell>
          <table:table-cell office:value-type="float" office:value="0.4494412978" calcext:value-type="float">
            <text:p>0.4494412978</text:p>
          </table:table-cell>
          <table:table-cell office:value-type="float" office:value="-0.1270730322" calcext:value-type="float">
            <text:p>-0.1270730322</text:p>
          </table:table-cell>
          <table:table-cell table:number-columns-repeated="2"/>
        </table:table-row>
        <table:table-row table:style-name="ro1">
          <table:table-cell office:value-type="float" office:value="0.259484" calcext:value-type="float">
            <text:p>0.2594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722891566" calcext:value-type="float">
            <text:p>0.0722891566</text:p>
          </table:table-cell>
          <table:table-cell office:value-type="float" office:value="0.4494427976" calcext:value-type="float">
            <text:p>0.4494427976</text:p>
          </table:table-cell>
          <table:table-cell office:value-type="float" office:value="-0.1270692422" calcext:value-type="float">
            <text:p>-0.1270692422</text:p>
          </table:table-cell>
          <table:table-cell table:number-columns-repeated="2"/>
        </table:table-row>
        <table:table-row table:style-name="ro1">
          <table:table-cell office:value-type="float" office:value="0.001422" calcext:value-type="float">
            <text:p>0.00142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763052209" calcext:value-type="float">
            <text:p>0.0763052209</text:p>
          </table:table-cell>
          <table:table-cell office:value-type="float" office:value="0.4494427976" calcext:value-type="float">
            <text:p>0.4494427976</text:p>
          </table:table-cell>
          <table:table-cell office:value-type="float" office:value="-0.1270692422" calcext:value-type="float">
            <text:p>-0.1270692422</text:p>
          </table:table-cell>
          <table:table-cell table:number-columns-repeated="2"/>
        </table:table-row>
        <table:table-row table:style-name="ro1">
          <table:table-cell office:value-type="float" office:value="0.007269" calcext:value-type="float">
            <text:p>0.00726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803212851" calcext:value-type="float">
            <text:p>0.0803212851</text:p>
          </table:table-cell>
          <table:table-cell office:value-type="float" office:value="0.4494427976" calcext:value-type="float">
            <text:p>0.4494427976</text:p>
          </table:table-cell>
          <table:table-cell office:value-type="float" office:value="-0.1270692422" calcext:value-type="float">
            <text:p>-0.1270692422</text:p>
          </table:table-cell>
          <table:table-cell table:number-columns-repeated="2"/>
        </table:table-row>
        <table:table-row table:style-name="ro1">
          <table:table-cell office:value-type="float" office:value="0.000044" calcext:value-type="float">
            <text:p>0.00004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843373494" calcext:value-type="float">
            <text:p>0.0843373494</text:p>
          </table:table-cell>
          <table:table-cell office:value-type="float" office:value="0.4494427976" calcext:value-type="float">
            <text:p>0.4494427976</text:p>
          </table:table-cell>
          <table:table-cell office:value-type="float" office:value="-0.1270692422" calcext:value-type="float">
            <text:p>-0.1270692422</text:p>
          </table:table-cell>
          <table:table-cell table:number-columns-repeated="2"/>
        </table:table-row>
        <table:table-row table:style-name="ro1">
          <table:table-cell office:value-type="float" office:value="0.000163" calcext:value-type="float">
            <text:p>0.00016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883534137" calcext:value-type="float">
            <text:p>0.0883534137</text:p>
          </table:table-cell>
          <table:table-cell office:value-type="float" office:value="0.4494427976" calcext:value-type="float">
            <text:p>0.4494427976</text:p>
          </table:table-cell>
          <table:table-cell office:value-type="float" office:value="-0.1270692422" calcext:value-type="float">
            <text:p>-0.1270692422</text:p>
          </table:table-cell>
          <table:table-cell table:number-columns-repeated="2"/>
        </table:table-row>
        <table:table-row table:style-name="ro1">
          <table:table-cell office:value-type="float" office:value="0.007335" calcext:value-type="float">
            <text:p>0.00733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923694779" calcext:value-type="float">
            <text:p>0.0923694779</text:p>
          </table:table-cell>
          <table:table-cell office:value-type="float" office:value="0.4494427976" calcext:value-type="float">
            <text:p>0.4494427976</text:p>
          </table:table-cell>
          <table:table-cell office:value-type="float" office:value="-0.1270692422" calcext:value-type="float">
            <text:p>-0.1270692422</text:p>
          </table:table-cell>
          <table:table-cell table:number-columns-repeated="2"/>
        </table:table-row>
        <table:table-row table:style-name="ro1">
          <table:table-cell office:value-type="float" office:value="0.012781" calcext:value-type="float">
            <text:p>0.0127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963855422" calcext:value-type="float">
            <text:p>0.0963855422</text:p>
          </table:table-cell>
          <table:table-cell office:value-type="float" office:value="0.4494427976" calcext:value-type="float">
            <text:p>0.4494427976</text:p>
          </table:table-cell>
          <table:table-cell office:value-type="float" office:value="-0.1270692422" calcext:value-type="float">
            <text:p>-0.1270692422</text:p>
          </table:table-cell>
          <table:table-cell table:number-columns-repeated="2"/>
        </table:table-row>
        <table:table-row table:style-name="ro1">
          <table:table-cell office:value-type="float" office:value="0.000038" calcext:value-type="float">
            <text:p>0.00003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1004016064" calcext:value-type="float">
            <text:p>0.1004016064</text:p>
          </table:table-cell>
          <table:table-cell office:value-type="float" office:value="0.4494427976" calcext:value-type="float">
            <text:p>0.4494427976</text:p>
          </table:table-cell>
          <table:table-cell office:value-type="float" office:value="-0.1270692422" calcext:value-type="float">
            <text:p>-0.1270692422</text:p>
          </table:table-cell>
          <table:table-cell table:number-columns-repeated="2"/>
        </table:table-row>
        <table:table-row table:style-name="ro1">
          <table:table-cell office:value-type="float" office:value="0.009201" calcext:value-type="float">
            <text:p>0.00920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1044176707" calcext:value-type="float">
            <text:p>0.1044176707</text:p>
          </table:table-cell>
          <table:table-cell office:value-type="float" office:value="0.4494427976" calcext:value-type="float">
            <text:p>0.4494427976</text:p>
          </table:table-cell>
          <table:table-cell office:value-type="float" office:value="-0.1270692422" calcext:value-type="float">
            <text:p>-0.1270692422</text:p>
          </table:table-cell>
          <table:table-cell table:number-columns-repeated="2"/>
        </table:table-row>
        <table:table-row table:style-name="ro1">
          <table:table-cell office:value-type="float" office:value="0.00002" calcext:value-type="float">
            <text:p>0.0000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1084337349" calcext:value-type="float">
            <text:p>0.1084337349</text:p>
          </table:table-cell>
          <table:table-cell office:value-type="float" office:value="0.4494427976" calcext:value-type="float">
            <text:p>0.4494427976</text:p>
          </table:table-cell>
          <table:table-cell office:value-type="float" office:value="-0.1270692422" calcext:value-type="float">
            <text:p>-0.1270692422</text:p>
          </table:table-cell>
          <table:table-cell table:number-columns-repeated="2"/>
        </table:table-row>
        <table:table-row table:style-name="ro1">
          <table:table-cell office:value-type="float" office:value="2.02027" calcext:value-type="float">
            <text:p>2.0202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1124497992" calcext:value-type="float">
            <text:p>0.1124497992</text:p>
          </table:table-cell>
          <table:table-cell office:value-type="float" office:value="0.4494427976" calcext:value-type="float">
            <text:p>0.4494427976</text:p>
          </table:table-cell>
          <table:table-cell office:value-type="float" office:value="-0.1270692422" calcext:value-type="float">
            <text:p>-0.1270692422</text:p>
          </table:table-cell>
          <table:table-cell table:number-columns-repeated="2"/>
        </table:table-row>
        <table:table-row table:style-name="ro1">
          <table:table-cell office:value-type="float" office:value="0.007755" calcext:value-type="float">
            <text:p>0.00775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1164658635" calcext:value-type="float">
            <text:p>0.1164658635</text:p>
          </table:table-cell>
          <table:table-cell office:value-type="float" office:value="0.4494427976" calcext:value-type="float">
            <text:p>0.4494427976</text:p>
          </table:table-cell>
          <table:table-cell office:value-type="float" office:value="-0.1270692422" calcext:value-type="float">
            <text:p>-0.1270692422</text:p>
          </table:table-cell>
          <table:table-cell table:number-columns-repeated="2"/>
        </table:table-row>
        <table:table-row table:style-name="ro1">
          <table:table-cell office:value-type="float" office:value="0.000043" calcext:value-type="float">
            <text:p>0.00004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1204819277" calcext:value-type="float">
            <text:p>0.1204819277</text:p>
          </table:table-cell>
          <table:table-cell office:value-type="float" office:value="0.4494427976" calcext:value-type="float">
            <text:p>0.4494427976</text:p>
          </table:table-cell>
          <table:table-cell office:value-type="float" office:value="-0.1270692422" calcext:value-type="float">
            <text:p>-0.1270692422</text:p>
          </table:table-cell>
          <table:table-cell table:number-columns-repeated="2"/>
        </table:table-row>
        <table:table-row table:style-name="ro1">
          <table:table-cell office:value-type="float" office:value="0.000146" calcext:value-type="float">
            <text:p>0.00014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124497992" calcext:value-type="float">
            <text:p>0.124497992</text:p>
          </table:table-cell>
          <table:table-cell office:value-type="float" office:value="0.4494427976" calcext:value-type="float">
            <text:p>0.4494427976</text:p>
          </table:table-cell>
          <table:table-cell office:value-type="float" office:value="-0.1270692422" calcext:value-type="float">
            <text:p>-0.1270692422</text:p>
          </table:table-cell>
          <table:table-cell table:number-columns-repeated="2"/>
        </table:table-row>
        <table:table-row table:style-name="ro1">
          <table:table-cell office:value-type="float" office:value="0.007606" calcext:value-type="float">
            <text:p>0.00760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1285140562" calcext:value-type="float">
            <text:p>0.1285140562</text:p>
          </table:table-cell>
          <table:table-cell office:value-type="float" office:value="0.4494427976" calcext:value-type="float">
            <text:p>0.4494427976</text:p>
          </table:table-cell>
          <table:table-cell office:value-type="float" office:value="-0.1270692422" calcext:value-type="float">
            <text:p>-0.1270692422</text:p>
          </table:table-cell>
          <table:table-cell table:number-columns-repeated="2"/>
        </table:table-row>
        <table:table-row table:style-name="ro1">
          <table:table-cell office:value-type="float" office:value="0.000561" calcext:value-type="float">
            <text:p>0.00056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1325301205" calcext:value-type="float">
            <text:p>0.1325301205</text:p>
          </table:table-cell>
          <table:table-cell office:value-type="float" office:value="0.4494427976" calcext:value-type="float">
            <text:p>0.4494427976</text:p>
          </table:table-cell>
          <table:table-cell office:value-type="float" office:value="-0.1270692422" calcext:value-type="float">
            <text:p>-0.1270692422</text:p>
          </table:table-cell>
          <table:table-cell table:number-columns-repeated="2"/>
        </table:table-row>
        <table:table-row table:style-name="ro1">
          <table:table-cell office:value-type="float" office:value="0.00002" calcext:value-type="float">
            <text:p>0.0000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1365461847" calcext:value-type="float">
            <text:p>0.1365461847</text:p>
          </table:table-cell>
          <table:table-cell office:value-type="float" office:value="0.4494427976" calcext:value-type="float">
            <text:p>0.4494427976</text:p>
          </table:table-cell>
          <table:table-cell office:value-type="float" office:value="-0.1270692422" calcext:value-type="float">
            <text:p>-0.1270692422</text:p>
          </table:table-cell>
          <table:table-cell table:number-columns-repeated="2"/>
        </table:table-row>
        <table:table-row table:style-name="ro1">
          <table:table-cell office:value-type="float" office:value="1.047174" calcext:value-type="float">
            <text:p>1.04717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140562249" calcext:value-type="float">
            <text:p>0.140562249</text:p>
          </table:table-cell>
          <table:table-cell office:value-type="float" office:value="0.4494427976" calcext:value-type="float">
            <text:p>0.4494427976</text:p>
          </table:table-cell>
          <table:table-cell office:value-type="float" office:value="-0.1270692422" calcext:value-type="float">
            <text:p>-0.1270692422</text:p>
          </table:table-cell>
          <table:table-cell table:number-columns-repeated="2"/>
        </table:table-row>
        <table:table-row table:style-name="ro1">
          <table:table-cell office:value-type="float" office:value="0.029172" calcext:value-type="float">
            <text:p>0.02917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1445783133" calcext:value-type="float">
            <text:p>0.1445783133</text:p>
          </table:table-cell>
          <table:table-cell office:value-type="float" office:value="0.4494427976" calcext:value-type="float">
            <text:p>0.4494427976</text:p>
          </table:table-cell>
          <table:table-cell office:value-type="float" office:value="-0.1270692422" calcext:value-type="float">
            <text:p>-0.1270692422</text:p>
          </table:table-cell>
          <table:table-cell table:number-columns-repeated="2"/>
        </table:table-row>
        <table:table-row table:style-name="ro1">
          <table:table-cell office:value-type="float" office:value="0.000046" calcext:value-type="float">
            <text:p>0.00004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1485943775" calcext:value-type="float">
            <text:p>0.1485943775</text:p>
          </table:table-cell>
          <table:table-cell office:value-type="float" office:value="0.4494427976" calcext:value-type="float">
            <text:p>0.4494427976</text:p>
          </table:table-cell>
          <table:table-cell office:value-type="float" office:value="-0.1270692422" calcext:value-type="float">
            <text:p>-0.1270692422</text:p>
          </table:table-cell>
          <table:table-cell table:number-columns-repeated="2"/>
        </table:table-row>
        <table:table-row table:style-name="ro1">
          <table:table-cell office:value-type="float" office:value="0.334598" calcext:value-type="float">
            <text:p>0.33459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1526104418" calcext:value-type="float">
            <text:p>0.1526104418</text:p>
          </table:table-cell>
          <table:table-cell office:value-type="float" office:value="0.4494427976" calcext:value-type="float">
            <text:p>0.4494427976</text:p>
          </table:table-cell>
          <table:table-cell office:value-type="float" office:value="-0.1270692422" calcext:value-type="float">
            <text:p>-0.1270692422</text:p>
          </table:table-cell>
          <table:table-cell table:number-columns-repeated="2"/>
        </table:table-row>
        <table:table-row table:style-name="ro1">
          <table:table-cell office:value-type="float" office:value="0.017709" calcext:value-type="float">
            <text:p>0.01770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156626506" calcext:value-type="float">
            <text:p>0.156626506</text:p>
          </table:table-cell>
          <table:table-cell office:value-type="float" office:value="0.4494427976" calcext:value-type="float">
            <text:p>0.4494427976</text:p>
          </table:table-cell>
          <table:table-cell office:value-type="float" office:value="-0.1270692422" calcext:value-type="float">
            <text:p>-0.1270692422</text:p>
          </table:table-cell>
          <table:table-cell table:number-columns-repeated="2"/>
        </table:table-row>
        <table:table-row table:style-name="ro1">
          <table:table-cell office:value-type="float" office:value="0.000596" calcext:value-type="float">
            <text:p>0.00059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1606425703" calcext:value-type="float">
            <text:p>0.1606425703</text:p>
          </table:table-cell>
          <table:table-cell office:value-type="float" office:value="0.4494427976" calcext:value-type="float">
            <text:p>0.4494427976</text:p>
          </table:table-cell>
          <table:table-cell office:value-type="float" office:value="-0.1270692422" calcext:value-type="float">
            <text:p>-0.1270692422</text:p>
          </table:table-cell>
          <table:table-cell table:number-columns-repeated="2"/>
        </table:table-row>
        <table:table-row table:style-name="ro1">
          <table:table-cell office:value-type="float" office:value="0.000549" calcext:value-type="float">
            <text:p>0.00054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1646586345" calcext:value-type="float">
            <text:p>0.1646586345</text:p>
          </table:table-cell>
          <table:table-cell office:value-type="float" office:value="0.4494427976" calcext:value-type="float">
            <text:p>0.4494427976</text:p>
          </table:table-cell>
          <table:table-cell office:value-type="float" office:value="-0.1270692422" calcext:value-type="float">
            <text:p>-0.1270692422</text:p>
          </table:table-cell>
          <table:table-cell table:number-columns-repeated="2"/>
        </table:table-row>
        <table:table-row table:style-name="ro1">
          <table:table-cell office:value-type="float" office:value="0.001106" calcext:value-type="float">
            <text:p>0.00110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1686746988" calcext:value-type="float">
            <text:p>0.1686746988</text:p>
          </table:table-cell>
          <table:table-cell office:value-type="float" office:value="0.4494427976" calcext:value-type="float">
            <text:p>0.4494427976</text:p>
          </table:table-cell>
          <table:table-cell office:value-type="float" office:value="-0.1270692422" calcext:value-type="float">
            <text:p>-0.1270692422</text:p>
          </table:table-cell>
          <table:table-cell table:number-columns-repeated="2"/>
        </table:table-row>
        <table:table-row table:style-name="ro1">
          <table:table-cell office:value-type="float" office:value="0.000757" calcext:value-type="float">
            <text:p>0.00075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1726907631" calcext:value-type="float">
            <text:p>0.1726907631</text:p>
          </table:table-cell>
          <table:table-cell office:value-type="float" office:value="0.4494427976" calcext:value-type="float">
            <text:p>0.4494427976</text:p>
          </table:table-cell>
          <table:table-cell office:value-type="float" office:value="-0.1270692422" calcext:value-type="float">
            <text:p>-0.1270692422</text:p>
          </table:table-cell>
          <table:table-cell table:number-columns-repeated="2"/>
        </table:table-row>
        <table:table-row table:style-name="ro1">
          <table:table-cell office:value-type="float" office:value="0.003955" calcext:value-type="float">
            <text:p>0.00395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1767068273" calcext:value-type="float">
            <text:p>0.1767068273</text:p>
          </table:table-cell>
          <table:table-cell office:value-type="float" office:value="0.4494427976" calcext:value-type="float">
            <text:p>0.4494427976</text:p>
          </table:table-cell>
          <table:table-cell office:value-type="float" office:value="-0.1270692422" calcext:value-type="float">
            <text:p>-0.1270692422</text:p>
          </table:table-cell>
          <table:table-cell table:number-columns-repeated="2"/>
        </table:table-row>
        <table:table-row table:style-name="ro1">
          <table:table-cell office:value-type="float" office:value="0.00005" calcext:value-type="float">
            <text:p>0.0000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1807228916" calcext:value-type="float">
            <text:p>0.1807228916</text:p>
          </table:table-cell>
          <table:table-cell office:value-type="float" office:value="0.4494427976" calcext:value-type="float">
            <text:p>0.4494427976</text:p>
          </table:table-cell>
          <table:table-cell office:value-type="float" office:value="-0.1270692422" calcext:value-type="float">
            <text:p>-0.1270692422</text:p>
          </table:table-cell>
          <table:table-cell table:number-columns-repeated="2"/>
        </table:table-row>
        <table:table-row table:style-name="ro1">
          <table:table-cell office:value-type="float" office:value="0.004085" calcext:value-type="float">
            <text:p>0.00408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1847389558" calcext:value-type="float">
            <text:p>0.1847389558</text:p>
          </table:table-cell>
          <table:table-cell office:value-type="float" office:value="0.4494427976" calcext:value-type="float">
            <text:p>0.4494427976</text:p>
          </table:table-cell>
          <table:table-cell office:value-type="float" office:value="-0.1270692422" calcext:value-type="float">
            <text:p>-0.1270692422</text:p>
          </table:table-cell>
          <table:table-cell table:number-columns-repeated="2"/>
        </table:table-row>
        <table:table-row table:style-name="ro1">
          <table:table-cell office:value-type="float" office:value="0.000037" calcext:value-type="float">
            <text:p>0.00003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1887550201" calcext:value-type="float">
            <text:p>0.1887550201</text:p>
          </table:table-cell>
          <table:table-cell office:value-type="float" office:value="0.4494427976" calcext:value-type="float">
            <text:p>0.4494427976</text:p>
          </table:table-cell>
          <table:table-cell office:value-type="float" office:value="-0.1270692422" calcext:value-type="float">
            <text:p>-0.1270692422</text:p>
          </table:table-cell>
          <table:table-cell table:number-columns-repeated="2"/>
        </table:table-row>
        <table:table-row table:style-name="ro1">
          <table:table-cell office:value-type="float" office:value="0.005947" calcext:value-type="float">
            <text:p>0.00594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1927710843" calcext:value-type="float">
            <text:p>0.1927710843</text:p>
          </table:table-cell>
          <table:table-cell office:value-type="float" office:value="0.4494427976" calcext:value-type="float">
            <text:p>0.4494427976</text:p>
          </table:table-cell>
          <table:table-cell office:value-type="float" office:value="-0.1270692422" calcext:value-type="float">
            <text:p>-0.1270692422</text:p>
          </table:table-cell>
          <table:table-cell table:number-columns-repeated="2"/>
        </table:table-row>
        <table:table-row table:style-name="ro1">
          <table:table-cell office:value-type="float" office:value="0.000264" calcext:value-type="float">
            <text:p>0.00026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1967871486" calcext:value-type="float">
            <text:p>0.1967871486</text:p>
          </table:table-cell>
          <table:table-cell office:value-type="float" office:value="0.4494427976" calcext:value-type="float">
            <text:p>0.4494427976</text:p>
          </table:table-cell>
          <table:table-cell office:value-type="float" office:value="-0.1270692422" calcext:value-type="float">
            <text:p>-0.1270692422</text:p>
          </table:table-cell>
          <table:table-cell table:number-columns-repeated="2"/>
        </table:table-row>
        <table:table-row table:style-name="ro1">
          <table:table-cell office:value-type="float" office:value="0.000044" calcext:value-type="float">
            <text:p>0.00004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2008032129" calcext:value-type="float">
            <text:p>0.2008032129</text:p>
          </table:table-cell>
          <table:table-cell office:value-type="float" office:value="0.4494427976" calcext:value-type="float">
            <text:p>0.4494427976</text:p>
          </table:table-cell>
          <table:table-cell office:value-type="float" office:value="-0.1270692422" calcext:value-type="float">
            <text:p>-0.1270692422</text:p>
          </table:table-cell>
          <table:table-cell table:number-columns-repeated="2"/>
        </table:table-row>
        <table:table-row table:style-name="ro1">
          <table:table-cell office:value-type="float" office:value="0.000071" calcext:value-type="float">
            <text:p>0.000071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2048192771" calcext:value-type="float">
            <text:p>0.2048192771</text:p>
          </table:table-cell>
          <table:table-cell office:value-type="float" office:value="0.4494442975" calcext:value-type="float">
            <text:p>0.4494442975</text:p>
          </table:table-cell>
          <table:table-cell office:value-type="float" office:value="-0.1270654522" calcext:value-type="float">
            <text:p>-0.1270654522</text:p>
          </table:table-cell>
          <table:table-cell table:number-columns-repeated="2"/>
        </table:table-row>
        <table:table-row table:style-name="ro1">
          <table:table-cell office:value-type="float" office:value="0.005567" calcext:value-type="float">
            <text:p>0.005567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2088353414" calcext:value-type="float">
            <text:p>0.2088353414</text:p>
          </table:table-cell>
          <table:table-cell office:value-type="float" office:value="0.4494442975" calcext:value-type="float">
            <text:p>0.4494442975</text:p>
          </table:table-cell>
          <table:table-cell office:value-type="float" office:value="-0.1270654522" calcext:value-type="float">
            <text:p>-0.1270654522</text:p>
          </table:table-cell>
          <table:table-cell table:number-columns-repeated="2"/>
        </table:table-row>
        <table:table-row table:style-name="ro1">
          <table:table-cell office:value-type="float" office:value="0.000029" calcext:value-type="float">
            <text:p>0.000029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2128514056" calcext:value-type="float">
            <text:p>0.2128514056</text:p>
          </table:table-cell>
          <table:table-cell office:value-type="float" office:value="0.4494442975" calcext:value-type="float">
            <text:p>0.4494442975</text:p>
          </table:table-cell>
          <table:table-cell office:value-type="float" office:value="-0.1270654522" calcext:value-type="float">
            <text:p>-0.1270654522</text:p>
          </table:table-cell>
          <table:table-cell table:number-columns-repeated="2"/>
        </table:table-row>
        <table:table-row table:style-name="ro1">
          <table:table-cell office:value-type="float" office:value="0.000053" calcext:value-type="float">
            <text:p>0.000053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2168674699" calcext:value-type="float">
            <text:p>0.2168674699</text:p>
          </table:table-cell>
          <table:table-cell office:value-type="float" office:value="0.4494442975" calcext:value-type="float">
            <text:p>0.4494442975</text:p>
          </table:table-cell>
          <table:table-cell office:value-type="float" office:value="-0.1270654522" calcext:value-type="float">
            <text:p>-0.1270654522</text:p>
          </table:table-cell>
          <table:table-cell table:number-columns-repeated="2"/>
        </table:table-row>
        <table:table-row table:style-name="ro1">
          <table:table-cell office:value-type="float" office:value="0.000387" calcext:value-type="float">
            <text:p>0.000387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2208835341" calcext:value-type="float">
            <text:p>0.2208835341</text:p>
          </table:table-cell>
          <table:table-cell office:value-type="float" office:value="0.4494442975" calcext:value-type="float">
            <text:p>0.4494442975</text:p>
          </table:table-cell>
          <table:table-cell office:value-type="float" office:value="-0.1270654522" calcext:value-type="float">
            <text:p>-0.1270654522</text:p>
          </table:table-cell>
          <table:table-cell table:number-columns-repeated="2"/>
        </table:table-row>
        <table:table-row table:style-name="ro1">
          <table:table-cell office:value-type="float" office:value="0.000018" calcext:value-type="float">
            <text:p>0.000018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2248995984" calcext:value-type="float">
            <text:p>0.2248995984</text:p>
          </table:table-cell>
          <table:table-cell office:value-type="float" office:value="0.4494442975" calcext:value-type="float">
            <text:p>0.4494442975</text:p>
          </table:table-cell>
          <table:table-cell office:value-type="float" office:value="-0.1270654522" calcext:value-type="float">
            <text:p>-0.1270654522</text:p>
          </table:table-cell>
          <table:table-cell table:number-columns-repeated="2"/>
        </table:table-row>
        <table:table-row table:style-name="ro1">
          <table:table-cell office:value-type="float" office:value="0.000049" calcext:value-type="float">
            <text:p>0.000049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2289156627" calcext:value-type="float">
            <text:p>0.2289156627</text:p>
          </table:table-cell>
          <table:table-cell office:value-type="float" office:value="0.4494442975" calcext:value-type="float">
            <text:p>0.4494442975</text:p>
          </table:table-cell>
          <table:table-cell office:value-type="float" office:value="-0.1270654522" calcext:value-type="float">
            <text:p>-0.1270654522</text:p>
          </table:table-cell>
          <table:table-cell table:number-columns-repeated="2"/>
        </table:table-row>
        <table:table-row table:style-name="ro1">
          <table:table-cell office:value-type="float" office:value="0.000972" calcext:value-type="float">
            <text:p>0.000972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2329317269" calcext:value-type="float">
            <text:p>0.2329317269</text:p>
          </table:table-cell>
          <table:table-cell office:value-type="float" office:value="0.4494442975" calcext:value-type="float">
            <text:p>0.4494442975</text:p>
          </table:table-cell>
          <table:table-cell office:value-type="float" office:value="-0.1270654522" calcext:value-type="float">
            <text:p>-0.1270654522</text:p>
          </table:table-cell>
          <table:table-cell table:number-columns-repeated="2"/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2369477912" calcext:value-type="float">
            <text:p>0.2369477912</text:p>
          </table:table-cell>
          <table:table-cell office:value-type="float" office:value="0.4494442975" calcext:value-type="float">
            <text:p>0.4494442975</text:p>
          </table:table-cell>
          <table:table-cell office:value-type="float" office:value="-0.1270654522" calcext:value-type="float">
            <text:p>-0.1270654522</text:p>
          </table:table-cell>
          <table:table-cell table:number-columns-repeated="2"/>
        </table:table-row>
        <table:table-row table:style-name="ro1">
          <table:table-cell office:value-type="float" office:value="0.000553" calcext:value-type="float">
            <text:p>0.000553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2409638554" calcext:value-type="float">
            <text:p>0.2409638554</text:p>
          </table:table-cell>
          <table:table-cell office:value-type="float" office:value="0.4494442975" calcext:value-type="float">
            <text:p>0.4494442975</text:p>
          </table:table-cell>
          <table:table-cell office:value-type="float" office:value="-0.1270654522" calcext:value-type="float">
            <text:p>-0.1270654522</text:p>
          </table:table-cell>
          <table:table-cell table:number-columns-repeated="2"/>
        </table:table-row>
        <table:table-row table:style-name="ro1">
          <table:table-cell office:value-type="float" office:value="0.000111" calcext:value-type="float">
            <text:p>0.000111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2449799197" calcext:value-type="float">
            <text:p>0.2449799197</text:p>
          </table:table-cell>
          <table:table-cell office:value-type="float" office:value="0.4494442975" calcext:value-type="float">
            <text:p>0.4494442975</text:p>
          </table:table-cell>
          <table:table-cell office:value-type="float" office:value="-0.1270654522" calcext:value-type="float">
            <text:p>-0.1270654522</text:p>
          </table:table-cell>
          <table:table-cell table:number-columns-repeated="2"/>
        </table:table-row>
        <table:table-row table:style-name="ro1">
          <table:table-cell office:value-type="float" office:value="0.000009" calcext:value-type="float">
            <text:p>0.000009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2489959839" calcext:value-type="float">
            <text:p>0.2489959839</text:p>
          </table:table-cell>
          <table:table-cell office:value-type="float" office:value="0.4494442975" calcext:value-type="float">
            <text:p>0.4494442975</text:p>
          </table:table-cell>
          <table:table-cell office:value-type="float" office:value="-0.1270654522" calcext:value-type="float">
            <text:p>-0.1270654522</text:p>
          </table:table-cell>
          <table:table-cell table:number-columns-repeated="2"/>
        </table:table-row>
        <table:table-row table:style-name="ro1">
          <table:table-cell office:value-type="float" office:value="0.000049" calcext:value-type="float">
            <text:p>0.000049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2530120482" calcext:value-type="float">
            <text:p>0.2530120482</text:p>
          </table:table-cell>
          <table:table-cell office:value-type="float" office:value="0.4494442975" calcext:value-type="float">
            <text:p>0.4494442975</text:p>
          </table:table-cell>
          <table:table-cell office:value-type="float" office:value="-0.1270654522" calcext:value-type="float">
            <text:p>-0.1270654522</text:p>
          </table:table-cell>
          <table:table-cell table:number-columns-repeated="2"/>
        </table:table-row>
        <table:table-row table:style-name="ro1">
          <table:table-cell office:value-type="float" office:value="0.000008" calcext:value-type="float">
            <text:p>0.000008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2570281124" calcext:value-type="float">
            <text:p>0.2570281124</text:p>
          </table:table-cell>
          <table:table-cell office:value-type="float" office:value="0.4494442975" calcext:value-type="float">
            <text:p>0.4494442975</text:p>
          </table:table-cell>
          <table:table-cell office:value-type="float" office:value="-0.1270654522" calcext:value-type="float">
            <text:p>-0.1270654522</text:p>
          </table:table-cell>
          <table:table-cell table:number-columns-repeated="2"/>
        </table:table-row>
        <table:table-row table:style-name="ro1">
          <table:table-cell office:value-type="float" office:value="0.000489" calcext:value-type="float">
            <text:p>0.000489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2610441767" calcext:value-type="float">
            <text:p>0.2610441767</text:p>
          </table:table-cell>
          <table:table-cell office:value-type="float" office:value="0.4494442975" calcext:value-type="float">
            <text:p>0.4494442975</text:p>
          </table:table-cell>
          <table:table-cell office:value-type="float" office:value="-0.1270654522" calcext:value-type="float">
            <text:p>-0.1270654522</text:p>
          </table:table-cell>
          <table:table-cell table:number-columns-repeated="2"/>
        </table:table-row>
        <table:table-row table:style-name="ro1">
          <table:table-cell office:value-type="float" office:value="0.000019" calcext:value-type="float">
            <text:p>0.000019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265060241" calcext:value-type="float">
            <text:p>0.265060241</text:p>
          </table:table-cell>
          <table:table-cell office:value-type="float" office:value="0.4494442975" calcext:value-type="float">
            <text:p>0.4494442975</text:p>
          </table:table-cell>
          <table:table-cell office:value-type="float" office:value="-0.1270654522" calcext:value-type="float">
            <text:p>-0.1270654522</text:p>
          </table:table-cell>
          <table:table-cell table:number-columns-repeated="2"/>
        </table:table-row>
        <table:table-row table:style-name="ro1">
          <table:table-cell office:value-type="float" office:value="0.000004" calcext:value-type="float">
            <text:p>0.000004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2690763052" calcext:value-type="float">
            <text:p>0.2690763052</text:p>
          </table:table-cell>
          <table:table-cell office:value-type="float" office:value="0.4494457973" calcext:value-type="float">
            <text:p>0.4494457973</text:p>
          </table:table-cell>
          <table:table-cell office:value-type="float" office:value="-0.1270616621" calcext:value-type="float">
            <text:p>-0.1270616621</text:p>
          </table:table-cell>
          <table:table-cell table:number-columns-repeated="2"/>
        </table:table-row>
        <table:table-row table:style-name="ro1">
          <table:table-cell office:value-type="float" office:value="0.000011" calcext:value-type="float">
            <text:p>0.000011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2730923695" calcext:value-type="float">
            <text:p>0.2730923695</text:p>
          </table:table-cell>
          <table:table-cell office:value-type="float" office:value="0.4494457973" calcext:value-type="float">
            <text:p>0.4494457973</text:p>
          </table:table-cell>
          <table:table-cell office:value-type="float" office:value="-0.1270616621" calcext:value-type="float">
            <text:p>-0.1270616621</text:p>
          </table:table-cell>
          <table:table-cell table:number-columns-repeated="2"/>
        </table:table-row>
        <table:table-row table:style-name="ro1">
          <table:table-cell office:value-type="float" office:value="0.001008" calcext:value-type="float">
            <text:p>0.001008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2771084337" calcext:value-type="float">
            <text:p>0.2771084337</text:p>
          </table:table-cell>
          <table:table-cell office:value-type="float" office:value="0.4494472972" calcext:value-type="float">
            <text:p>0.4494472972</text:p>
          </table:table-cell>
          <table:table-cell office:value-type="float" office:value="-0.1270578721" calcext:value-type="float">
            <text:p>-0.1270578721</text:p>
          </table:table-cell>
          <table:table-cell table:number-columns-repeated="2"/>
        </table:table-row>
        <table:table-row table:style-name="ro1">
          <table:table-cell office:value-type="float" office:value="0.000022" calcext:value-type="float">
            <text:p>0.000022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281124498" calcext:value-type="float">
            <text:p>0.281124498</text:p>
          </table:table-cell>
          <table:table-cell office:value-type="float" office:value="0.4494472972" calcext:value-type="float">
            <text:p>0.4494472972</text:p>
          </table:table-cell>
          <table:table-cell office:value-type="float" office:value="-0.1270578721" calcext:value-type="float">
            <text:p>-0.1270578721</text:p>
          </table:table-cell>
          <table:table-cell table:number-columns-repeated="2"/>
        </table:table-row>
        <table:table-row table:style-name="ro1">
          <table:table-cell office:value-type="float" office:value="0.002017" calcext:value-type="float">
            <text:p>0.002017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2851405622" calcext:value-type="float">
            <text:p>0.2851405622</text:p>
          </table:table-cell>
          <table:table-cell office:value-type="float" office:value="0.4494472972" calcext:value-type="float">
            <text:p>0.4494472972</text:p>
          </table:table-cell>
          <table:table-cell office:value-type="float" office:value="-0.1270578721" calcext:value-type="float">
            <text:p>-0.1270578721</text:p>
          </table:table-cell>
          <table:table-cell table:number-columns-repeated="2"/>
        </table:table-row>
        <table:table-row table:style-name="ro1">
          <table:table-cell office:value-type="float" office:value="0.000527" calcext:value-type="float">
            <text:p>0.000527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2891566265" calcext:value-type="float">
            <text:p>0.2891566265</text:p>
          </table:table-cell>
          <table:table-cell office:value-type="float" office:value="0.4494472972" calcext:value-type="float">
            <text:p>0.4494472972</text:p>
          </table:table-cell>
          <table:table-cell office:value-type="float" office:value="-0.1270578721" calcext:value-type="float">
            <text:p>-0.1270578721</text:p>
          </table:table-cell>
          <table:table-cell table:number-columns-repeated="2"/>
        </table:table-row>
        <table:table-row table:style-name="ro1">
          <table:table-cell office:value-type="float" office:value="0.000026" calcext:value-type="float">
            <text:p>0.000026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2931726908" calcext:value-type="float">
            <text:p>0.2931726908</text:p>
          </table:table-cell>
          <table:table-cell office:value-type="float" office:value="0.449448797" calcext:value-type="float">
            <text:p>0.449448797</text:p>
          </table:table-cell>
          <table:table-cell office:value-type="float" office:value="-0.127054082" calcext:value-type="float">
            <text:p>-0.127054082</text:p>
          </table:table-cell>
          <table:table-cell table:number-columns-repeated="2"/>
        </table:table-row>
        <table:table-row table:style-name="ro1">
          <table:table-cell office:value-type="float" office:value="0.000106" calcext:value-type="float">
            <text:p>0.000106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297188755" calcext:value-type="float">
            <text:p>0.297188755</text:p>
          </table:table-cell>
          <table:table-cell office:value-type="float" office:value="0.449448797" calcext:value-type="float">
            <text:p>0.449448797</text:p>
          </table:table-cell>
          <table:table-cell office:value-type="float" office:value="-0.127054082" calcext:value-type="float">
            <text:p>-0.127054082</text:p>
          </table:table-cell>
          <table:table-cell table:number-columns-repeated="2"/>
        </table:table-row>
        <table:table-row table:style-name="ro1">
          <table:table-cell office:value-type="float" office:value="0.00002" calcext:value-type="float">
            <text:p>0.00002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3012048193" calcext:value-type="float">
            <text:p>0.3012048193</text:p>
          </table:table-cell>
          <table:table-cell office:value-type="float" office:value="0.449448797" calcext:value-type="float">
            <text:p>0.449448797</text:p>
          </table:table-cell>
          <table:table-cell office:value-type="float" office:value="-0.127054082" calcext:value-type="float">
            <text:p>-0.127054082</text:p>
          </table:table-cell>
          <table:table-cell table:number-columns-repeated="2"/>
        </table:table-row>
        <table:table-row table:style-name="ro1">
          <table:table-cell office:value-type="float" office:value="0.000049" calcext:value-type="float">
            <text:p>0.000049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3052208835" calcext:value-type="float">
            <text:p>0.3052208835</text:p>
          </table:table-cell>
          <table:table-cell office:value-type="float" office:value="0.4494502969" calcext:value-type="float">
            <text:p>0.4494502969</text:p>
          </table:table-cell>
          <table:table-cell office:value-type="float" office:value="-0.127050292" calcext:value-type="float">
            <text:p>-0.127050292</text:p>
          </table:table-cell>
          <table:table-cell table:number-columns-repeated="2"/>
        </table:table-row>
        <table:table-row table:style-name="ro1">
          <table:table-cell office:value-type="float" office:value="0.000857" calcext:value-type="float">
            <text:p>0.000857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3092369478" calcext:value-type="float">
            <text:p>0.3092369478</text:p>
          </table:table-cell>
          <table:table-cell office:value-type="float" office:value="0.4494517967" calcext:value-type="float">
            <text:p>0.4494517967</text:p>
          </table:table-cell>
          <table:table-cell office:value-type="float" office:value="-0.127046502" calcext:value-type="float">
            <text:p>-0.127046502</text:p>
          </table:table-cell>
          <table:table-cell table:number-columns-repeated="2"/>
        </table:table-row>
        <table:table-row table:style-name="ro1">
          <table:table-cell office:value-type="float" office:value="0.000016" calcext:value-type="float">
            <text:p>0.000016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0.313253012" calcext:value-type="float">
            <text:p>0.313253012</text:p>
          </table:table-cell>
          <table:table-cell office:value-type="float" office:value="0.4494532966" calcext:value-type="float">
            <text:p>0.4494532966</text:p>
          </table:table-cell>
          <table:table-cell office:value-type="float" office:value="-0.1270427119" calcext:value-type="float">
            <text:p>-0.1270427119</text:p>
          </table:table-cell>
          <table:table-cell table:number-columns-repeated="2"/>
        </table:table-row>
        <table:table-row table:style-name="ro1">
          <table:table-cell office:value-type="float" office:value="0.000009" calcext:value-type="float">
            <text:p>0.000009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0.3172690763" calcext:value-type="float">
            <text:p>0.3172690763</text:p>
          </table:table-cell>
          <table:table-cell office:value-type="float" office:value="0.4494532966" calcext:value-type="float">
            <text:p>0.4494532966</text:p>
          </table:table-cell>
          <table:table-cell office:value-type="float" office:value="-0.1270427119" calcext:value-type="float">
            <text:p>-0.1270427119</text:p>
          </table:table-cell>
          <table:table-cell table:number-columns-repeated="2"/>
        </table:table-row>
        <table:table-row table:style-name="ro1">
          <table:table-cell office:value-type="float" office:value="0.000013" calcext:value-type="float">
            <text:p>0.000013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3212851406" calcext:value-type="float">
            <text:p>0.3212851406</text:p>
          </table:table-cell>
          <table:table-cell office:value-type="float" office:value="0.4494547964" calcext:value-type="float">
            <text:p>0.4494547964</text:p>
          </table:table-cell>
          <table:table-cell office:value-type="float" office:value="-0.1270389219" calcext:value-type="float">
            <text:p>-0.1270389219</text:p>
          </table:table-cell>
          <table:table-cell table:number-columns-repeated="2"/>
        </table:table-row>
        <table:table-row table:style-name="ro1">
          <table:table-cell office:value-type="float" office:value="0.000125" calcext:value-type="float">
            <text:p>0.00012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3253012048" calcext:value-type="float">
            <text:p>0.3253012048</text:p>
          </table:table-cell>
          <table:table-cell office:value-type="float" office:value="0.4494547964" calcext:value-type="float">
            <text:p>0.4494547964</text:p>
          </table:table-cell>
          <table:table-cell office:value-type="float" office:value="-0.1270389219" calcext:value-type="float">
            <text:p>-0.1270389219</text:p>
          </table:table-cell>
          <table:table-cell table:number-columns-repeated="2"/>
        </table:table-row>
        <table:table-row table:style-name="ro1">
          <table:table-cell office:value-type="float" office:value="0.000016" calcext:value-type="float">
            <text:p>0.000016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3293172691" calcext:value-type="float">
            <text:p>0.3293172691</text:p>
          </table:table-cell>
          <table:table-cell office:value-type="float" office:value="0.4494547964" calcext:value-type="float">
            <text:p>0.4494547964</text:p>
          </table:table-cell>
          <table:table-cell office:value-type="float" office:value="-0.1270389219" calcext:value-type="float">
            <text:p>-0.1270389219</text:p>
          </table:table-cell>
          <table:table-cell table:number-columns-repeated="2"/>
        </table:table-row>
        <table:table-row table:style-name="ro1">
          <table:table-cell office:value-type="float" office:value="0.000049" calcext:value-type="float">
            <text:p>0.000049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0.4494547964" calcext:value-type="float">
            <text:p>0.4494547964</text:p>
          </table:table-cell>
          <table:table-cell office:value-type="float" office:value="-0.1270389219" calcext:value-type="float">
            <text:p>-0.1270389219</text:p>
          </table:table-cell>
          <table:table-cell table:number-columns-repeated="2"/>
        </table:table-row>
        <table:table-row table:style-name="ro1">
          <table:table-cell office:value-type="float" office:value="0.000015" calcext:value-type="float">
            <text:p>0.000015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.3373493976" calcext:value-type="float">
            <text:p>0.3373493976</text:p>
          </table:table-cell>
          <table:table-cell office:value-type="float" office:value="0.4494562963" calcext:value-type="float">
            <text:p>0.4494562963</text:p>
          </table:table-cell>
          <table:table-cell office:value-type="float" office:value="-0.1270351319" calcext:value-type="float">
            <text:p>-0.1270351319</text:p>
          </table:table-cell>
          <table:table-cell table:number-columns-repeated="2"/>
        </table:table-row>
        <table:table-row table:style-name="ro1">
          <table:table-cell office:value-type="float" office:value="0.001146" calcext:value-type="float">
            <text:p>0.001146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3413654618" calcext:value-type="float">
            <text:p>0.3413654618</text:p>
          </table:table-cell>
          <table:table-cell office:value-type="float" office:value="0.4494577961" calcext:value-type="float">
            <text:p>0.4494577961</text:p>
          </table:table-cell>
          <table:table-cell office:value-type="float" office:value="-0.1270313418" calcext:value-type="float">
            <text:p>-0.1270313418</text:p>
          </table:table-cell>
          <table:table-cell table:number-columns-repeated="2"/>
        </table:table-row>
        <table:table-row table:style-name="ro1">
          <table:table-cell office:value-type="float" office:value="0.007665" calcext:value-type="float">
            <text:p>0.007665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3453815261" calcext:value-type="float">
            <text:p>0.3453815261</text:p>
          </table:table-cell>
          <table:table-cell office:value-type="float" office:value="0.449459296" calcext:value-type="float">
            <text:p>0.449459296</text:p>
          </table:table-cell>
          <table:table-cell office:value-type="float" office:value="-0.1270275518" calcext:value-type="float">
            <text:p>-0.1270275518</text:p>
          </table:table-cell>
          <table:table-cell table:number-columns-repeated="2"/>
        </table:table-row>
        <table:table-row table:style-name="ro1">
          <table:table-cell office:value-type="float" office:value="0.000029" calcext:value-type="float">
            <text:p>0.000029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3493975904" calcext:value-type="float">
            <text:p>0.3493975904</text:p>
          </table:table-cell>
          <table:table-cell office:value-type="float" office:value="0.4494607959" calcext:value-type="float">
            <text:p>0.4494607959</text:p>
          </table:table-cell>
          <table:table-cell office:value-type="float" office:value="-0.1270237618" calcext:value-type="float">
            <text:p>-0.1270237618</text:p>
          </table:table-cell>
          <table:table-cell table:number-columns-repeated="2"/>
        </table:table-row>
        <table:table-row table:style-name="ro1">
          <table:table-cell office:value-type="float" office:value="0.032479" calcext:value-type="float">
            <text:p>0.032479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0.3534136546" calcext:value-type="float">
            <text:p>0.3534136546</text:p>
          </table:table-cell>
          <table:table-cell office:value-type="float" office:value="0.4494622957" calcext:value-type="float">
            <text:p>0.4494622957</text:p>
          </table:table-cell>
          <table:table-cell office:value-type="float" office:value="-0.1270199717" calcext:value-type="float">
            <text:p>-0.1270199717</text:p>
          </table:table-cell>
          <table:table-cell table:number-columns-repeated="2"/>
        </table:table-row>
        <table:table-row table:style-name="ro1">
          <table:table-cell office:value-type="float" office:value="0.007774" calcext:value-type="float">
            <text:p>0.007774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0.3574297189" calcext:value-type="float">
            <text:p>0.3574297189</text:p>
          </table:table-cell>
          <table:table-cell office:value-type="float" office:value="0.4494637956" calcext:value-type="float">
            <text:p>0.4494637956</text:p>
          </table:table-cell>
          <table:table-cell office:value-type="float" office:value="-0.1270161817" calcext:value-type="float">
            <text:p>-0.1270161817</text:p>
          </table:table-cell>
          <table:table-cell table:number-columns-repeated="2"/>
        </table:table-row>
        <table:table-row table:style-name="ro1">
          <table:table-cell office:value-type="float" office:value="0.001069" calcext:value-type="float">
            <text:p>0.001069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3614457831" calcext:value-type="float">
            <text:p>0.3614457831</text:p>
          </table:table-cell>
          <table:table-cell office:value-type="float" office:value="0.4494667953" calcext:value-type="float">
            <text:p>0.4494667953</text:p>
          </table:table-cell>
          <table:table-cell office:value-type="float" office:value="-0.1270086016" calcext:value-type="float">
            <text:p>-0.1270086016</text:p>
          </table:table-cell>
          <table:table-cell table:number-columns-repeated="2"/>
        </table:table-row>
        <table:table-row table:style-name="ro1">
          <table:table-cell office:value-type="float" office:value="0.000032" calcext:value-type="float">
            <text:p>0.000032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0.3654618474" calcext:value-type="float">
            <text:p>0.3654618474</text:p>
          </table:table-cell>
          <table:table-cell office:value-type="float" office:value="0.4494682952" calcext:value-type="float">
            <text:p>0.4494682952</text:p>
          </table:table-cell>
          <table:table-cell office:value-type="float" office:value="-0.1270048116" calcext:value-type="float">
            <text:p>-0.1270048116</text:p>
          </table:table-cell>
          <table:table-cell table:number-columns-repeated="2"/>
        </table:table-row>
        <table:table-row table:style-name="ro1">
          <table:table-cell office:value-type="float" office:value="0.000037" calcext:value-type="float">
            <text:p>0.000037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0.3694779116" calcext:value-type="float">
            <text:p>0.3694779116</text:p>
          </table:table-cell>
          <table:table-cell office:value-type="float" office:value="0.4494682952" calcext:value-type="float">
            <text:p>0.4494682952</text:p>
          </table:table-cell>
          <table:table-cell office:value-type="float" office:value="-0.1270048116" calcext:value-type="float">
            <text:p>-0.1270048116</text:p>
          </table:table-cell>
          <table:table-cell table:number-columns-repeated="2"/>
        </table:table-row>
        <table:table-row table:style-name="ro1">
          <table:table-cell office:value-type="float" office:value="0.000017" calcext:value-type="float">
            <text:p>0.000017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0.3734939759" calcext:value-type="float">
            <text:p>0.3734939759</text:p>
          </table:table-cell>
          <table:table-cell office:value-type="float" office:value="0.4494712949" calcext:value-type="float">
            <text:p>0.4494712949</text:p>
          </table:table-cell>
          <table:table-cell office:value-type="float" office:value="-0.1269972315" calcext:value-type="float">
            <text:p>-0.1269972315</text:p>
          </table:table-cell>
          <table:table-cell table:number-columns-repeated="2"/>
        </table:table-row>
        <table:table-row table:style-name="ro1">
          <table:table-cell office:value-type="float" office:value="0.00012" calcext:value-type="float">
            <text:p>0.00012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.3775100402" calcext:value-type="float">
            <text:p>0.3775100402</text:p>
          </table:table-cell>
          <table:table-cell office:value-type="float" office:value="0.4494727947" calcext:value-type="float">
            <text:p>0.4494727947</text:p>
          </table:table-cell>
          <table:table-cell office:value-type="float" office:value="-0.1269934415" calcext:value-type="float">
            <text:p>-0.1269934415</text:p>
          </table:table-cell>
          <table:table-cell table:number-columns-repeated="2"/>
        </table:table-row>
        <table:table-row table:style-name="ro1">
          <table:table-cell office:value-type="float" office:value="0.000013" calcext:value-type="float">
            <text:p>0.000013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.3815261044" calcext:value-type="float">
            <text:p>0.3815261044</text:p>
          </table:table-cell>
          <table:table-cell office:value-type="float" office:value="0.4494757945" calcext:value-type="float">
            <text:p>0.4494757945</text:p>
          </table:table-cell>
          <table:table-cell office:value-type="float" office:value="-0.1269858614" calcext:value-type="float">
            <text:p>-0.1269858614</text:p>
          </table:table-cell>
          <table:table-cell table:number-columns-repeated="2"/>
        </table:table-row>
        <table:table-row table:style-name="ro1">
          <table:table-cell office:value-type="float" office:value="0.000112" calcext:value-type="float">
            <text:p>0.000112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0.3855421687" calcext:value-type="float">
            <text:p>0.3855421687</text:p>
          </table:table-cell>
          <table:table-cell office:value-type="float" office:value="0.4494772943" calcext:value-type="float">
            <text:p>0.4494772943</text:p>
          </table:table-cell>
          <table:table-cell office:value-type="float" office:value="-0.1269820714" calcext:value-type="float">
            <text:p>-0.1269820714</text:p>
          </table:table-cell>
          <table:table-cell table:number-columns-repeated="2"/>
        </table:table-row>
        <table:table-row table:style-name="ro1">
          <table:table-cell office:value-type="float" office:value="0.000012" calcext:value-type="float">
            <text:p>0.000012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0.3895582329" calcext:value-type="float">
            <text:p>0.3895582329</text:p>
          </table:table-cell>
          <table:table-cell office:value-type="float" office:value="0.4494802941" calcext:value-type="float">
            <text:p>0.4494802941</text:p>
          </table:table-cell>
          <table:table-cell office:value-type="float" office:value="-0.1269744913" calcext:value-type="float">
            <text:p>-0.1269744913</text:p>
          </table:table-cell>
          <table:table-cell table:number-columns-repeated="2"/>
        </table:table-row>
        <table:table-row table:style-name="ro1">
          <table:table-cell office:value-type="float" office:value="0.000109" calcext:value-type="float">
            <text:p>0.000109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0.3935742972" calcext:value-type="float">
            <text:p>0.3935742972</text:p>
          </table:table-cell>
          <table:table-cell office:value-type="float" office:value="0.4494802941" calcext:value-type="float">
            <text:p>0.4494802941</text:p>
          </table:table-cell>
          <table:table-cell office:value-type="float" office:value="-0.1269744913" calcext:value-type="float">
            <text:p>-0.1269744913</text:p>
          </table:table-cell>
          <table:table-cell table:number-columns-repeated="2"/>
        </table:table-row>
        <table:table-row table:style-name="ro1">
          <table:table-cell office:value-type="float" office:value="0.000013" calcext:value-type="float">
            <text:p>0.000013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0.3975903614" calcext:value-type="float">
            <text:p>0.3975903614</text:p>
          </table:table-cell>
          <table:table-cell office:value-type="float" office:value="0.4494817939" calcext:value-type="float">
            <text:p>0.4494817939</text:p>
          </table:table-cell>
          <table:table-cell office:value-type="float" office:value="-0.1269707013" calcext:value-type="float">
            <text:p>-0.1269707013</text:p>
          </table:table-cell>
          <table:table-cell table:number-columns-repeated="2"/>
        </table:table-row>
        <table:table-row table:style-name="ro1">
          <table:table-cell office:value-type="float" office:value="0.000111" calcext:value-type="float">
            <text:p>0.000111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0.4016064257" calcext:value-type="float">
            <text:p>0.4016064257</text:p>
          </table:table-cell>
          <table:table-cell office:value-type="float" office:value="0.4494817939" calcext:value-type="float">
            <text:p>0.4494817939</text:p>
          </table:table-cell>
          <table:table-cell office:value-type="float" office:value="-0.1269707013" calcext:value-type="float">
            <text:p>-0.1269707013</text:p>
          </table:table-cell>
          <table:table-cell table:number-columns-repeated="2"/>
        </table:table-row>
        <table:table-row table:style-name="ro1">
          <table:table-cell office:value-type="float" office:value="0.000013" calcext:value-type="float">
            <text:p>0.000013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40562249" calcext:value-type="float">
            <text:p>0.40562249</text:p>
          </table:table-cell>
          <table:table-cell office:value-type="float" office:value="0.4494847937" calcext:value-type="float">
            <text:p>0.4494847937</text:p>
          </table:table-cell>
          <table:table-cell office:value-type="float" office:value="-0.1269631212" calcext:value-type="float">
            <text:p>-0.1269631212</text:p>
          </table:table-cell>
          <table:table-cell table:number-columns-repeated="2"/>
        </table:table-row>
        <table:table-row table:style-name="ro1">
          <table:table-cell office:value-type="float" office:value="0.00011" calcext:value-type="float">
            <text:p>0.00011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0.4096385542" calcext:value-type="float">
            <text:p>0.4096385542</text:p>
          </table:table-cell>
          <table:table-cell office:value-type="float" office:value="0.4494892933" calcext:value-type="float">
            <text:p>0.4494892933</text:p>
          </table:table-cell>
          <table:table-cell office:value-type="float" office:value="-0.1269517511" calcext:value-type="float">
            <text:p>-0.1269517511</text:p>
          </table:table-cell>
          <table:table-cell table:number-columns-repeated="2"/>
        </table:table-row>
        <table:table-row table:style-name="ro1">
          <table:table-cell office:value-type="float" office:value="0.000012" calcext:value-type="float">
            <text:p>0.000012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0.4136546185" calcext:value-type="float">
            <text:p>0.4136546185</text:p>
          </table:table-cell>
          <table:table-cell office:value-type="float" office:value="0.4494907931" calcext:value-type="float">
            <text:p>0.4494907931</text:p>
          </table:table-cell>
          <table:table-cell office:value-type="float" office:value="-0.126947961" calcext:value-type="float">
            <text:p>-0.126947961</text:p>
          </table:table-cell>
          <table:table-cell table:number-columns-repeated="2"/>
        </table:table-row>
        <table:table-row table:style-name="ro1">
          <table:table-cell office:value-type="float" office:value="0.000111" calcext:value-type="float">
            <text:p>0.000111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0.4176706827" calcext:value-type="float">
            <text:p>0.4176706827</text:p>
          </table:table-cell>
          <table:table-cell office:value-type="float" office:value="0.4494907931" calcext:value-type="float">
            <text:p>0.4494907931</text:p>
          </table:table-cell>
          <table:table-cell office:value-type="float" office:value="-0.126947961" calcext:value-type="float">
            <text:p>-0.126947961</text:p>
          </table:table-cell>
          <table:table-cell table:number-columns-repeated="2"/>
        </table:table-row>
        <table:table-row table:style-name="ro1">
          <table:table-cell office:value-type="float" office:value="0.000012" calcext:value-type="float">
            <text:p>0.000012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0.421686747" calcext:value-type="float">
            <text:p>0.421686747</text:p>
          </table:table-cell>
          <table:table-cell office:value-type="float" office:value="0.449492293" calcext:value-type="float">
            <text:p>0.449492293</text:p>
          </table:table-cell>
          <table:table-cell office:value-type="float" office:value="-0.126944171" calcext:value-type="float">
            <text:p>-0.126944171</text:p>
          </table:table-cell>
          <table:table-cell table:number-columns-repeated="2"/>
        </table:table-row>
        <table:table-row table:style-name="ro1">
          <table:table-cell office:value-type="float" office:value="0.000112" calcext:value-type="float">
            <text:p>0.000112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0.4257028112" calcext:value-type="float">
            <text:p>0.4257028112</text:p>
          </table:table-cell>
          <table:table-cell office:value-type="float" office:value="0.449492293" calcext:value-type="float">
            <text:p>0.449492293</text:p>
          </table:table-cell>
          <table:table-cell office:value-type="float" office:value="-0.126944171" calcext:value-type="float">
            <text:p>-0.126944171</text:p>
          </table:table-cell>
          <table:table-cell table:number-columns-repeated="2"/>
        </table:table-row>
        <table:table-row table:style-name="ro1">
          <table:table-cell office:value-type="float" office:value="0.000013" calcext:value-type="float">
            <text:p>0.000013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0.4297188755" calcext:value-type="float">
            <text:p>0.4297188755</text:p>
          </table:table-cell>
          <table:table-cell office:value-type="float" office:value="0.4494937929" calcext:value-type="float">
            <text:p>0.4494937929</text:p>
          </table:table-cell>
          <table:table-cell office:value-type="float" office:value="-0.126940381" calcext:value-type="float">
            <text:p>-0.126940381</text:p>
          </table:table-cell>
          <table:table-cell table:number-columns-repeated="2"/>
        </table:table-row>
        <table:table-row table:style-name="ro1">
          <table:table-cell office:value-type="float" office:value="0.000109" calcext:value-type="float">
            <text:p>0.000109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0.4337349398" calcext:value-type="float">
            <text:p>0.4337349398</text:p>
          </table:table-cell>
          <table:table-cell office:value-type="float" office:value="0.4494937929" calcext:value-type="float">
            <text:p>0.4494937929</text:p>
          </table:table-cell>
          <table:table-cell office:value-type="float" office:value="-0.126940381" calcext:value-type="float">
            <text:p>-0.126940381</text:p>
          </table:table-cell>
          <table:table-cell table:number-columns-repeated="2"/>
        </table:table-row>
        <table:table-row table:style-name="ro1">
          <table:table-cell office:value-type="float" office:value="0.000013" calcext:value-type="float">
            <text:p>0.000013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0.437751004" calcext:value-type="float">
            <text:p>0.437751004</text:p>
          </table:table-cell>
          <table:table-cell office:value-type="float" office:value="0.4494982925" calcext:value-type="float">
            <text:p>0.4494982925</text:p>
          </table:table-cell>
          <table:table-cell office:value-type="float" office:value="-0.1269290109" calcext:value-type="float">
            <text:p>-0.1269290109</text:p>
          </table:table-cell>
          <table:table-cell table:number-columns-repeated="2"/>
        </table:table-row>
        <table:table-row table:style-name="ro1">
          <table:table-cell office:value-type="float" office:value="0.006676" calcext:value-type="float">
            <text:p>0.006676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0.4417670683" calcext:value-type="float">
            <text:p>0.4417670683</text:p>
          </table:table-cell>
          <table:table-cell office:value-type="float" office:value="0.4494982925" calcext:value-type="float">
            <text:p>0.4494982925</text:p>
          </table:table-cell>
          <table:table-cell office:value-type="float" office:value="-0.1269290109" calcext:value-type="float">
            <text:p>-0.1269290109</text:p>
          </table:table-cell>
          <table:table-cell table:number-columns-repeated="2"/>
        </table:table-row>
        <table:table-row table:style-name="ro1">
          <table:table-cell office:value-type="float" office:value="0.000013" calcext:value-type="float">
            <text:p>0.000013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0.4457831325" calcext:value-type="float">
            <text:p>0.4457831325</text:p>
          </table:table-cell>
          <table:table-cell office:value-type="float" office:value="0.4494982925" calcext:value-type="float">
            <text:p>0.4494982925</text:p>
          </table:table-cell>
          <table:table-cell office:value-type="float" office:value="-0.1269290109" calcext:value-type="float">
            <text:p>-0.1269290109</text:p>
          </table:table-cell>
          <table:table-cell table:number-columns-repeated="2"/>
        </table:table-row>
        <table:table-row table:style-name="ro1">
          <table:table-cell office:value-type="float" office:value="0.000101" calcext:value-type="float">
            <text:p>0.000101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0.4497991968" calcext:value-type="float">
            <text:p>0.4497991968</text:p>
          </table:table-cell>
          <table:table-cell office:value-type="float" office:value="0.4494982925" calcext:value-type="float">
            <text:p>0.4494982925</text:p>
          </table:table-cell>
          <table:table-cell office:value-type="float" office:value="-0.1269290109" calcext:value-type="float">
            <text:p>-0.1269290109</text:p>
          </table:table-cell>
          <table:table-cell table:number-columns-repeated="2"/>
        </table:table-row>
        <table:table-row table:style-name="ro1">
          <table:table-cell office:value-type="float" office:value="0.000013" calcext:value-type="float">
            <text:p>0.000013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453815261" calcext:value-type="float">
            <text:p>0.453815261</text:p>
          </table:table-cell>
          <table:table-cell office:value-type="float" office:value="0.4494997924" calcext:value-type="float">
            <text:p>0.4494997924</text:p>
          </table:table-cell>
          <table:table-cell office:value-type="float" office:value="-0.1269252208" calcext:value-type="float">
            <text:p>-0.1269252208</text:p>
          </table:table-cell>
          <table:table-cell table:number-columns-repeated="2"/>
        </table:table-row>
        <table:table-row table:style-name="ro1">
          <table:table-cell office:value-type="float" office:value="0.000104" calcext:value-type="float">
            <text:p>0.000104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0.4578313253" calcext:value-type="float">
            <text:p>0.4578313253</text:p>
          </table:table-cell>
          <table:table-cell office:value-type="float" office:value="0.4495027921" calcext:value-type="float">
            <text:p>0.4495027921</text:p>
          </table:table-cell>
          <table:table-cell office:value-type="float" office:value="-0.1269176408" calcext:value-type="float">
            <text:p>-0.1269176408</text:p>
          </table:table-cell>
          <table:table-cell table:number-columns-repeated="2"/>
        </table:table-row>
        <table:table-row table:style-name="ro1">
          <table:table-cell office:value-type="float" office:value="0.000013" calcext:value-type="float">
            <text:p>0.000013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0.4618473896" calcext:value-type="float">
            <text:p>0.4618473896</text:p>
          </table:table-cell>
          <table:table-cell office:value-type="float" office:value="0.449504292" calcext:value-type="float">
            <text:p>0.449504292</text:p>
          </table:table-cell>
          <table:table-cell office:value-type="float" office:value="-0.1269138507" calcext:value-type="float">
            <text:p>-0.1269138507</text:p>
          </table:table-cell>
          <table:table-cell table:number-columns-repeated="2"/>
        </table:table-row>
        <table:table-row table:style-name="ro1">
          <table:table-cell office:value-type="float" office:value="0.000111" calcext:value-type="float">
            <text:p>0.000111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0.4658634538" calcext:value-type="float">
            <text:p>0.4658634538</text:p>
          </table:table-cell>
          <table:table-cell office:value-type="float" office:value="0.4495057919" calcext:value-type="float">
            <text:p>0.4495057919</text:p>
          </table:table-cell>
          <table:table-cell office:value-type="float" office:value="-0.1269100607" calcext:value-type="float">
            <text:p>-0.1269100607</text:p>
          </table:table-cell>
          <table:table-cell table:number-columns-repeated="2"/>
        </table:table-row>
        <table:table-row table:style-name="ro1">
          <table:table-cell office:value-type="float" office:value="0.000013" calcext:value-type="float">
            <text:p>0.000013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0.4698795181" calcext:value-type="float">
            <text:p>0.4698795181</text:p>
          </table:table-cell>
          <table:table-cell office:value-type="float" office:value="0.4495072918" calcext:value-type="float">
            <text:p>0.4495072918</text:p>
          </table:table-cell>
          <table:table-cell office:value-type="float" office:value="-0.1269062707" calcext:value-type="float">
            <text:p>-0.1269062707</text:p>
          </table:table-cell>
          <table:table-cell table:number-columns-repeated="2"/>
        </table:table-row>
        <table:table-row table:style-name="ro1">
          <table:table-cell office:value-type="float" office:value="0.000111" calcext:value-type="float">
            <text:p>0.000111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0.4738955823" calcext:value-type="float">
            <text:p>0.4738955823</text:p>
          </table:table-cell>
          <table:table-cell office:value-type="float" office:value="0.4495132913" calcext:value-type="float">
            <text:p>0.4495132913</text:p>
          </table:table-cell>
          <table:table-cell office:value-type="float" office:value="-0.1268911105" calcext:value-type="float">
            <text:p>-0.1268911105</text:p>
          </table:table-cell>
          <table:table-cell table:number-columns-repeated="2"/>
        </table:table-row>
        <table:table-row table:style-name="ro1">
          <table:table-cell office:value-type="float" office:value="0.000011" calcext:value-type="float">
            <text:p>0.000011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0.4779116466" calcext:value-type="float">
            <text:p>0.4779116466</text:p>
          </table:table-cell>
          <table:table-cell office:value-type="float" office:value="0.4495267902" calcext:value-type="float">
            <text:p>0.4495267902</text:p>
          </table:table-cell>
          <table:table-cell office:value-type="float" office:value="-0.1268570002" calcext:value-type="float">
            <text:p>-0.1268570002</text:p>
          </table:table-cell>
          <table:table-cell table:number-columns-repeated="2"/>
        </table:table-row>
        <table:table-row table:style-name="ro1">
          <table:table-cell office:value-type="float" office:value="0.000112" calcext:value-type="float">
            <text:p>0.000112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0.4819277108" calcext:value-type="float">
            <text:p>0.4819277108</text:p>
          </table:table-cell>
          <table:table-cell office:value-type="float" office:value="0.4495282901" calcext:value-type="float">
            <text:p>0.4495282901</text:p>
          </table:table-cell>
          <table:table-cell office:value-type="float" office:value="-0.1268532102" calcext:value-type="float">
            <text:p>-0.1268532102</text:p>
          </table:table-cell>
          <table:table-cell table:number-columns-repeated="2"/>
        </table:table-row>
        <table:table-row table:style-name="ro1">
          <table:table-cell office:value-type="float" office:value="0.000012" calcext:value-type="float">
            <text:p>0.000012</text:p>
          </table:table-cell>
          <table:table-cell office:value-type="float" office:value="0.000071" calcext:value-type="float">
            <text:p>0.000071</text:p>
          </table:table-cell>
          <table:table-cell office:value-type="float" office:value="0.4859437751" calcext:value-type="float">
            <text:p>0.4859437751</text:p>
          </table:table-cell>
          <table:table-cell office:value-type="float" office:value="0.4495312899" calcext:value-type="float">
            <text:p>0.4495312899</text:p>
          </table:table-cell>
          <table:table-cell office:value-type="float" office:value="-0.1268456301" calcext:value-type="float">
            <text:p>-0.1268456301</text:p>
          </table:table-cell>
          <table:table-cell table:number-columns-repeated="2"/>
        </table:table-row>
        <table:table-row table:style-name="ro1">
          <table:table-cell office:value-type="float" office:value="0.000111" calcext:value-type="float">
            <text:p>0.000111</text:p>
          </table:table-cell>
          <table:table-cell office:value-type="float" office:value="0.000074" calcext:value-type="float">
            <text:p>0.000074</text:p>
          </table:table-cell>
          <table:table-cell office:value-type="float" office:value="0.4899598394" calcext:value-type="float">
            <text:p>0.4899598394</text:p>
          </table:table-cell>
          <table:table-cell office:value-type="float" office:value="0.4495357896" calcext:value-type="float">
            <text:p>0.4495357896</text:p>
          </table:table-cell>
          <table:table-cell office:value-type="float" office:value="-0.12683426" calcext:value-type="float">
            <text:p>-0.12683426</text:p>
          </table:table-cell>
          <table:table-cell table:number-columns-repeated="2"/>
        </table:table-row>
        <table:table-row table:style-name="ro1">
          <table:table-cell office:value-type="float" office:value="0.000011" calcext:value-type="float">
            <text:p>0.000011</text:p>
          </table:table-cell>
          <table:table-cell office:value-type="float" office:value="0.000081" calcext:value-type="float">
            <text:p>0.000081</text:p>
          </table:table-cell>
          <table:table-cell office:value-type="float" office:value="0.4939759036" calcext:value-type="float">
            <text:p>0.4939759036</text:p>
          </table:table-cell>
          <table:table-cell office:value-type="float" office:value="0.4495462888" calcext:value-type="float">
            <text:p>0.4495462888</text:p>
          </table:table-cell>
          <table:table-cell office:value-type="float" office:value="-0.1268077297" calcext:value-type="float">
            <text:p>-0.1268077297</text:p>
          </table:table-cell>
          <table:table-cell table:number-columns-repeated="2"/>
        </table:table-row>
        <table:table-row table:style-name="ro1">
          <table:table-cell office:value-type="float" office:value="0.000112" calcext:value-type="float">
            <text:p>0.000112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4979919679" calcext:value-type="float">
            <text:p>0.4979919679</text:p>
          </table:table-cell>
          <table:table-cell office:value-type="float" office:value="0.4495762869" calcext:value-type="float">
            <text:p>0.4495762869</text:p>
          </table:table-cell>
          <table:table-cell office:value-type="float" office:value="-0.126731929" calcext:value-type="float">
            <text:p>-0.126731929</text:p>
          </table:table-cell>
          <table:table-cell table:number-columns-repeated="2"/>
        </table:table-row>
        <table:table-row table:style-name="ro1">
          <table:table-cell office:value-type="float" office:value="0.000012" calcext:value-type="float">
            <text:p>0.000012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5020080321" calcext:value-type="float">
            <text:p>0.5020080321</text:p>
          </table:table-cell>
          <table:table-cell office:value-type="float" office:value="0.4495807867" calcext:value-type="float">
            <text:p>0.4495807867</text:p>
          </table:table-cell>
          <table:table-cell office:value-type="float" office:value="-0.1267205589" calcext:value-type="float">
            <text:p>-0.1267205589</text:p>
          </table:table-cell>
          <table:table-cell table:number-columns-repeated="2"/>
        </table:table-row>
        <table:table-row table:style-name="ro1">
          <table:table-cell office:value-type="float" office:value="0.000112" calcext:value-type="float">
            <text:p>0.000112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5060240964" calcext:value-type="float">
            <text:p>0.5060240964</text:p>
          </table:table-cell>
          <table:table-cell office:value-type="float" office:value="0.4495837865" calcext:value-type="float">
            <text:p>0.4495837865</text:p>
          </table:table-cell>
          <table:table-cell office:value-type="float" office:value="-0.1267129788" calcext:value-type="float">
            <text:p>-0.1267129788</text:p>
          </table:table-cell>
          <table:table-cell table:number-columns-repeated="2"/>
        </table:table-row>
        <table:table-row table:style-name="ro1">
          <table:table-cell office:value-type="float" office:value="0.000011" calcext:value-type="float">
            <text:p>0.000011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5100401606" calcext:value-type="float">
            <text:p>0.5100401606</text:p>
          </table:table-cell>
          <table:table-cell office:value-type="float" office:value="0.4495867863" calcext:value-type="float">
            <text:p>0.4495867863</text:p>
          </table:table-cell>
          <table:table-cell office:value-type="float" office:value="-0.1267053988" calcext:value-type="float">
            <text:p>-0.1267053988</text:p>
          </table:table-cell>
          <table:table-cell table:number-columns-repeated="2"/>
        </table:table-row>
        <table:table-row table:style-name="ro1">
          <table:table-cell office:value-type="float" office:value="0.000111" calcext:value-type="float">
            <text:p>0.000111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5140562249" calcext:value-type="float">
            <text:p>0.5140562249</text:p>
          </table:table-cell>
          <table:table-cell office:value-type="float" office:value="0.4495867863" calcext:value-type="float">
            <text:p>0.4495867863</text:p>
          </table:table-cell>
          <table:table-cell office:value-type="float" office:value="-0.1267053988" calcext:value-type="float">
            <text:p>-0.1267053988</text:p>
          </table:table-cell>
          <table:table-cell table:number-columns-repeated="2"/>
        </table:table-row>
        <table:table-row table:style-name="ro1">
          <table:table-cell office:value-type="float" office:value="0.000012" calcext:value-type="float">
            <text:p>0.000012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5180722892" calcext:value-type="float">
            <text:p>0.5180722892</text:p>
          </table:table-cell>
          <table:table-cell office:value-type="float" office:value="0.4495882863" calcext:value-type="float">
            <text:p>0.4495882863</text:p>
          </table:table-cell>
          <table:table-cell office:value-type="float" office:value="-0.1267016087" calcext:value-type="float">
            <text:p>-0.1267016087</text:p>
          </table:table-cell>
          <table:table-cell table:number-columns-repeated="2"/>
        </table:table-row>
        <table:table-row table:style-name="ro1">
          <table:table-cell office:value-type="float" office:value="0.000111" calcext:value-type="float">
            <text:p>0.000111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5220883534" calcext:value-type="float">
            <text:p>0.5220883534</text:p>
          </table:table-cell>
          <table:table-cell office:value-type="float" office:value="0.4495882863" calcext:value-type="float">
            <text:p>0.4495882863</text:p>
          </table:table-cell>
          <table:table-cell office:value-type="float" office:value="-0.1267016087" calcext:value-type="float">
            <text:p>-0.1267016087</text:p>
          </table:table-cell>
          <table:table-cell table:number-columns-repeated="2"/>
        </table:table-row>
        <table:table-row table:style-name="ro1">
          <table:table-cell office:value-type="float" office:value="0.000013" calcext:value-type="float">
            <text:p>0.000013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5261044177" calcext:value-type="float">
            <text:p>0.5261044177</text:p>
          </table:table-cell>
          <table:table-cell office:value-type="float" office:value="0.4495882863" calcext:value-type="float">
            <text:p>0.4495882863</text:p>
          </table:table-cell>
          <table:table-cell office:value-type="float" office:value="-0.1267016087" calcext:value-type="float">
            <text:p>-0.1267016087</text:p>
          </table:table-cell>
          <table:table-cell table:number-columns-repeated="2"/>
        </table:table-row>
        <table:table-row table:style-name="ro1">
          <table:table-cell office:value-type="float" office:value="0.000108" calcext:value-type="float">
            <text:p>0.000108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5301204819" calcext:value-type="float">
            <text:p>0.5301204819</text:p>
          </table:table-cell>
          <table:table-cell office:value-type="float" office:value="0.4495897862" calcext:value-type="float">
            <text:p>0.4495897862</text:p>
          </table:table-cell>
          <table:table-cell office:value-type="float" office:value="-0.1266978187" calcext:value-type="float">
            <text:p>-0.1266978187</text:p>
          </table:table-cell>
          <table:table-cell table:number-columns-repeated="2"/>
        </table:table-row>
        <table:table-row table:style-name="ro1">
          <table:table-cell office:value-type="float" office:value="0.000012" calcext:value-type="float">
            <text:p>0.000012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5341365462" calcext:value-type="float">
            <text:p>0.5341365462</text:p>
          </table:table-cell>
          <table:table-cell office:value-type="float" office:value="0.4495897862" calcext:value-type="float">
            <text:p>0.4495897862</text:p>
          </table:table-cell>
          <table:table-cell office:value-type="float" office:value="-0.1266978187" calcext:value-type="float">
            <text:p>-0.1266978187</text:p>
          </table:table-cell>
          <table:table-cell table:number-columns-repeated="2"/>
        </table:table-row>
        <table:table-row table:style-name="ro1">
          <table:table-cell office:value-type="float" office:value="0.000114" calcext:value-type="float">
            <text:p>0.0001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5381526104" calcext:value-type="float">
            <text:p>0.5381526104</text:p>
          </table:table-cell>
          <table:table-cell office:value-type="float" office:value="0.4495897862" calcext:value-type="float">
            <text:p>0.4495897862</text:p>
          </table:table-cell>
          <table:table-cell office:value-type="float" office:value="-0.1266978187" calcext:value-type="float">
            <text:p>-0.1266978187</text:p>
          </table:table-cell>
          <table:table-cell table:number-columns-repeated="2"/>
        </table:table-row>
        <table:table-row table:style-name="ro1">
          <table:table-cell office:value-type="float" office:value="0.000012" calcext:value-type="float">
            <text:p>0.000012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5421686747" calcext:value-type="float">
            <text:p>0.5421686747</text:p>
          </table:table-cell>
          <table:table-cell office:value-type="float" office:value="0.4495897862" calcext:value-type="float">
            <text:p>0.4495897862</text:p>
          </table:table-cell>
          <table:table-cell office:value-type="float" office:value="-0.1266978187" calcext:value-type="float">
            <text:p>-0.126697818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0011" calcext:value-type="float">
            <text:p>0.00011</text:p>
          </table:table-cell>
          <table:table-cell office:value-type="float" office:value="0.546184739" calcext:value-type="float">
            <text:p>0.546184739</text:p>
          </table:table-cell>
          <table:table-cell office:value-type="float" office:value="0.4495897862" calcext:value-type="float">
            <text:p>0.4495897862</text:p>
          </table:table-cell>
          <table:table-cell office:value-type="float" office:value="-0.1266978187" calcext:value-type="float">
            <text:p>-0.1266978187</text:p>
          </table:table-cell>
          <table:table-cell table:number-columns-repeated="2"/>
        </table:table-row>
        <table:table-row table:style-name="ro1">
          <table:table-cell office:value-type="float" office:value="0.000012" calcext:value-type="float">
            <text:p>0.000012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5502008032" calcext:value-type="float">
            <text:p>0.5502008032</text:p>
          </table:table-cell>
          <table:table-cell office:value-type="float" office:value="0.4495897862" calcext:value-type="float">
            <text:p>0.4495897862</text:p>
          </table:table-cell>
          <table:table-cell office:value-type="float" office:value="-0.1266978187" calcext:value-type="float">
            <text:p>-0.1266978187</text:p>
          </table:table-cell>
          <table:table-cell table:number-columns-repeated="2"/>
        </table:table-row>
        <table:table-row table:style-name="ro1">
          <table:table-cell office:value-type="float" office:value="0.000111" calcext:value-type="float">
            <text:p>0.000111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5542168675" calcext:value-type="float">
            <text:p>0.5542168675</text:p>
          </table:table-cell>
          <table:table-cell office:value-type="float" office:value="0.4495897862" calcext:value-type="float">
            <text:p>0.4495897862</text:p>
          </table:table-cell>
          <table:table-cell office:value-type="float" office:value="-0.1266978187" calcext:value-type="float">
            <text:p>-0.1266978187</text:p>
          </table:table-cell>
          <table:table-cell table:number-columns-repeated="2"/>
        </table:table-row>
        <table:table-row table:style-name="ro1">
          <table:table-cell office:value-type="float" office:value="0.000013" calcext:value-type="float">
            <text:p>0.000013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5582329317" calcext:value-type="float">
            <text:p>0.5582329317</text:p>
          </table:table-cell>
          <table:table-cell office:value-type="float" office:value="0.4495897862" calcext:value-type="float">
            <text:p>0.4495897862</text:p>
          </table:table-cell>
          <table:table-cell office:value-type="float" office:value="-0.1266978187" calcext:value-type="float">
            <text:p>-0.126697818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0011" calcext:value-type="float">
            <text:p>0.00011</text:p>
          </table:table-cell>
          <table:table-cell office:value-type="float" office:value="0.562248996" calcext:value-type="float">
            <text:p>0.562248996</text:p>
          </table:table-cell>
          <table:table-cell office:value-type="float" office:value="0.4495897862" calcext:value-type="float">
            <text:p>0.4495897862</text:p>
          </table:table-cell>
          <table:table-cell office:value-type="float" office:value="-0.1266978187" calcext:value-type="float">
            <text:p>-0.1266978187</text:p>
          </table:table-cell>
          <table:table-cell table:number-columns-repeated="2"/>
        </table:table-row>
        <table:table-row table:style-name="ro1">
          <table:table-cell office:value-type="float" office:value="0.000012" calcext:value-type="float">
            <text:p>0.000012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5662650602" calcext:value-type="float">
            <text:p>0.5662650602</text:p>
          </table:table-cell>
          <table:table-cell office:value-type="float" office:value="0.4495912861" calcext:value-type="float">
            <text:p>0.4495912861</text:p>
          </table:table-cell>
          <table:table-cell office:value-type="float" office:value="-0.1266940287" calcext:value-type="float">
            <text:p>-0.126694028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00111" calcext:value-type="float">
            <text:p>0.000111</text:p>
          </table:table-cell>
          <table:table-cell office:value-type="float" office:value="0.5702811245" calcext:value-type="float">
            <text:p>0.5702811245</text:p>
          </table:table-cell>
          <table:table-cell office:value-type="float" office:value="0.4495912861" calcext:value-type="float">
            <text:p>0.4495912861</text:p>
          </table:table-cell>
          <table:table-cell office:value-type="float" office:value="-0.1266940287" calcext:value-type="float">
            <text:p>-0.1266940287</text:p>
          </table:table-cell>
          <table:table-cell table:number-columns-repeated="2"/>
        </table:table-row>
        <table:table-row table:style-name="ro1">
          <table:table-cell office:value-type="float" office:value="0.000012" calcext:value-type="float">
            <text:p>0.000012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5742971888" calcext:value-type="float">
            <text:p>0.5742971888</text:p>
          </table:table-cell>
          <table:table-cell office:value-type="float" office:value="0.4495912861" calcext:value-type="float">
            <text:p>0.4495912861</text:p>
          </table:table-cell>
          <table:table-cell office:value-type="float" office:value="-0.1266940287" calcext:value-type="float">
            <text:p>-0.126694028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00111" calcext:value-type="float">
            <text:p>0.000111</text:p>
          </table:table-cell>
          <table:table-cell office:value-type="float" office:value="0.578313253" calcext:value-type="float">
            <text:p>0.578313253</text:p>
          </table:table-cell>
          <table:table-cell office:value-type="float" office:value="0.4495912861" calcext:value-type="float">
            <text:p>0.4495912861</text:p>
          </table:table-cell>
          <table:table-cell office:value-type="float" office:value="-0.1266940287" calcext:value-type="float">
            <text:p>-0.1266940287</text:p>
          </table:table-cell>
          <table:table-cell table:number-columns-repeated="2"/>
        </table:table-row>
        <table:table-row table:style-name="ro1">
          <table:table-cell office:value-type="float" office:value="0.000012" calcext:value-type="float">
            <text:p>0.000012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5823293173" calcext:value-type="float">
            <text:p>0.5823293173</text:p>
          </table:table-cell>
          <table:table-cell office:value-type="float" office:value="0.4495912861" calcext:value-type="float">
            <text:p>0.4495912861</text:p>
          </table:table-cell>
          <table:table-cell office:value-type="float" office:value="-0.1266940287" calcext:value-type="float">
            <text:p>-0.126694028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00111" calcext:value-type="float">
            <text:p>0.000111</text:p>
          </table:table-cell>
          <table:table-cell office:value-type="float" office:value="0.5863453815" calcext:value-type="float">
            <text:p>0.5863453815</text:p>
          </table:table-cell>
          <table:table-cell office:value-type="float" office:value="0.4495912861" calcext:value-type="float">
            <text:p>0.4495912861</text:p>
          </table:table-cell>
          <table:table-cell office:value-type="float" office:value="-0.1266940287" calcext:value-type="float">
            <text:p>-0.1266940287</text:p>
          </table:table-cell>
          <table:table-cell table:number-columns-repeated="2"/>
        </table:table-row>
        <table:table-row table:style-name="ro1">
          <table:table-cell office:value-type="float" office:value="0.000012" calcext:value-type="float">
            <text:p>0.000012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5903614458" calcext:value-type="float">
            <text:p>0.5903614458</text:p>
          </table:table-cell>
          <table:table-cell office:value-type="float" office:value="0.4495912861" calcext:value-type="float">
            <text:p>0.4495912861</text:p>
          </table:table-cell>
          <table:table-cell office:value-type="float" office:value="-0.1266940287" calcext:value-type="float">
            <text:p>-0.1266940287</text:p>
          </table:table-cell>
          <table:table-cell table:number-columns-repeated="2"/>
        </table:table-row>
        <table:table-row table:style-name="ro1">
          <table:table-cell office:value-type="float" office:value="0.000112" calcext:value-type="float">
            <text:p>0.000112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59437751" calcext:value-type="float">
            <text:p>0.59437751</text:p>
          </table:table-cell>
          <table:table-cell office:value-type="float" office:value="0.4495912861" calcext:value-type="float">
            <text:p>0.4495912861</text:p>
          </table:table-cell>
          <table:table-cell office:value-type="float" office:value="-0.1266940287" calcext:value-type="float">
            <text:p>-0.1266940287</text:p>
          </table:table-cell>
          <table:table-cell table:number-columns-repeated="2"/>
        </table:table-row>
        <table:table-row table:style-name="ro1">
          <table:table-cell office:value-type="float" office:value="0.000012" calcext:value-type="float">
            <text:p>0.000012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5983935743" calcext:value-type="float">
            <text:p>0.5983935743</text:p>
          </table:table-cell>
          <table:table-cell office:value-type="float" office:value="0.4495912861" calcext:value-type="float">
            <text:p>0.4495912861</text:p>
          </table:table-cell>
          <table:table-cell office:value-type="float" office:value="-0.1266940287" calcext:value-type="float">
            <text:p>-0.1266940287</text:p>
          </table:table-cell>
          <table:table-cell table:number-columns-repeated="2"/>
        </table:table-row>
        <table:table-row table:style-name="ro1">
          <table:table-cell office:value-type="float" office:value="0.00547" calcext:value-type="float">
            <text:p>0.00547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6024096386" calcext:value-type="float">
            <text:p>0.6024096386</text:p>
          </table:table-cell>
          <table:table-cell office:value-type="float" office:value="0.4495912861" calcext:value-type="float">
            <text:p>0.4495912861</text:p>
          </table:table-cell>
          <table:table-cell office:value-type="float" office:value="-0.1266940287" calcext:value-type="float">
            <text:p>-0.1266940287</text:p>
          </table:table-cell>
          <table:table-cell table:number-columns-repeated="2"/>
        </table:table-row>
        <table:table-row table:style-name="ro1">
          <table:table-cell office:value-type="float" office:value="0.000031" calcext:value-type="float">
            <text:p>0.000031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6064257028" calcext:value-type="float">
            <text:p>0.6064257028</text:p>
          </table:table-cell>
          <table:table-cell office:value-type="float" office:value="0.4495912861" calcext:value-type="float">
            <text:p>0.4495912861</text:p>
          </table:table-cell>
          <table:table-cell office:value-type="float" office:value="-0.1266940287" calcext:value-type="float">
            <text:p>-0.1266940287</text:p>
          </table:table-cell>
          <table:table-cell table:number-columns-repeated="2"/>
        </table:table-row>
        <table:table-row table:style-name="ro1">
          <table:table-cell office:value-type="float" office:value="0.000028" calcext:value-type="float">
            <text:p>0.000028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6104417671" calcext:value-type="float">
            <text:p>0.6104417671</text:p>
          </table:table-cell>
          <table:table-cell office:value-type="float" office:value="0.4495912861" calcext:value-type="float">
            <text:p>0.4495912861</text:p>
          </table:table-cell>
          <table:table-cell office:value-type="float" office:value="-0.1266940287" calcext:value-type="float">
            <text:p>-0.1266940287</text:p>
          </table:table-cell>
          <table:table-cell table:number-columns-repeated="2"/>
        </table:table-row>
        <table:table-row table:style-name="ro1">
          <table:table-cell office:value-type="float" office:value="0.000012" calcext:value-type="float">
            <text:p>0.000012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6144578313" calcext:value-type="float">
            <text:p>0.6144578313</text:p>
          </table:table-cell>
          <table:table-cell office:value-type="float" office:value="0.4495912861" calcext:value-type="float">
            <text:p>0.4495912861</text:p>
          </table:table-cell>
          <table:table-cell office:value-type="float" office:value="-0.1266940287" calcext:value-type="float">
            <text:p>-0.1266940287</text:p>
          </table:table-cell>
          <table:table-cell table:number-columns-repeated="2"/>
        </table:table-row>
        <table:table-row table:style-name="ro1">
          <table:table-cell office:value-type="float" office:value="0.000134" calcext:value-type="float">
            <text:p>0.000134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6184738956" calcext:value-type="float">
            <text:p>0.6184738956</text:p>
          </table:table-cell>
          <table:table-cell office:value-type="float" office:value="0.4495912861" calcext:value-type="float">
            <text:p>0.4495912861</text:p>
          </table:table-cell>
          <table:table-cell office:value-type="float" office:value="-0.1266940287" calcext:value-type="float">
            <text:p>-0.1266940287</text:p>
          </table:table-cell>
          <table:table-cell table:number-columns-repeated="2"/>
        </table:table-row>
        <table:table-row table:style-name="ro1">
          <table:table-cell office:value-type="float" office:value="0.000012" calcext:value-type="float">
            <text:p>0.000012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6224899598" calcext:value-type="float">
            <text:p>0.6224899598</text:p>
          </table:table-cell>
          <table:table-cell office:value-type="float" office:value="0.4495912861" calcext:value-type="float">
            <text:p>0.4495912861</text:p>
          </table:table-cell>
          <table:table-cell office:value-type="float" office:value="-0.1266940287" calcext:value-type="float">
            <text:p>-0.1266940287</text:p>
          </table:table-cell>
          <table:table-cell table:number-columns-repeated="2"/>
        </table:table-row>
        <table:table-row table:style-name="ro1">
          <table:table-cell office:value-type="float" office:value="0.000112" calcext:value-type="float">
            <text:p>0.000112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6265060241" calcext:value-type="float">
            <text:p>0.6265060241</text:p>
          </table:table-cell>
          <table:table-cell office:value-type="float" office:value="0.4495912861" calcext:value-type="float">
            <text:p>0.4495912861</text:p>
          </table:table-cell>
          <table:table-cell office:value-type="float" office:value="-0.1266940287" calcext:value-type="float">
            <text:p>-0.1266940287</text:p>
          </table:table-cell>
          <table:table-cell table:number-columns-repeated="2"/>
        </table:table-row>
        <table:table-row table:style-name="ro1">
          <table:table-cell office:value-type="float" office:value="0.000012" calcext:value-type="float">
            <text:p>0.000012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6305220884" calcext:value-type="float">
            <text:p>0.6305220884</text:p>
          </table:table-cell>
          <table:table-cell office:value-type="float" office:value="0.4495912861" calcext:value-type="float">
            <text:p>0.4495912861</text:p>
          </table:table-cell>
          <table:table-cell office:value-type="float" office:value="-0.1266940287" calcext:value-type="float">
            <text:p>-0.1266940287</text:p>
          </table:table-cell>
          <table:table-cell table:number-columns-repeated="2"/>
        </table:table-row>
        <table:table-row table:style-name="ro1">
          <table:table-cell office:value-type="float" office:value="0.00011" calcext:value-type="float">
            <text:p>0.00011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6345381526" calcext:value-type="float">
            <text:p>0.6345381526</text:p>
          </table:table-cell>
          <table:table-cell office:value-type="float" office:value="0.4495912861" calcext:value-type="float">
            <text:p>0.4495912861</text:p>
          </table:table-cell>
          <table:table-cell office:value-type="float" office:value="-0.1266940287" calcext:value-type="float">
            <text:p>-0.1266940287</text:p>
          </table:table-cell>
          <table:table-cell table:number-columns-repeated="2"/>
        </table:table-row>
        <table:table-row table:style-name="ro1">
          <table:table-cell office:value-type="float" office:value="0.000012" calcext:value-type="float">
            <text:p>0.000012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6385542169" calcext:value-type="float">
            <text:p>0.6385542169</text:p>
          </table:table-cell>
          <table:table-cell office:value-type="float" office:value="0.4495912861" calcext:value-type="float">
            <text:p>0.4495912861</text:p>
          </table:table-cell>
          <table:table-cell office:value-type="float" office:value="-0.1266940287" calcext:value-type="float">
            <text:p>-0.126694028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00112" calcext:value-type="float">
            <text:p>0.000112</text:p>
          </table:table-cell>
          <table:table-cell office:value-type="float" office:value="0.6425702811" calcext:value-type="float">
            <text:p>0.6425702811</text:p>
          </table:table-cell>
          <table:table-cell office:value-type="float" office:value="0.449592786" calcext:value-type="float">
            <text:p>0.449592786</text:p>
          </table:table-cell>
          <table:table-cell office:value-type="float" office:value="-0.1266902386" calcext:value-type="float">
            <text:p>-0.1266902386</text:p>
          </table:table-cell>
          <table:table-cell table:number-columns-repeated="2"/>
        </table:table-row>
        <table:table-row table:style-name="ro1">
          <table:table-cell office:value-type="float" office:value="0.000012" calcext:value-type="float">
            <text:p>0.000012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6465863454" calcext:value-type="float">
            <text:p>0.6465863454</text:p>
          </table:table-cell>
          <table:table-cell office:value-type="float" office:value="0.449592786" calcext:value-type="float">
            <text:p>0.449592786</text:p>
          </table:table-cell>
          <table:table-cell office:value-type="float" office:value="-0.1266902386" calcext:value-type="float">
            <text:p>-0.1266902386</text:p>
          </table:table-cell>
          <table:table-cell table:number-columns-repeated="2"/>
        </table:table-row>
        <table:table-row table:style-name="ro1">
          <table:table-cell office:value-type="float" office:value="0.00011" calcext:value-type="float">
            <text:p>0.00011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6506024096" calcext:value-type="float">
            <text:p>0.6506024096</text:p>
          </table:table-cell>
          <table:table-cell office:value-type="float" office:value="0.449592786" calcext:value-type="float">
            <text:p>0.449592786</text:p>
          </table:table-cell>
          <table:table-cell office:value-type="float" office:value="-0.1266902386" calcext:value-type="float">
            <text:p>-0.1266902386</text:p>
          </table:table-cell>
          <table:table-cell table:number-columns-repeated="2"/>
        </table:table-row>
        <table:table-row table:style-name="ro1">
          <table:table-cell office:value-type="float" office:value="0.000012" calcext:value-type="float">
            <text:p>0.000012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6546184739" calcext:value-type="float">
            <text:p>0.6546184739</text:p>
          </table:table-cell>
          <table:table-cell office:value-type="float" office:value="0.449592786" calcext:value-type="float">
            <text:p>0.449592786</text:p>
          </table:table-cell>
          <table:table-cell office:value-type="float" office:value="-0.1266902386" calcext:value-type="float">
            <text:p>-0.1266902386</text:p>
          </table:table-cell>
          <table:table-cell table:number-columns-repeated="2"/>
        </table:table-row>
        <table:table-row table:style-name="ro1">
          <table:table-cell office:value-type="float" office:value="0.000111" calcext:value-type="float">
            <text:p>0.000111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6586345382" calcext:value-type="float">
            <text:p>0.6586345382</text:p>
          </table:table-cell>
          <table:table-cell office:value-type="float" office:value="0.449592786" calcext:value-type="float">
            <text:p>0.449592786</text:p>
          </table:table-cell>
          <table:table-cell office:value-type="float" office:value="-0.1266902386" calcext:value-type="float">
            <text:p>-0.1266902386</text:p>
          </table:table-cell>
          <table:table-cell table:number-columns-repeated="2"/>
        </table:table-row>
        <table:table-row table:style-name="ro1">
          <table:table-cell office:value-type="float" office:value="0.000012" calcext:value-type="float">
            <text:p>0.000012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6626506024" calcext:value-type="float">
            <text:p>0.6626506024</text:p>
          </table:table-cell>
          <table:table-cell office:value-type="float" office:value="0.449592786" calcext:value-type="float">
            <text:p>0.449592786</text:p>
          </table:table-cell>
          <table:table-cell office:value-type="float" office:value="-0.1266902386" calcext:value-type="float">
            <text:p>-0.1266902386</text:p>
          </table:table-cell>
          <table:table-cell table:number-columns-repeated="2"/>
        </table:table-row>
        <table:table-row table:style-name="ro1">
          <table:table-cell office:value-type="float" office:value="0.000111" calcext:value-type="float">
            <text:p>0.000111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0.449592786" calcext:value-type="float">
            <text:p>0.449592786</text:p>
          </table:table-cell>
          <table:table-cell office:value-type="float" office:value="-0.1266902386" calcext:value-type="float">
            <text:p>-0.1266902386</text:p>
          </table:table-cell>
          <table:table-cell table:number-columns-repeated="2"/>
        </table:table-row>
        <table:table-row table:style-name="ro1">
          <table:table-cell office:value-type="float" office:value="0.000012" calcext:value-type="float">
            <text:p>0.000012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6706827309" calcext:value-type="float">
            <text:p>0.6706827309</text:p>
          </table:table-cell>
          <table:table-cell office:value-type="float" office:value="0.449592786" calcext:value-type="float">
            <text:p>0.449592786</text:p>
          </table:table-cell>
          <table:table-cell office:value-type="float" office:value="-0.1266902386" calcext:value-type="float">
            <text:p>-0.1266902386</text:p>
          </table:table-cell>
          <table:table-cell table:number-columns-repeated="2"/>
        </table:table-row>
        <table:table-row table:style-name="ro1">
          <table:table-cell office:value-type="float" office:value="0.000111" calcext:value-type="float">
            <text:p>0.000111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6746987952" calcext:value-type="float">
            <text:p>0.6746987952</text:p>
          </table:table-cell>
          <table:table-cell office:value-type="float" office:value="0.449592786" calcext:value-type="float">
            <text:p>0.449592786</text:p>
          </table:table-cell>
          <table:table-cell office:value-type="float" office:value="-0.1266902386" calcext:value-type="float">
            <text:p>-0.1266902386</text:p>
          </table:table-cell>
          <table:table-cell table:number-columns-repeated="2"/>
        </table:table-row>
        <table:table-row table:style-name="ro1">
          <table:table-cell office:value-type="float" office:value="0.000012" calcext:value-type="float">
            <text:p>0.000012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6787148594" calcext:value-type="float">
            <text:p>0.6787148594</text:p>
          </table:table-cell>
          <table:table-cell office:value-type="float" office:value="0.449592786" calcext:value-type="float">
            <text:p>0.449592786</text:p>
          </table:table-cell>
          <table:table-cell office:value-type="float" office:value="-0.1266902386" calcext:value-type="float">
            <text:p>-0.126690238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00112" calcext:value-type="float">
            <text:p>0.000112</text:p>
          </table:table-cell>
          <table:table-cell office:value-type="float" office:value="0.6827309237" calcext:value-type="float">
            <text:p>0.6827309237</text:p>
          </table:table-cell>
          <table:table-cell office:value-type="float" office:value="0.449592786" calcext:value-type="float">
            <text:p>0.449592786</text:p>
          </table:table-cell>
          <table:table-cell office:value-type="float" office:value="-0.1266902386" calcext:value-type="float">
            <text:p>-0.1266902386</text:p>
          </table:table-cell>
          <table:table-cell table:number-columns-repeated="2"/>
        </table:table-row>
        <table:table-row table:style-name="ro1">
          <table:table-cell office:value-type="float" office:value="0.000012" calcext:value-type="float">
            <text:p>0.000012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686746988" calcext:value-type="float">
            <text:p>0.686746988</text:p>
          </table:table-cell>
          <table:table-cell office:value-type="float" office:value="0.449592786" calcext:value-type="float">
            <text:p>0.449592786</text:p>
          </table:table-cell>
          <table:table-cell office:value-type="float" office:value="-0.1266902386" calcext:value-type="float">
            <text:p>-0.1266902386</text:p>
          </table:table-cell>
          <table:table-cell table:number-columns-repeated="2"/>
        </table:table-row>
        <table:table-row table:style-name="ro1">
          <table:table-cell office:value-type="float" office:value="0.00011" calcext:value-type="float">
            <text:p>0.00011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6907630522" calcext:value-type="float">
            <text:p>0.6907630522</text:p>
          </table:table-cell>
          <table:table-cell office:value-type="float" office:value="0.449592786" calcext:value-type="float">
            <text:p>0.449592786</text:p>
          </table:table-cell>
          <table:table-cell office:value-type="float" office:value="-0.1266902386" calcext:value-type="float">
            <text:p>-0.1266902386</text:p>
          </table:table-cell>
          <table:table-cell table:number-columns-repeated="2"/>
        </table:table-row>
        <table:table-row table:style-name="ro1">
          <table:table-cell office:value-type="float" office:value="0.000011" calcext:value-type="float">
            <text:p>0.000011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6947791165" calcext:value-type="float">
            <text:p>0.6947791165</text:p>
          </table:table-cell>
          <table:table-cell office:value-type="float" office:value="0.4495942859" calcext:value-type="float">
            <text:p>0.4495942859</text:p>
          </table:table-cell>
          <table:table-cell office:value-type="float" office:value="-0.1266864486" calcext:value-type="float">
            <text:p>-0.1266864486</text:p>
          </table:table-cell>
          <table:table-cell table:number-columns-repeated="2"/>
        </table:table-row>
        <table:table-row table:style-name="ro1">
          <table:table-cell office:value-type="float" office:value="0.000112" calcext:value-type="float">
            <text:p>0.000112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6987951807" calcext:value-type="float">
            <text:p>0.6987951807</text:p>
          </table:table-cell>
          <table:table-cell office:value-type="float" office:value="0.4495957859" calcext:value-type="float">
            <text:p>0.4495957859</text:p>
          </table:table-cell>
          <table:table-cell office:value-type="float" office:value="-0.1266826585" calcext:value-type="float">
            <text:p>-0.1266826585</text:p>
          </table:table-cell>
          <table:table-cell table:number-columns-repeated="2"/>
        </table:table-row>
        <table:table-row table:style-name="ro1">
          <table:table-cell office:value-type="float" office:value="0.000012" calcext:value-type="float">
            <text:p>0.000012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702811245" calcext:value-type="float">
            <text:p>0.702811245</text:p>
          </table:table-cell>
          <table:table-cell office:value-type="float" office:value="0.4495957859" calcext:value-type="float">
            <text:p>0.4495957859</text:p>
          </table:table-cell>
          <table:table-cell office:value-type="float" office:value="-0.1266826585" calcext:value-type="float">
            <text:p>-0.1266826585</text:p>
          </table:table-cell>
          <table:table-cell table:number-columns-repeated="2"/>
        </table:table-row>
        <table:table-row table:style-name="ro1">
          <table:table-cell office:value-type="float" office:value="0.000111" calcext:value-type="float">
            <text:p>0.000111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7068273092" calcext:value-type="float">
            <text:p>0.7068273092</text:p>
          </table:table-cell>
          <table:table-cell office:value-type="float" office:value="0.4495972858" calcext:value-type="float">
            <text:p>0.4495972858</text:p>
          </table:table-cell>
          <table:table-cell office:value-type="float" office:value="-0.1266788685" calcext:value-type="float">
            <text:p>-0.1266788685</text:p>
          </table:table-cell>
          <table:table-cell table:number-columns-repeated="2"/>
        </table:table-row>
        <table:table-row table:style-name="ro1">
          <table:table-cell office:value-type="float" office:value="0.000011" calcext:value-type="float">
            <text:p>0.000011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7108433735" calcext:value-type="float">
            <text:p>0.7108433735</text:p>
          </table:table-cell>
          <table:table-cell office:value-type="float" office:value="0.4495972858" calcext:value-type="float">
            <text:p>0.4495972858</text:p>
          </table:table-cell>
          <table:table-cell office:value-type="float" office:value="-0.1266788685" calcext:value-type="float">
            <text:p>-0.1266788685</text:p>
          </table:table-cell>
          <table:table-cell table:number-columns-repeated="2"/>
        </table:table-row>
        <table:table-row table:style-name="ro1">
          <table:table-cell office:value-type="float" office:value="0.000112" calcext:value-type="float">
            <text:p>0.000112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7148594378" calcext:value-type="float">
            <text:p>0.7148594378</text:p>
          </table:table-cell>
          <table:table-cell office:value-type="float" office:value="0.4496047854" calcext:value-type="float">
            <text:p>0.4496047854</text:p>
          </table:table-cell>
          <table:table-cell office:value-type="float" office:value="-0.1266599183" calcext:value-type="float">
            <text:p>-0.1266599183</text:p>
          </table:table-cell>
          <table:table-cell table:number-columns-repeated="2"/>
        </table:table-row>
        <table:table-row table:style-name="ro1">
          <table:table-cell office:value-type="float" office:value="0.000012" calcext:value-type="float">
            <text:p>0.000012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718875502" calcext:value-type="float">
            <text:p>0.718875502</text:p>
          </table:table-cell>
          <table:table-cell office:value-type="float" office:value="0.449612285" calcext:value-type="float">
            <text:p>0.449612285</text:p>
          </table:table-cell>
          <table:table-cell office:value-type="float" office:value="-0.1266409682" calcext:value-type="float">
            <text:p>-0.1266409682</text:p>
          </table:table-cell>
          <table:table-cell table:number-columns-repeated="2"/>
        </table:table-row>
        <table:table-row table:style-name="ro1">
          <table:table-cell office:value-type="float" office:value="0.000111" calcext:value-type="float">
            <text:p>0.000111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7228915663" calcext:value-type="float">
            <text:p>0.7228915663</text:p>
          </table:table-cell>
          <table:table-cell office:value-type="float" office:value="0.4496257844" calcext:value-type="float">
            <text:p>0.4496257844</text:p>
          </table:table-cell>
          <table:table-cell office:value-type="float" office:value="-0.1266068578" calcext:value-type="float">
            <text:p>-0.1266068578</text:p>
          </table:table-cell>
          <table:table-cell table:number-columns-repeated="2"/>
        </table:table-row>
        <table:table-row table:style-name="ro1">
          <table:table-cell office:value-type="float" office:value="0.000012" calcext:value-type="float">
            <text:p>0.000012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7269076305" calcext:value-type="float">
            <text:p>0.7269076305</text:p>
          </table:table-cell>
          <table:table-cell office:value-type="float" office:value="0.4496287843" calcext:value-type="float">
            <text:p>0.4496287843</text:p>
          </table:table-cell>
          <table:table-cell office:value-type="float" office:value="-0.1265992778" calcext:value-type="float">
            <text:p>-0.1265992778</text:p>
          </table:table-cell>
          <table:table-cell table:number-columns-repeated="2"/>
        </table:table-row>
        <table:table-row table:style-name="ro1">
          <table:table-cell office:value-type="float" office:value="0.000114" calcext:value-type="float">
            <text:p>0.000114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7309236948" calcext:value-type="float">
            <text:p>0.7309236948</text:p>
          </table:table-cell>
          <table:table-cell office:value-type="float" office:value="0.4496437837" calcext:value-type="float">
            <text:p>0.4496437837</text:p>
          </table:table-cell>
          <table:table-cell office:value-type="float" office:value="-0.1265613774" calcext:value-type="float">
            <text:p>-0.1265613774</text:p>
          </table:table-cell>
          <table:table-cell table:number-columns-repeated="2"/>
        </table:table-row>
        <table:table-row table:style-name="ro1">
          <table:table-cell office:value-type="float" office:value="0.000012" calcext:value-type="float">
            <text:p>0.000012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734939759" calcext:value-type="float">
            <text:p>0.734939759</text:p>
          </table:table-cell>
          <table:table-cell office:value-type="float" office:value="0.4496467836" calcext:value-type="float">
            <text:p>0.4496467836</text:p>
          </table:table-cell>
          <table:table-cell office:value-type="float" office:value="-0.1265537973" calcext:value-type="float">
            <text:p>-0.1265537973</text:p>
          </table:table-cell>
          <table:table-cell table:number-columns-repeated="2"/>
        </table:table-row>
        <table:table-row table:style-name="ro1">
          <table:table-cell office:value-type="float" office:value="0.000109" calcext:value-type="float">
            <text:p>0.000109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.7389558233" calcext:value-type="float">
            <text:p>0.7389558233</text:p>
          </table:table-cell>
          <table:table-cell office:value-type="float" office:value="0.4496617831" calcext:value-type="float">
            <text:p>0.4496617831</text:p>
          </table:table-cell>
          <table:table-cell office:value-type="float" office:value="-0.126515897" calcext:value-type="float">
            <text:p>-0.126515897</text:p>
          </table:table-cell>
          <table:table-cell table:number-columns-repeated="2"/>
        </table:table-row>
        <table:table-row table:style-name="ro1">
          <table:table-cell office:value-type="float" office:value="0.000012" calcext:value-type="float">
            <text:p>0.000012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7429718876" calcext:value-type="float">
            <text:p>0.7429718876</text:p>
          </table:table-cell>
          <table:table-cell office:value-type="float" office:value="0.4496692829" calcext:value-type="float">
            <text:p>0.4496692829</text:p>
          </table:table-cell>
          <table:table-cell office:value-type="float" office:value="-0.1264969468" calcext:value-type="float">
            <text:p>-0.1264969468</text:p>
          </table:table-cell>
          <table:table-cell table:number-columns-repeated="2"/>
        </table:table-row>
        <table:table-row table:style-name="ro1">
          <table:table-cell office:value-type="float" office:value="0.000113" calcext:value-type="float">
            <text:p>0.000113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7469879518" calcext:value-type="float">
            <text:p>0.7469879518</text:p>
          </table:table-cell>
          <table:table-cell office:value-type="float" office:value="0.4496692829" calcext:value-type="float">
            <text:p>0.4496692829</text:p>
          </table:table-cell>
          <table:table-cell office:value-type="float" office:value="-0.1264969468" calcext:value-type="float">
            <text:p>-0.1264969468</text:p>
          </table:table-cell>
          <table:table-cell table:number-columns-repeated="2"/>
        </table:table-row>
        <table:table-row table:style-name="ro1">
          <table:table-cell office:value-type="float" office:value="0.000012" calcext:value-type="float">
            <text:p>0.000012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.7510040161" calcext:value-type="float">
            <text:p>0.7510040161</text:p>
          </table:table-cell>
          <table:table-cell office:value-type="float" office:value="0.4496977822" calcext:value-type="float">
            <text:p>0.4496977822</text:p>
          </table:table-cell>
          <table:table-cell office:value-type="float" office:value="-0.1264249361" calcext:value-type="float">
            <text:p>-0.1264249361</text:p>
          </table:table-cell>
          <table:table-cell table:number-columns-repeated="2"/>
        </table:table-row>
        <table:table-row table:style-name="ro1">
          <table:table-cell office:value-type="float" office:value="0.187553" calcext:value-type="float">
            <text:p>0.187553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0.7550200803" calcext:value-type="float">
            <text:p>0.7550200803</text:p>
          </table:table-cell>
          <table:table-cell office:value-type="float" office:value="0.4497172818" calcext:value-type="float">
            <text:p>0.4497172818</text:p>
          </table:table-cell>
          <table:table-cell office:value-type="float" office:value="-0.1263756657" calcext:value-type="float">
            <text:p>-0.1263756657</text:p>
          </table:table-cell>
          <table:table-cell table:number-columns-repeated="2"/>
        </table:table-row>
        <table:table-row table:style-name="ro1">
          <table:table-cell office:value-type="float" office:value="0.007444" calcext:value-type="float">
            <text:p>0.007444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0.7590361446" calcext:value-type="float">
            <text:p>0.7590361446</text:p>
          </table:table-cell>
          <table:table-cell office:value-type="float" office:value="0.4497622816" calcext:value-type="float">
            <text:p>0.4497622816</text:p>
          </table:table-cell>
          <table:table-cell office:value-type="float" office:value="-0.1262619646" calcext:value-type="float">
            <text:p>-0.1262619646</text:p>
          </table:table-cell>
          <table:table-cell table:number-columns-repeated="2"/>
        </table:table-row>
        <table:table-row table:style-name="ro1">
          <table:table-cell office:value-type="float" office:value="0.000045" calcext:value-type="float">
            <text:p>0.000045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0.7630522088" calcext:value-type="float">
            <text:p>0.7630522088</text:p>
          </table:table-cell>
          <table:table-cell office:value-type="float" office:value="0.4498207821" calcext:value-type="float">
            <text:p>0.4498207821</text:p>
          </table:table-cell>
          <table:table-cell office:value-type="float" office:value="-0.1261141532" calcext:value-type="float">
            <text:p>-0.1261141532</text:p>
          </table:table-cell>
          <table:table-cell table:number-columns-repeated="2"/>
        </table:table-row>
        <table:table-row table:style-name="ro1">
          <table:table-cell office:value-type="float" office:value="0.020758" calcext:value-type="float">
            <text:p>0.020758</text:p>
          </table:table-cell>
          <table:table-cell office:value-type="float" office:value="0.000387" calcext:value-type="float">
            <text:p>0.000387</text:p>
          </table:table-cell>
          <table:table-cell office:value-type="float" office:value="0.7670682731" calcext:value-type="float">
            <text:p>0.7670682731</text:p>
          </table:table-cell>
          <table:table-cell office:value-type="float" office:value="0.4500052911" calcext:value-type="float">
            <text:p>0.4500052911</text:p>
          </table:table-cell>
          <table:table-cell office:value-type="float" office:value="-0.1256479788" calcext:value-type="float">
            <text:p>-0.1256479788</text:p>
          </table:table-cell>
          <table:table-cell table:number-columns-repeated="2"/>
        </table:table-row>
        <table:table-row table:style-name="ro1">
          <table:table-cell office:value-type="float" office:value="0.006717" calcext:value-type="float">
            <text:p>0.006717</text:p>
          </table:table-cell>
          <table:table-cell office:value-type="float" office:value="0.000489" calcext:value-type="float">
            <text:p>0.000489</text:p>
          </table:table-cell>
          <table:table-cell office:value-type="float" office:value="0.7710843373" calcext:value-type="float">
            <text:p>0.7710843373</text:p>
          </table:table-cell>
          <table:table-cell office:value-type="float" office:value="0.4501583068" calcext:value-type="float">
            <text:p>0.4501583068</text:p>
          </table:table-cell>
          <table:table-cell office:value-type="float" office:value="-0.1252613952" calcext:value-type="float">
            <text:p>-0.1252613952</text:p>
          </table:table-cell>
          <table:table-cell table:number-columns-repeated="2"/>
        </table:table-row>
        <table:table-row table:style-name="ro1">
          <table:table-cell office:value-type="float" office:value="0.000023" calcext:value-type="float">
            <text:p>0.000023</text:p>
          </table:table-cell>
          <table:table-cell office:value-type="float" office:value="0.000527" calcext:value-type="float">
            <text:p>0.000527</text:p>
          </table:table-cell>
          <table:table-cell office:value-type="float" office:value="0.7751004016" calcext:value-type="float">
            <text:p>0.7751004016</text:p>
          </table:table-cell>
          <table:table-cell office:value-type="float" office:value="0.4502153145" calcext:value-type="float">
            <text:p>0.4502153145</text:p>
          </table:table-cell>
          <table:table-cell office:value-type="float" office:value="-0.1251173738" calcext:value-type="float">
            <text:p>-0.1251173738</text:p>
          </table:table-cell>
          <table:table-cell table:number-columns-repeated="2"/>
        </table:table-row>
        <table:table-row table:style-name="ro1">
          <table:table-cell office:value-type="float" office:value="0.012978" calcext:value-type="float">
            <text:p>0.012978</text:p>
          </table:table-cell>
          <table:table-cell office:value-type="float" office:value="0.000549" calcext:value-type="float">
            <text:p>0.000549</text:p>
          </table:table-cell>
          <table:table-cell office:value-type="float" office:value="0.7791164659" calcext:value-type="float">
            <text:p>0.7791164659</text:p>
          </table:table-cell>
          <table:table-cell office:value-type="float" office:value="0.4502483195" calcext:value-type="float">
            <text:p>0.4502483195</text:p>
          </table:table-cell>
          <table:table-cell office:value-type="float" office:value="-0.125033993" calcext:value-type="float">
            <text:p>-0.125033993</text:p>
          </table:table-cell>
          <table:table-cell table:number-columns-repeated="2"/>
        </table:table-row>
        <table:table-row table:style-name="ro1">
          <table:table-cell office:value-type="float" office:value="0.005847" calcext:value-type="float">
            <text:p>0.005847</text:p>
          </table:table-cell>
          <table:table-cell office:value-type="float" office:value="0.000553" calcext:value-type="float">
            <text:p>0.000553</text:p>
          </table:table-cell>
          <table:table-cell office:value-type="float" office:value="0.7831325301" calcext:value-type="float">
            <text:p>0.7831325301</text:p>
          </table:table-cell>
          <table:table-cell office:value-type="float" office:value="0.4502543204" calcext:value-type="float">
            <text:p>0.4502543204</text:p>
          </table:table-cell>
          <table:table-cell office:value-type="float" office:value="-0.1250188329" calcext:value-type="float">
            <text:p>-0.1250188329</text:p>
          </table:table-cell>
          <table:table-cell table:number-columns-repeated="2"/>
        </table:table-row>
        <table:table-row table:style-name="ro1">
          <table:table-cell office:value-type="float" office:value="0.000038" calcext:value-type="float">
            <text:p>0.000038</text:p>
          </table:table-cell>
          <table:table-cell office:value-type="float" office:value="0.000561" calcext:value-type="float">
            <text:p>0.000561</text:p>
          </table:table-cell>
          <table:table-cell office:value-type="float" office:value="0.7871485944" calcext:value-type="float">
            <text:p>0.7871485944</text:p>
          </table:table-cell>
          <table:table-cell office:value-type="float" office:value="0.4502663223" calcext:value-type="float">
            <text:p>0.4502663223</text:p>
          </table:table-cell>
          <table:table-cell office:value-type="float" office:value="-0.1249885126" calcext:value-type="float">
            <text:p>-0.1249885126</text:p>
          </table:table-cell>
          <table:table-cell table:number-columns-repeated="2"/>
        </table:table-row>
        <table:table-row table:style-name="ro1">
          <table:table-cell office:value-type="float" office:value="0.039463" calcext:value-type="float">
            <text:p>0.039463</text:p>
          </table:table-cell>
          <table:table-cell office:value-type="float" office:value="0.000596" calcext:value-type="float">
            <text:p>0.000596</text:p>
          </table:table-cell>
          <table:table-cell office:value-type="float" office:value="0.7911646586" calcext:value-type="float">
            <text:p>0.7911646586</text:p>
          </table:table-cell>
          <table:table-cell office:value-type="float" office:value="0.4503188312" calcext:value-type="float">
            <text:p>0.4503188312</text:p>
          </table:table-cell>
          <table:table-cell office:value-type="float" office:value="-0.1248558613" calcext:value-type="float">
            <text:p>-0.1248558613</text:p>
          </table:table-cell>
          <table:table-cell table:number-columns-repeated="2"/>
        </table:table-row>
        <table:table-row table:style-name="ro1">
          <table:table-cell office:value-type="float" office:value="0.005945" calcext:value-type="float">
            <text:p>0.005945</text:p>
          </table:table-cell>
          <table:table-cell office:value-type="float" office:value="0.000757" calcext:value-type="float">
            <text:p>0.000757</text:p>
          </table:table-cell>
          <table:table-cell office:value-type="float" office:value="0.7951807229" calcext:value-type="float">
            <text:p>0.7951807229</text:p>
          </table:table-cell>
          <table:table-cell office:value-type="float" office:value="0.4505603832" calcext:value-type="float">
            <text:p>0.4505603832</text:p>
          </table:table-cell>
          <table:table-cell office:value-type="float" office:value="-0.1242456656" calcext:value-type="float">
            <text:p>-0.1242456656</text:p>
          </table:table-cell>
          <table:table-cell table:number-columns-repeated="2"/>
        </table:table-row>
        <table:table-row table:style-name="ro1">
          <table:table-cell office:value-type="float" office:value="0.000046" calcext:value-type="float">
            <text:p>0.000046</text:p>
          </table:table-cell>
          <table:table-cell office:value-type="float" office:value="0.000857" calcext:value-type="float">
            <text:p>0.000857</text:p>
          </table:table-cell>
          <table:table-cell office:value-type="float" office:value="0.7991967871" calcext:value-type="float">
            <text:p>0.7991967871</text:p>
          </table:table-cell>
          <table:table-cell office:value-type="float" office:value="0.4507104247" calcext:value-type="float">
            <text:p>0.4507104247</text:p>
          </table:table-cell>
          <table:table-cell office:value-type="float" office:value="-0.123866662" calcext:value-type="float">
            <text:p>-0.123866662</text:p>
          </table:table-cell>
          <table:table-cell table:number-columns-repeated="2"/>
        </table:table-row>
        <table:table-row table:style-name="ro1">
          <table:table-cell office:value-type="float" office:value="0.083975" calcext:value-type="float">
            <text:p>0.083975</text:p>
          </table:table-cell>
          <table:table-cell office:value-type="float" office:value="0.000972" calcext:value-type="float">
            <text:p>0.000972</text:p>
          </table:table-cell>
          <table:table-cell office:value-type="float" office:value="0.8032128514" calcext:value-type="float">
            <text:p>0.8032128514</text:p>
          </table:table-cell>
          <table:table-cell office:value-type="float" office:value="0.4508829812" calcext:value-type="float">
            <text:p>0.4508829812</text:p>
          </table:table-cell>
          <table:table-cell office:value-type="float" office:value="-0.1234308079" calcext:value-type="float">
            <text:p>-0.1234308079</text:p>
          </table:table-cell>
          <table:table-cell table:number-columns-repeated="2"/>
        </table:table-row>
        <table:table-row table:style-name="ro1">
          <table:table-cell office:value-type="float" office:value="0.000081" calcext:value-type="float">
            <text:p>0.000081</text:p>
          </table:table-cell>
          <table:table-cell office:value-type="float" office:value="0.001008" calcext:value-type="float">
            <text:p>0.001008</text:p>
          </table:table-cell>
          <table:table-cell office:value-type="float" office:value="0.8072289157" calcext:value-type="float">
            <text:p>0.8072289157</text:p>
          </table:table-cell>
          <table:table-cell office:value-type="float" office:value="0.4509370008" calcext:value-type="float">
            <text:p>0.4509370008</text:p>
          </table:table-cell>
          <table:table-cell office:value-type="float" office:value="-0.1232943666" calcext:value-type="float">
            <text:p>-0.1232943666</text:p>
          </table:table-cell>
          <table:table-cell table:number-columns-repeated="2"/>
        </table:table-row>
        <table:table-row table:style-name="ro1">
          <table:table-cell office:value-type="float" office:value="0.014106" calcext:value-type="float">
            <text:p>0.014106</text:p>
          </table:table-cell>
          <table:table-cell office:value-type="float" office:value="0.001069" calcext:value-type="float">
            <text:p>0.001069</text:p>
          </table:table-cell>
          <table:table-cell office:value-type="float" office:value="0.8112449799" calcext:value-type="float">
            <text:p>0.8112449799</text:p>
          </table:table-cell>
          <table:table-cell office:value-type="float" office:value="0.451028536" calcext:value-type="float">
            <text:p>0.451028536</text:p>
          </table:table-cell>
          <table:table-cell office:value-type="float" office:value="-0.1230631745" calcext:value-type="float">
            <text:p>-0.1230631745</text:p>
          </table:table-cell>
          <table:table-cell table:number-columns-repeated="2"/>
        </table:table-row>
        <table:table-row table:style-name="ro1">
          <table:table-cell office:value-type="float" office:value="0.000024" calcext:value-type="float">
            <text:p>0.000024</text:p>
          </table:table-cell>
          <table:table-cell office:value-type="float" office:value="0.001106" calcext:value-type="float">
            <text:p>0.001106</text:p>
          </table:table-cell>
          <table:table-cell office:value-type="float" office:value="0.8152610442" calcext:value-type="float">
            <text:p>0.8152610442</text:p>
          </table:table-cell>
          <table:table-cell office:value-type="float" office:value="0.4510840587" calcext:value-type="float">
            <text:p>0.4510840587</text:p>
          </table:table-cell>
          <table:table-cell office:value-type="float" office:value="-0.1229229431" calcext:value-type="float">
            <text:p>-0.1229229431</text:p>
          </table:table-cell>
          <table:table-cell table:number-columns-repeated="2"/>
        </table:table-row>
        <table:table-row table:style-name="ro1">
          <table:table-cell office:value-type="float" office:value="0.000004" calcext:value-type="float">
            <text:p>0.000004</text:p>
          </table:table-cell>
          <table:table-cell office:value-type="float" office:value="0.001146" calcext:value-type="float">
            <text:p>0.001146</text:p>
          </table:table-cell>
          <table:table-cell office:value-type="float" office:value="0.8192771084" calcext:value-type="float">
            <text:p>0.8192771084</text:p>
          </table:table-cell>
          <table:table-cell office:value-type="float" office:value="0.4511440843" calcext:value-type="float">
            <text:p>0.4511440843</text:p>
          </table:table-cell>
          <table:table-cell office:value-type="float" office:value="-0.1227713417" calcext:value-type="float">
            <text:p>-0.1227713417</text:p>
          </table:table-cell>
          <table:table-cell table:number-columns-repeated="2"/>
        </table:table-row>
        <table:table-row table:style-name="ro1">
          <table:table-cell office:value-type="float" office:value="0.000006" calcext:value-type="float">
            <text:p>0.000006</text:p>
          </table:table-cell>
          <table:table-cell office:value-type="float" office:value="0.001397" calcext:value-type="float">
            <text:p>0.001397</text:p>
          </table:table-cell>
          <table:table-cell office:value-type="float" office:value="0.8232931727" calcext:value-type="float">
            <text:p>0.8232931727</text:p>
          </table:table-cell>
          <table:table-cell office:value-type="float" office:value="0.4515207702" calcext:value-type="float">
            <text:p>0.4515207702</text:p>
          </table:table-cell>
          <table:table-cell office:value-type="float" office:value="-0.1218200428" calcext:value-type="float">
            <text:p>-0.1218200428</text:p>
          </table:table-cell>
          <table:table-cell table:number-columns-repeated="2"/>
        </table:table-row>
        <table:table-row table:style-name="ro1">
          <table:table-cell office:value-type="float" office:value="0.00011" calcext:value-type="float">
            <text:p>0.00011</text:p>
          </table:table-cell>
          <table:table-cell office:value-type="float" office:value="0.001422" calcext:value-type="float">
            <text:p>0.001422</text:p>
          </table:table-cell>
          <table:table-cell office:value-type="float" office:value="0.8273092369" calcext:value-type="float">
            <text:p>0.8273092369</text:p>
          </table:table-cell>
          <table:table-cell office:value-type="float" office:value="0.4515582911" calcext:value-type="float">
            <text:p>0.4515582911</text:p>
          </table:table-cell>
          <table:table-cell office:value-type="float" office:value="-0.1217252919" calcext:value-type="float">
            <text:p>-0.1217252919</text:p>
          </table:table-cell>
          <table:table-cell table:number-columns-repeated="2"/>
        </table:table-row>
        <table:table-row table:style-name="ro1">
          <table:table-cell office:value-type="float" office:value="0.013764" calcext:value-type="float">
            <text:p>0.013764</text:p>
          </table:table-cell>
          <table:table-cell office:value-type="float" office:value="0.002017" calcext:value-type="float">
            <text:p>0.002017</text:p>
          </table:table-cell>
          <table:table-cell office:value-type="float" office:value="0.8313253012" calcext:value-type="float">
            <text:p>0.8313253012</text:p>
          </table:table-cell>
          <table:table-cell office:value-type="float" office:value="0.4524514158" calcext:value-type="float">
            <text:p>0.4524514158</text:p>
          </table:table-cell>
          <table:table-cell office:value-type="float" office:value="-0.1194702206" calcext:value-type="float">
            <text:p>-0.119470220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02308" calcext:value-type="float">
            <text:p>0.002308</text:p>
          </table:table-cell>
          <table:table-cell office:value-type="float" office:value="0.8353413655" calcext:value-type="float">
            <text:p>0.8353413655</text:p>
          </table:table-cell>
          <table:table-cell office:value-type="float" office:value="0.4528883092" calcext:value-type="float">
            <text:p>0.4528883092</text:p>
          </table:table-cell>
          <table:table-cell office:value-type="float" office:value="-0.1183673202" calcext:value-type="float">
            <text:p>-0.1183673202</text:p>
          </table:table-cell>
          <table:table-cell table:number-columns-repeated="2"/>
        </table:table-row>
        <table:table-row table:style-name="ro1">
          <table:table-cell office:value-type="float" office:value="0.000015" calcext:value-type="float">
            <text:p>0.000015</text:p>
          </table:table-cell>
          <table:table-cell office:value-type="float" office:value="0.003955" calcext:value-type="float">
            <text:p>0.003955</text:p>
          </table:table-cell>
          <table:table-cell office:value-type="float" office:value="0.8393574297" calcext:value-type="float">
            <text:p>0.8393574297</text:p>
          </table:table-cell>
          <table:table-cell office:value-type="float" office:value="0.4553620955" calcext:value-type="float">
            <text:p>0.4553620955</text:p>
          </table:table-cell>
          <table:table-cell office:value-type="float" office:value="-0.1121251315" calcext:value-type="float">
            <text:p>-0.1121251315</text:p>
          </table:table-cell>
          <table:table-cell table:number-columns-repeated="2"/>
        </table:table-row>
        <table:table-row table:style-name="ro1">
          <table:table-cell office:value-type="float" office:value="0.40631" calcext:value-type="float">
            <text:p>0.40631</text:p>
          </table:table-cell>
          <table:table-cell office:value-type="float" office:value="0.004085" calcext:value-type="float">
            <text:p>0.004085</text:p>
          </table:table-cell>
          <table:table-cell office:value-type="float" office:value="0.843373494" calcext:value-type="float">
            <text:p>0.843373494</text:p>
          </table:table-cell>
          <table:table-cell office:value-type="float" office:value="0.4555574299" calcext:value-type="float">
            <text:p>0.4555574299</text:p>
          </table:table-cell>
          <table:table-cell office:value-type="float" office:value="-0.1116324268" calcext:value-type="float">
            <text:p>-0.1116324268</text:p>
          </table:table-cell>
          <table:table-cell table:number-columns-repeated="2"/>
        </table:table-row>
        <table:table-row table:style-name="ro1">
          <table:table-cell office:value-type="float" office:value="0.000068" calcext:value-type="float">
            <text:p>0.000068</text:p>
          </table:table-cell>
          <table:table-cell office:value-type="float" office:value="0.00547" calcext:value-type="float">
            <text:p>0.00547</text:p>
          </table:table-cell>
          <table:table-cell office:value-type="float" office:value="0.8473895582" calcext:value-type="float">
            <text:p>0.8473895582</text:p>
          </table:table-cell>
          <table:table-cell office:value-type="float" office:value="0.4576391501" calcext:value-type="float">
            <text:p>0.4576391501</text:p>
          </table:table-cell>
          <table:table-cell office:value-type="float" office:value="-0.1063832274" calcext:value-type="float">
            <text:p>-0.1063832274</text:p>
          </table:table-cell>
          <table:table-cell table:number-columns-repeated="2"/>
        </table:table-row>
        <table:table-row table:style-name="ro1">
          <table:table-cell office:value-type="float" office:value="0.000069" calcext:value-type="float">
            <text:p>0.000069</text:p>
          </table:table-cell>
          <table:table-cell office:value-type="float" office:value="0.005567" calcext:value-type="float">
            <text:p>0.005567</text:p>
          </table:table-cell>
          <table:table-cell office:value-type="float" office:value="0.8514056225" calcext:value-type="float">
            <text:p>0.8514056225</text:p>
          </table:table-cell>
          <table:table-cell office:value-type="float" office:value="0.4577849899" calcext:value-type="float">
            <text:p>0.4577849899</text:p>
          </table:table-cell>
          <table:table-cell office:value-type="float" office:value="-0.1060155939" calcext:value-type="float">
            <text:p>-0.1060155939</text:p>
          </table:table-cell>
          <table:table-cell table:number-columns-repeated="2"/>
        </table:table-row>
        <table:table-row table:style-name="ro1">
          <table:table-cell office:value-type="float" office:value="0.000195" calcext:value-type="float">
            <text:p>0.000195</text:p>
          </table:table-cell>
          <table:table-cell office:value-type="float" office:value="0.005847" calcext:value-type="float">
            <text:p>0.005847</text:p>
          </table:table-cell>
          <table:table-cell office:value-type="float" office:value="0.8554216867" calcext:value-type="float">
            <text:p>0.8554216867</text:p>
          </table:table-cell>
          <table:table-cell office:value-type="float" office:value="0.4582060025" calcext:value-type="float">
            <text:p>0.4582060025</text:p>
          </table:table-cell>
          <table:table-cell office:value-type="float" office:value="-0.1049543839" calcext:value-type="float">
            <text:p>-0.1049543839</text:p>
          </table:table-cell>
          <table:table-cell table:number-columns-repeated="2"/>
        </table:table-row>
        <table:table-row table:style-name="ro1">
          <table:table-cell office:value-type="float" office:value="0.00004" calcext:value-type="float">
            <text:p>0.00004</text:p>
          </table:table-cell>
          <table:table-cell office:value-type="float" office:value="0.005945" calcext:value-type="float">
            <text:p>0.005945</text:p>
          </table:table-cell>
          <table:table-cell office:value-type="float" office:value="0.859437751" calcext:value-type="float">
            <text:p>0.859437751</text:p>
          </table:table-cell>
          <table:table-cell office:value-type="float" office:value="0.4583533681" calcext:value-type="float">
            <text:p>0.4583533681</text:p>
          </table:table-cell>
          <table:table-cell office:value-type="float" office:value="-0.1045829604" calcext:value-type="float">
            <text:p>-0.1045829604</text:p>
          </table:table-cell>
          <table:table-cell table:number-columns-repeated="2"/>
        </table:table-row>
        <table:table-row table:style-name="ro1">
          <table:table-cell office:value-type="float" office:value="0.000012" calcext:value-type="float">
            <text:p>0.000012</text:p>
          </table:table-cell>
          <table:table-cell office:value-type="float" office:value="0.005947" calcext:value-type="float">
            <text:p>0.005947</text:p>
          </table:table-cell>
          <table:table-cell office:value-type="float" office:value="0.8634538153" calcext:value-type="float">
            <text:p>0.8634538153</text:p>
          </table:table-cell>
          <table:table-cell office:value-type="float" office:value="0.4583563756" calcext:value-type="float">
            <text:p>0.4583563756</text:p>
          </table:table-cell>
          <table:table-cell office:value-type="float" office:value="-0.1045753804" calcext:value-type="float">
            <text:p>-0.1045753804</text:p>
          </table:table-cell>
          <table:table-cell table:number-columns-repeated="2"/>
        </table:table-row>
        <table:table-row table:style-name="ro1">
          <table:table-cell office:value-type="float" office:value="0.000015" calcext:value-type="float">
            <text:p>0.000015</text:p>
          </table:table-cell>
          <table:table-cell office:value-type="float" office:value="0.006459" calcext:value-type="float">
            <text:p>0.006459</text:p>
          </table:table-cell>
          <table:table-cell office:value-type="float" office:value="0.8674698795" calcext:value-type="float">
            <text:p>0.8674698795</text:p>
          </table:table-cell>
          <table:table-cell office:value-type="float" office:value="0.4591263786" calcext:value-type="float">
            <text:p>0.4591263786</text:p>
          </table:table-cell>
          <table:table-cell office:value-type="float" office:value="-0.1026348821" calcext:value-type="float">
            <text:p>-0.1026348821</text:p>
          </table:table-cell>
          <table:table-cell table:number-columns-repeated="2"/>
        </table:table-row>
        <table:table-row table:style-name="ro1">
          <table:table-cell office:value-type="float" office:value="0.000009" calcext:value-type="float">
            <text:p>0.000009</text:p>
          </table:table-cell>
          <table:table-cell office:value-type="float" office:value="0.006676" calcext:value-type="float">
            <text:p>0.006676</text:p>
          </table:table-cell>
          <table:table-cell office:value-type="float" office:value="0.8714859438" calcext:value-type="float">
            <text:p>0.8714859438</text:p>
          </table:table-cell>
          <table:table-cell office:value-type="float" office:value="0.4594527739" calcext:value-type="float">
            <text:p>0.4594527739</text:p>
          </table:table-cell>
          <table:table-cell office:value-type="float" office:value="-0.1018124443" calcext:value-type="float">
            <text:p>-0.1018124443</text:p>
          </table:table-cell>
          <table:table-cell table:number-columns-repeated="2"/>
        </table:table-row>
        <table:table-row table:style-name="ro1">
          <table:table-cell office:value-type="float" office:value="0.000014" calcext:value-type="float">
            <text:p>0.000014</text:p>
          </table:table-cell>
          <table:table-cell office:value-type="float" office:value="0.006717" calcext:value-type="float">
            <text:p>0.006717</text:p>
          </table:table-cell>
          <table:table-cell office:value-type="float" office:value="0.875502008" calcext:value-type="float">
            <text:p>0.875502008</text:p>
          </table:table-cell>
          <table:table-cell office:value-type="float" office:value="0.4595144462" calcext:value-type="float">
            <text:p>0.4595144462</text:p>
          </table:table-cell>
          <table:table-cell office:value-type="float" office:value="-0.1016570529" calcext:value-type="float">
            <text:p>-0.1016570529</text:p>
          </table:table-cell>
          <table:table-cell table:number-columns-repeated="2"/>
        </table:table-row>
        <table:table-row table:style-name="ro1">
          <table:table-cell office:value-type="float" office:value="0.000059" calcext:value-type="float">
            <text:p>0.000059</text:p>
          </table:table-cell>
          <table:table-cell office:value-type="float" office:value="0.007269" calcext:value-type="float">
            <text:p>0.007269</text:p>
          </table:table-cell>
          <table:table-cell office:value-type="float" office:value="0.8795180723" calcext:value-type="float">
            <text:p>0.8795180723</text:p>
          </table:table-cell>
          <table:table-cell office:value-type="float" office:value="0.4603448594" calcext:value-type="float">
            <text:p>0.4603448594</text:p>
          </table:table-cell>
          <table:table-cell office:value-type="float" office:value="-0.0995649532" calcext:value-type="float">
            <text:p>-0.0995649532</text:p>
          </table:table-cell>
          <table:table-cell table:number-columns-repeated="2"/>
        </table:table-row>
        <table:table-row table:style-name="ro1">
          <table:table-cell office:value-type="float" office:value="0.000136" calcext:value-type="float">
            <text:p>0.000136</text:p>
          </table:table-cell>
          <table:table-cell office:value-type="float" office:value="0.007335" calcext:value-type="float">
            <text:p>0.007335</text:p>
          </table:table-cell>
          <table:table-cell office:value-type="float" office:value="0.8835341365" calcext:value-type="float">
            <text:p>0.8835341365</text:p>
          </table:table-cell>
          <table:table-cell office:value-type="float" office:value="0.4604441596" calcext:value-type="float">
            <text:p>0.4604441596</text:p>
          </table:table-cell>
          <table:table-cell office:value-type="float" office:value="-0.0993148108" calcext:value-type="float">
            <text:p>-0.0993148108</text:p>
          </table:table-cell>
          <table:table-cell table:number-columns-repeated="2"/>
        </table:table-row>
        <table:table-row table:style-name="ro1">
          <table:table-cell office:value-type="float" office:value="0.000115" calcext:value-type="float">
            <text:p>0.000115</text:p>
          </table:table-cell>
          <table:table-cell office:value-type="float" office:value="0.007359" calcext:value-type="float">
            <text:p>0.007359</text:p>
          </table:table-cell>
          <table:table-cell office:value-type="float" office:value="0.8875502008" calcext:value-type="float">
            <text:p>0.8875502008</text:p>
          </table:table-cell>
          <table:table-cell office:value-type="float" office:value="0.4604802694" calcext:value-type="float">
            <text:p>0.4604802694</text:p>
          </table:table-cell>
          <table:table-cell office:value-type="float" office:value="-0.09922385" calcext:value-type="float">
            <text:p>-0.09922385</text:p>
          </table:table-cell>
          <table:table-cell table:number-columns-repeated="2"/>
        </table:table-row>
        <table:table-row table:style-name="ro1">
          <table:table-cell office:value-type="float" office:value="0.000055" calcext:value-type="float">
            <text:p>0.000055</text:p>
          </table:table-cell>
          <table:table-cell office:value-type="float" office:value="0.007365" calcext:value-type="float">
            <text:p>0.007365</text:p>
          </table:table-cell>
          <table:table-cell office:value-type="float" office:value="0.8915662651" calcext:value-type="float">
            <text:p>0.8915662651</text:p>
          </table:table-cell>
          <table:table-cell office:value-type="float" office:value="0.4604892969" calcext:value-type="float">
            <text:p>0.4604892969</text:p>
          </table:table-cell>
          <table:table-cell office:value-type="float" office:value="-0.0992011097" calcext:value-type="float">
            <text:p>-0.0992011097</text:p>
          </table:table-cell>
          <table:table-cell table:number-columns-repeated="2"/>
        </table:table-row>
        <table:table-row table:style-name="ro1">
          <table:table-cell office:value-type="float" office:value="0.000158" calcext:value-type="float">
            <text:p>0.000158</text:p>
          </table:table-cell>
          <table:table-cell office:value-type="float" office:value="0.007444" calcext:value-type="float">
            <text:p>0.007444</text:p>
          </table:table-cell>
          <table:table-cell office:value-type="float" office:value="0.8955823293" calcext:value-type="float">
            <text:p>0.8955823293</text:p>
          </table:table-cell>
          <table:table-cell office:value-type="float" office:value="0.4606081608" calcext:value-type="float">
            <text:p>0.4606081608</text:p>
          </table:table-cell>
          <table:table-cell office:value-type="float" office:value="-0.0989016969" calcext:value-type="float">
            <text:p>-0.0989016969</text:p>
          </table:table-cell>
          <table:table-cell table:number-columns-repeated="2"/>
        </table:table-row>
        <table:table-row table:style-name="ro1">
          <table:table-cell office:value-type="float" office:value="0.000115" calcext:value-type="float">
            <text:p>0.000115</text:p>
          </table:table-cell>
          <table:table-cell office:value-type="float" office:value="0.007606" calcext:value-type="float">
            <text:p>0.007606</text:p>
          </table:table-cell>
          <table:table-cell office:value-type="float" office:value="0.8995983936" calcext:value-type="float">
            <text:p>0.8995983936</text:p>
          </table:table-cell>
          <table:table-cell office:value-type="float" office:value="0.460851918" calcext:value-type="float">
            <text:p>0.460851918</text:p>
          </table:table-cell>
          <table:table-cell office:value-type="float" office:value="-0.0982877111" calcext:value-type="float">
            <text:p>-0.0982877111</text:p>
          </table:table-cell>
          <table:table-cell table:number-columns-repeated="2"/>
        </table:table-row>
        <table:table-row table:style-name="ro1">
          <table:table-cell office:value-type="float" office:value="0.001397" calcext:value-type="float">
            <text:p>0.001397</text:p>
          </table:table-cell>
          <table:table-cell office:value-type="float" office:value="0.007665" calcext:value-type="float">
            <text:p>0.007665</text:p>
          </table:table-cell>
          <table:table-cell office:value-type="float" office:value="0.9036144578" calcext:value-type="float">
            <text:p>0.9036144578</text:p>
          </table:table-cell>
          <table:table-cell office:value-type="float" office:value="0.4609406974" calcext:value-type="float">
            <text:p>0.4609406974</text:p>
          </table:table-cell>
          <table:table-cell office:value-type="float" office:value="-0.098064099" calcext:value-type="float">
            <text:p>-0.098064099</text:p>
          </table:table-cell>
          <table:table-cell table:number-columns-repeated="2"/>
        </table:table-row>
        <table:table-row table:style-name="ro1">
          <table:table-cell office:value-type="float" office:value="0.000074" calcext:value-type="float">
            <text:p>0.000074</text:p>
          </table:table-cell>
          <table:table-cell office:value-type="float" office:value="0.007755" calcext:value-type="float">
            <text:p>0.007755</text:p>
          </table:table-cell>
          <table:table-cell office:value-type="float" office:value="0.9076305221" calcext:value-type="float">
            <text:p>0.9076305221</text:p>
          </table:table-cell>
          <table:table-cell office:value-type="float" office:value="0.4610761275" calcext:value-type="float">
            <text:p>0.4610761275</text:p>
          </table:table-cell>
          <table:table-cell office:value-type="float" office:value="-0.0977229958" calcext:value-type="float">
            <text:p>-0.0977229958</text:p>
          </table:table-cell>
          <table:table-cell table:number-columns-repeated="2"/>
        </table:table-row>
        <table:table-row table:style-name="ro1">
          <table:table-cell office:value-type="float" office:value="0.000054" calcext:value-type="float">
            <text:p>0.000054</text:p>
          </table:table-cell>
          <table:table-cell office:value-type="float" office:value="0.007774" calcext:value-type="float">
            <text:p>0.007774</text:p>
          </table:table-cell>
          <table:table-cell office:value-type="float" office:value="0.9116465863" calcext:value-type="float">
            <text:p>0.9116465863</text:p>
          </table:table-cell>
          <table:table-cell office:value-type="float" office:value="0.4611047188" calcext:value-type="float">
            <text:p>0.4611047188</text:p>
          </table:table-cell>
          <table:table-cell office:value-type="float" office:value="-0.0976509851" calcext:value-type="float">
            <text:p>-0.0976509851</text:p>
          </table:table-cell>
          <table:table-cell table:number-columns-repeated="2"/>
        </table:table-row>
        <table:table-row table:style-name="ro1">
          <table:table-cell office:value-type="float" office:value="0.000163" calcext:value-type="float">
            <text:p>0.000163</text:p>
          </table:table-cell>
          <table:table-cell office:value-type="float" office:value="0.009201" calcext:value-type="float">
            <text:p>0.009201</text:p>
          </table:table-cell>
          <table:table-cell office:value-type="float" office:value="0.9156626506" calcext:value-type="float">
            <text:p>0.9156626506</text:p>
          </table:table-cell>
          <table:table-cell office:value-type="float" office:value="0.4632526445" calcext:value-type="float">
            <text:p>0.4632526445</text:p>
          </table:table-cell>
          <table:table-cell office:value-type="float" office:value="-0.0922426042" calcext:value-type="float">
            <text:p>-0.0922426042</text:p>
          </table:table-cell>
          <table:table-cell table:number-columns-repeated="2"/>
        </table:table-row>
        <table:table-row table:style-name="ro1">
          <table:table-cell office:value-type="float" office:value="0.000035" calcext:value-type="float">
            <text:p>0.000035</text:p>
          </table:table-cell>
          <table:table-cell office:value-type="float" office:value="0.012781" calcext:value-type="float">
            <text:p>0.012781</text:p>
          </table:table-cell>
          <table:table-cell office:value-type="float" office:value="0.9196787149" calcext:value-type="float">
            <text:p>0.9196787149</text:p>
          </table:table-cell>
          <table:table-cell office:value-type="float" office:value="0.4686458532" calcext:value-type="float">
            <text:p>0.4686458532</text:p>
          </table:table-cell>
          <table:table-cell office:value-type="float" office:value="-0.0786742764" calcext:value-type="float">
            <text:p>-0.0786742764</text:p>
          </table:table-cell>
          <table:table-cell table:number-columns-repeated="2"/>
        </table:table-row>
        <table:table-row table:style-name="ro1">
          <table:table-cell office:value-type="float" office:value="0.000011" calcext:value-type="float">
            <text:p>0.000011</text:p>
          </table:table-cell>
          <table:table-cell office:value-type="float" office:value="0.012978" calcext:value-type="float">
            <text:p>0.012978</text:p>
          </table:table-cell>
          <table:table-cell office:value-type="float" office:value="0.9236947791" calcext:value-type="float">
            <text:p>0.9236947791</text:p>
          </table:table-cell>
          <table:table-cell office:value-type="float" office:value="0.4689428066" calcext:value-type="float">
            <text:p>0.4689428066</text:p>
          </table:table-cell>
          <table:table-cell office:value-type="float" office:value="-0.0779276394" calcext:value-type="float">
            <text:p>-0.0779276394</text:p>
          </table:table-cell>
          <table:table-cell table:number-columns-repeated="2"/>
        </table:table-row>
        <table:table-row table:style-name="ro1">
          <table:table-cell office:value-type="float" office:value="0.00002" calcext:value-type="float">
            <text:p>0.00002</text:p>
          </table:table-cell>
          <table:table-cell office:value-type="float" office:value="0.013764" calcext:value-type="float">
            <text:p>0.013764</text:p>
          </table:table-cell>
          <table:table-cell office:value-type="float" office:value="0.9277108434" calcext:value-type="float">
            <text:p>0.9277108434</text:p>
          </table:table-cell>
          <table:table-cell office:value-type="float" office:value="0.4701277756" calcext:value-type="float">
            <text:p>0.4701277756</text:p>
          </table:table-cell>
          <table:table-cell office:value-type="float" office:value="-0.0749486714" calcext:value-type="float">
            <text:p>-0.0749486714</text:p>
          </table:table-cell>
          <table:table-cell table:number-columns-repeated="2"/>
        </table:table-row>
        <table:table-row table:style-name="ro1">
          <table:table-cell office:value-type="float" office:value="0.000011" calcext:value-type="float">
            <text:p>0.000011</text:p>
          </table:table-cell>
          <table:table-cell office:value-type="float" office:value="0.014106" calcext:value-type="float">
            <text:p>0.014106</text:p>
          </table:table-cell>
          <table:table-cell office:value-type="float" office:value="0.9317269076" calcext:value-type="float">
            <text:p>0.9317269076</text:p>
          </table:table-cell>
          <table:table-cell office:value-type="float" office:value="0.4706434561" calcext:value-type="float">
            <text:p>0.4706434561</text:p>
          </table:table-cell>
          <table:table-cell office:value-type="float" office:value="-0.0736524792" calcext:value-type="float">
            <text:p>-0.0736524792</text:p>
          </table:table-cell>
          <table:table-cell table:number-columns-repeated="2"/>
        </table:table-row>
        <table:table-row table:style-name="ro1">
          <table:table-cell office:value-type="float" office:value="0.000013" calcext:value-type="float">
            <text:p>0.000013</text:p>
          </table:table-cell>
          <table:table-cell office:value-type="float" office:value="0.017709" calcext:value-type="float">
            <text:p>0.017709</text:p>
          </table:table-cell>
          <table:table-cell office:value-type="float" office:value="0.9357429719" calcext:value-type="float">
            <text:p>0.9357429719</text:p>
          </table:table-cell>
          <table:table-cell office:value-type="float" office:value="0.4760790198" calcext:value-type="float">
            <text:p>0.4760790198</text:p>
          </table:table-cell>
          <table:table-cell office:value-type="float" office:value="-0.0599969806" calcext:value-type="float">
            <text:p>-0.0599969806</text:p>
          </table:table-cell>
          <table:table-cell table:number-columns-repeated="2"/>
        </table:table-row>
        <table:table-row table:style-name="ro1">
          <table:table-cell office:value-type="float" office:value="0.000182" calcext:value-type="float">
            <text:p>0.000182</text:p>
          </table:table-cell>
          <table:table-cell office:value-type="float" office:value="0.020758" calcext:value-type="float">
            <text:p>0.020758</text:p>
          </table:table-cell>
          <table:table-cell office:value-type="float" office:value="0.9397590361" calcext:value-type="float">
            <text:p>0.9397590361</text:p>
          </table:table-cell>
          <table:table-cell office:value-type="float" office:value="0.4806823277" calcext:value-type="float">
            <text:p>0.4806823277</text:p>
          </table:table-cell>
          <table:table-cell office:value-type="float" office:value="-0.0484411617" calcext:value-type="float">
            <text:p>-0.0484411617</text:p>
          </table:table-cell>
          <table:table-cell table:number-columns-repeated="2"/>
        </table:table-row>
        <table:table-row table:style-name="ro1">
          <table:table-cell office:value-type="float" office:value="0.000016" calcext:value-type="float">
            <text:p>0.000016</text:p>
          </table:table-cell>
          <table:table-cell office:value-type="float" office:value="0.021526" calcext:value-type="float">
            <text:p>0.021526</text:p>
          </table:table-cell>
          <table:table-cell office:value-type="float" office:value="0.9437751004" calcext:value-type="float">
            <text:p>0.9437751004</text:p>
          </table:table-cell>
          <table:table-cell office:value-type="float" office:value="0.4818422665" calcext:value-type="float">
            <text:p>0.4818422665</text:p>
          </table:table-cell>
          <table:table-cell office:value-type="float" office:value="-0.0455304143" calcext:value-type="float">
            <text:p>-0.0455304143</text:p>
          </table:table-cell>
          <table:table-cell table:number-columns-repeated="2"/>
        </table:table-row>
        <table:table-row table:style-name="ro1">
          <table:table-cell office:value-type="float" office:value="0.000111" calcext:value-type="float">
            <text:p>0.000111</text:p>
          </table:table-cell>
          <table:table-cell office:value-type="float" office:value="0.02727" calcext:value-type="float">
            <text:p>0.02727</text:p>
          </table:table-cell>
          <table:table-cell office:value-type="float" office:value="0.9477911647" calcext:value-type="float">
            <text:p>0.9477911647</text:p>
          </table:table-cell>
          <table:table-cell office:value-type="float" office:value="0.490521844" calcext:value-type="float">
            <text:p>0.490521844</text:p>
          </table:table-cell>
          <table:table-cell office:value-type="float" office:value="-0.0237604493" calcext:value-type="float">
            <text:p>-0.0237604493</text:p>
          </table:table-cell>
          <table:table-cell table:number-columns-repeated="2"/>
        </table:table-row>
        <table:table-row table:style-name="ro1">
          <table:table-cell office:value-type="float" office:value="0.000015" calcext:value-type="float">
            <text:p>0.000015</text:p>
          </table:table-cell>
          <table:table-cell office:value-type="float" office:value="0.029172" calcext:value-type="float">
            <text:p>0.029172</text:p>
          </table:table-cell>
          <table:table-cell office:value-type="float" office:value="0.9518072289" calcext:value-type="float">
            <text:p>0.9518072289</text:p>
          </table:table-cell>
          <table:table-cell office:value-type="float" office:value="0.4933970881" calcext:value-type="float">
            <text:p>0.4933970881</text:p>
          </table:table-cell>
          <table:table-cell office:value-type="float" office:value="-0.0165518014" calcext:value-type="float">
            <text:p>-0.0165518014</text:p>
          </table:table-cell>
          <table:table-cell table:number-columns-repeated="2"/>
        </table:table-row>
        <table:table-row table:style-name="ro1">
          <table:table-cell office:value-type="float" office:value="0.000108" calcext:value-type="float">
            <text:p>0.000108</text:p>
          </table:table-cell>
          <table:table-cell office:value-type="float" office:value="0.032479" calcext:value-type="float">
            <text:p>0.032479</text:p>
          </table:table-cell>
          <table:table-cell office:value-type="float" office:value="0.9558232932" calcext:value-type="float">
            <text:p>0.9558232932</text:p>
          </table:table-cell>
          <table:table-cell office:value-type="float" office:value="0.498396993" calcext:value-type="float">
            <text:p>0.498396993</text:p>
          </table:table-cell>
          <table:table-cell office:value-type="float" office:value="-0.0040181534" calcext:value-type="float">
            <text:p>-0.0040181534</text:p>
          </table:table-cell>
          <table:table-cell table:number-columns-repeated="2"/>
        </table:table-row>
        <table:table-row table:style-name="ro1">
          <table:table-cell office:value-type="float" office:value="0.000012" calcext:value-type="float">
            <text:p>0.000012</text:p>
          </table:table-cell>
          <table:table-cell office:value-type="float" office:value="0.039463" calcext:value-type="float">
            <text:p>0.039463</text:p>
          </table:table-cell>
          <table:table-cell office:value-type="float" office:value="0.9598393574" calcext:value-type="float">
            <text:p>0.9598393574</text:p>
          </table:table-cell>
          <table:table-cell office:value-type="float" office:value="0.5089560826" calcext:value-type="float">
            <text:p>0.5089560826</text:p>
          </table:table-cell>
          <table:table-cell office:value-type="float" office:value="0.0224514559" calcext:value-type="float">
            <text:p>0.0224514559</text:p>
          </table:table-cell>
          <table:table-cell table:number-columns-repeated="2"/>
        </table:table-row>
        <table:table-row table:style-name="ro1">
          <table:table-cell office:value-type="float" office:value="0.000112" calcext:value-type="float">
            <text:p>0.000112</text:p>
          </table:table-cell>
          <table:table-cell office:value-type="float" office:value="0.074447" calcext:value-type="float">
            <text:p>0.074447</text:p>
          </table:table-cell>
          <table:table-cell office:value-type="float" office:value="0.9638554217" calcext:value-type="float">
            <text:p>0.9638554217</text:p>
          </table:table-cell>
          <table:table-cell office:value-type="float" office:value="0.5616059222" calcext:value-type="float">
            <text:p>0.5616059222</text:p>
          </table:table-cell>
          <table:table-cell office:value-type="float" office:value="0.1550420645" calcext:value-type="float">
            <text:p>0.1550420645</text:p>
          </table:table-cell>
          <table:table-cell table:number-columns-repeated="2"/>
        </table:table-row>
        <table:table-row table:style-name="ro1">
          <table:table-cell office:value-type="float" office:value="0.000011" calcext:value-type="float">
            <text:p>0.000011</text:p>
          </table:table-cell>
          <table:table-cell office:value-type="float" office:value="0.074709" calcext:value-type="float">
            <text:p>0.074709</text:p>
          </table:table-cell>
          <table:table-cell office:value-type="float" office:value="0.9678714859" calcext:value-type="float">
            <text:p>0.9678714859</text:p>
          </table:table-cell>
          <table:table-cell office:value-type="float" office:value="0.5619973047" calcext:value-type="float">
            <text:p>0.5619973047</text:p>
          </table:table-cell>
          <table:table-cell office:value-type="float" office:value="0.1560350539" calcext:value-type="float">
            <text:p>0.1560350539</text:p>
          </table:table-cell>
          <table:table-cell table:number-columns-repeated="2"/>
        </table:table-row>
        <table:table-row table:style-name="ro1">
          <table:table-cell office:value-type="float" office:value="0.000111" calcext:value-type="float">
            <text:p>0.000111</text:p>
          </table:table-cell>
          <table:table-cell office:value-type="float" office:value="0.083975" calcext:value-type="float">
            <text:p>0.083975</text:p>
          </table:table-cell>
          <table:table-cell office:value-type="float" office:value="0.9718875502" calcext:value-type="float">
            <text:p>0.9718875502</text:p>
          </table:table-cell>
          <table:table-cell office:value-type="float" office:value="0.5757973429" calcext:value-type="float">
            <text:p>0.5757973429</text:p>
          </table:table-cell>
          <table:table-cell office:value-type="float" office:value="0.1911535246" calcext:value-type="float">
            <text:p>0.1911535246</text:p>
          </table:table-cell>
          <table:table-cell table:number-columns-repeated="2"/>
        </table:table-row>
        <table:table-row table:style-name="ro1">
          <table:table-cell office:value-type="float" office:value="0.000013" calcext:value-type="float">
            <text:p>0.000013</text:p>
          </table:table-cell>
          <table:table-cell office:value-type="float" office:value="0.187553" calcext:value-type="float">
            <text:p>0.187553</text:p>
          </table:table-cell>
          <table:table-cell office:value-type="float" office:value="0.9759036145" calcext:value-type="float">
            <text:p>0.9759036145</text:p>
          </table:table-cell>
          <table:table-cell office:value-type="float" office:value="0.7202949192" calcext:value-type="float">
            <text:p>0.7202949192</text:p>
          </table:table-cell>
          <table:table-cell office:value-type="float" office:value="0.5837178414" calcext:value-type="float">
            <text:p>0.5837178414</text:p>
          </table:table-cell>
          <table:table-cell table:number-columns-repeated="2"/>
        </table:table-row>
        <table:table-row table:style-name="ro1">
          <table:table-cell office:value-type="float" office:value="0.00011" calcext:value-type="float">
            <text:p>0.00011</text:p>
          </table:table-cell>
          <table:table-cell office:value-type="float" office:value="0.259484" calcext:value-type="float">
            <text:p>0.259484</text:p>
          </table:table-cell>
          <table:table-cell office:value-type="float" office:value="0.9799196787" calcext:value-type="float">
            <text:p>0.9799196787</text:p>
          </table:table-cell>
          <table:table-cell office:value-type="float" office:value="0.8040948245" calcext:value-type="float">
            <text:p>0.8040948245</text:p>
          </table:table-cell>
          <table:table-cell office:value-type="float" office:value="0.8563388987" calcext:value-type="float">
            <text:p>0.8563388987</text:p>
          </table:table-cell>
          <table:table-cell table:number-columns-repeated="2"/>
        </table:table-row>
        <table:table-row table:style-name="ro1">
          <table:table-cell office:value-type="float" office:value="0.000013" calcext:value-type="float">
            <text:p>0.000013</text:p>
          </table:table-cell>
          <table:table-cell office:value-type="float" office:value="0.334598" calcext:value-type="float">
            <text:p>0.334598</text:p>
          </table:table-cell>
          <table:table-cell office:value-type="float" office:value="0.983935743" calcext:value-type="float">
            <text:p>0.983935743</text:p>
          </table:table-cell>
          <table:table-cell office:value-type="float" office:value="0.8730699572" calcext:value-type="float">
            <text:p>0.8730699572</text:p>
          </table:table-cell>
          <table:table-cell office:value-type="float" office:value="1.1410236397" calcext:value-type="float">
            <text:p>1.1410236397</text:p>
          </table:table-cell>
          <table:table-cell table:number-columns-repeated="2"/>
        </table:table-row>
        <table:table-row table:style-name="ro1">
          <table:table-cell office:value-type="float" office:value="0.00011" calcext:value-type="float">
            <text:p>0.00011</text:p>
          </table:table-cell>
          <table:table-cell office:value-type="float" office:value="0.40631" calcext:value-type="float">
            <text:p>0.40631</text:p>
          </table:table-cell>
          <table:table-cell office:value-type="float" office:value="0.9879518072" calcext:value-type="float">
            <text:p>0.9879518072</text:p>
          </table:table-cell>
          <table:table-cell office:value-type="float" office:value="0.9211448895" calcext:value-type="float">
            <text:p>0.9211448895</text:p>
          </table:table-cell>
          <table:table-cell office:value-type="float" office:value="1.4128146792" calcext:value-type="float">
            <text:p>1.4128146792</text:p>
          </table:table-cell>
          <table:table-cell table:number-columns-repeated="2"/>
        </table:table-row>
        <table:table-row table:style-name="ro1">
          <table:table-cell office:value-type="float" office:value="0.000013" calcext:value-type="float">
            <text:p>0.000013</text:p>
          </table:table-cell>
          <table:table-cell office:value-type="float" office:value="1.047174" calcext:value-type="float">
            <text:p>1.047174</text:p>
          </table:table-cell>
          <table:table-cell office:value-type="float" office:value="0.9919678715" calcext:value-type="float">
            <text:p>0.9919678715</text:p>
          </table:table-cell>
          <table:table-cell office:value-type="float" office:value="0.9999389105" calcext:value-type="float">
            <text:p>0.9999389105</text:p>
          </table:table-cell>
          <table:table-cell office:value-type="float" office:value="3.8417121125" calcext:value-type="float">
            <text:p>3.8417121125</text:p>
          </table:table-cell>
          <table:table-cell table:number-columns-repeated="2"/>
        </table:table-row>
        <table:table-row table:style-name="ro1">
          <table:table-cell office:value-type="float" office:value="0.000112" calcext:value-type="float">
            <text:p>0.000112</text:p>
          </table:table-cell>
          <table:table-cell office:value-type="float" office:value="2.02027" calcext:value-type="float">
            <text:p>2.02027</text:p>
          </table:table-cell>
          <table:table-cell office:value-type="float" office:value="0.9959839357" calcext:value-type="float">
            <text:p>0.9959839357</text:p>
          </table:table-cell>
          <table:table-cell office:value-type="float" office:value="1" calcext:value-type="float">
            <text:p>1</text:p>
          </table:table-cell>
          <table:table-cell office:value-type="float" office:value="7.5297806837" calcext:value-type="float">
            <text:p>7.5297806837</text:p>
          </table:table-cell>
          <table:table-cell table:number-columns-repeated="2"/>
        </table:table-row>
        <table:table-row table:style-name="ro1">
          <table:table-cell office:value-type="float" office:value="0.000012" calcext:value-type="float">
            <text:p>0.000012</text:p>
          </table:table-cell>
          <table:table-cell office:value-type="float" office:value="3.458636" calcext:value-type="float">
            <text:p>3.4586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9812391611" calcext:value-type="float">
            <text:p>12.981239161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7T10:17:21.833396602</dc:date>
    <meta:document-statistic meta:table-count="1" meta:cell-count="1254" meta:object-count="1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legend chart:legend-position="end" svg:x="11.428cm" svg:y="3.954cm" style:legend-expansion="high" chart:style-name="ch2"/>
        <chart:plot-area chart:style-name="ch3" table:cell-range-address="Sheet1.B1:Sheet1.C250 Sheet1.D2:Sheet1.D250" chart:data-source-has-labels="row" svg:x="0.32cm" svg:y="0.18cm" svg:width="10.788cm" svg:height="8.645cm">
          <chartooo:coordinate-region svg:x="1.047cm" svg:y="0.379cm" svg:width="9.967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250" chart:label-cell-address="Sheet1.C1:Sheet1.C1" chart:class="chart:scatter">
            <chart:domain table:cell-range-address="Sheet1.B2:Sheet1.B250"/>
            <chart:data-point chart:repeated="249"/>
          </chart:series>
          <chart:series chart:style-name="ch8" chart:values-cell-range-address="Sheet1.D2:Sheet1.D250" chart:class="chart:scatter">
            <chart:data-point chart:repeated="2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ctual Frequency[%]</text:p>
                <draw:g>
                  <svg:desc>Sheet1.C1:Sheet1.C1</svg:desc>
                </draw:g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4">
                <text:p>0.000004</text:p>
                <draw:g>
                  <svg:desc>Sheet1.B2:Sheet1.B250</svg:desc>
                </draw:g>
              </table:table-cell>
              <table:table-cell office:value-type="float" office:value="0.0040160643">
                <text:p>0.0040160643</text:p>
                <draw:g>
                  <svg:desc>Sheet1.C2:Sheet1.C250</svg:desc>
                </draw:g>
              </table:table-cell>
              <table:table-cell office:value-type="float" office:value="0.4494307989">
                <text:p>0.4494307989</text:p>
                <draw:g>
                  <svg:desc>Sheet1.D2:Sheet1.D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80321285">
                <text:p>0.0080321285</text:p>
              </table:table-cell>
              <table:table-cell office:value-type="float" office:value="0.4494307989">
                <text:p>0.44943079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6">
                <text:p>0.000006</text:p>
              </table:table-cell>
              <table:table-cell office:value-type="float" office:value="0.0120481928">
                <text:p>0.0120481928</text:p>
              </table:table-cell>
              <table:table-cell office:value-type="float" office:value="0.4494337986">
                <text:p>0.44943379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8">
                <text:p>0.000008</text:p>
              </table:table-cell>
              <table:table-cell office:value-type="float" office:value="0.016064257">
                <text:p>0.016064257</text:p>
              </table:table-cell>
              <table:table-cell office:value-type="float" office:value="0.4494367982">
                <text:p>0.44943679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9">
                <text:p>0.000009</text:p>
              </table:table-cell>
              <table:table-cell office:value-type="float" office:value="0.0200803213">
                <text:p>0.0200803213</text:p>
              </table:table-cell>
              <table:table-cell office:value-type="float" office:value="0.4494382981">
                <text:p>0.44943829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9">
                <text:p>0.000009</text:p>
              </table:table-cell>
              <table:table-cell office:value-type="float" office:value="0.0240963855">
                <text:p>0.0240963855</text:p>
              </table:table-cell>
              <table:table-cell office:value-type="float" office:value="0.4494382981">
                <text:p>0.44943829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9">
                <text:p>0.000009</text:p>
              </table:table-cell>
              <table:table-cell office:value-type="float" office:value="0.0281124498">
                <text:p>0.0281124498</text:p>
              </table:table-cell>
              <table:table-cell office:value-type="float" office:value="0.4494382981">
                <text:p>0.44943829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">
                <text:p>0.00001</text:p>
              </table:table-cell>
              <table:table-cell office:value-type="float" office:value="0.0321285141">
                <text:p>0.0321285141</text:p>
              </table:table-cell>
              <table:table-cell office:value-type="float" office:value="0.4494397979">
                <text:p>0.44943979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1">
                <text:p>0.000011</text:p>
              </table:table-cell>
              <table:table-cell office:value-type="float" office:value="0.0361445783">
                <text:p>0.0361445783</text:p>
              </table:table-cell>
              <table:table-cell office:value-type="float" office:value="0.4494412978">
                <text:p>0.44944129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11">
                <text:p>0.000011</text:p>
              </table:table-cell>
              <table:table-cell office:value-type="float" office:value="0.0401606426">
                <text:p>0.0401606426</text:p>
              </table:table-cell>
              <table:table-cell office:value-type="float" office:value="0.4494412978">
                <text:p>0.44944129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11">
                <text:p>0.000011</text:p>
              </table:table-cell>
              <table:table-cell office:value-type="float" office:value="0.0441767068">
                <text:p>0.0441767068</text:p>
              </table:table-cell>
              <table:table-cell office:value-type="float" office:value="0.4494412978">
                <text:p>0.44944129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11">
                <text:p>0.000011</text:p>
              </table:table-cell>
              <table:table-cell office:value-type="float" office:value="0.0481927711">
                <text:p>0.0481927711</text:p>
              </table:table-cell>
              <table:table-cell office:value-type="float" office:value="0.4494412978">
                <text:p>0.44944129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11">
                <text:p>0.000011</text:p>
              </table:table-cell>
              <table:table-cell office:value-type="float" office:value="0.0522088353">
                <text:p>0.0522088353</text:p>
              </table:table-cell>
              <table:table-cell office:value-type="float" office:value="0.4494412978">
                <text:p>0.44944129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11">
                <text:p>0.000011</text:p>
              </table:table-cell>
              <table:table-cell office:value-type="float" office:value="0.0562248996">
                <text:p>0.0562248996</text:p>
              </table:table-cell>
              <table:table-cell office:value-type="float" office:value="0.4494412978">
                <text:p>0.44944129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11">
                <text:p>0.000011</text:p>
              </table:table-cell>
              <table:table-cell office:value-type="float" office:value="0.0602409639">
                <text:p>0.0602409639</text:p>
              </table:table-cell>
              <table:table-cell office:value-type="float" office:value="0.4494412978">
                <text:p>0.44944129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11">
                <text:p>0.000011</text:p>
              </table:table-cell>
              <table:table-cell office:value-type="float" office:value="0.0642570281">
                <text:p>0.0642570281</text:p>
              </table:table-cell>
              <table:table-cell office:value-type="float" office:value="0.4494412978">
                <text:p>0.44944129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11">
                <text:p>0.000011</text:p>
              </table:table-cell>
              <table:table-cell office:value-type="float" office:value="0.0682730924">
                <text:p>0.0682730924</text:p>
              </table:table-cell>
              <table:table-cell office:value-type="float" office:value="0.4494412978">
                <text:p>0.44944129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12">
                <text:p>0.000012</text:p>
              </table:table-cell>
              <table:table-cell office:value-type="float" office:value="0.0722891566">
                <text:p>0.0722891566</text:p>
              </table:table-cell>
              <table:table-cell office:value-type="float" office:value="0.4494427976">
                <text:p>0.44944279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12">
                <text:p>0.000012</text:p>
              </table:table-cell>
              <table:table-cell office:value-type="float" office:value="0.0763052209">
                <text:p>0.0763052209</text:p>
              </table:table-cell>
              <table:table-cell office:value-type="float" office:value="0.4494427976">
                <text:p>0.44944279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12">
                <text:p>0.000012</text:p>
              </table:table-cell>
              <table:table-cell office:value-type="float" office:value="0.0803212851">
                <text:p>0.0803212851</text:p>
              </table:table-cell>
              <table:table-cell office:value-type="float" office:value="0.4494427976">
                <text:p>0.44944279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12">
                <text:p>0.000012</text:p>
              </table:table-cell>
              <table:table-cell office:value-type="float" office:value="0.0843373494">
                <text:p>0.0843373494</text:p>
              </table:table-cell>
              <table:table-cell office:value-type="float" office:value="0.4494427976">
                <text:p>0.44944279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12">
                <text:p>0.000012</text:p>
              </table:table-cell>
              <table:table-cell office:value-type="float" office:value="0.0883534137">
                <text:p>0.0883534137</text:p>
              </table:table-cell>
              <table:table-cell office:value-type="float" office:value="0.4494427976">
                <text:p>0.44944279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12">
                <text:p>0.000012</text:p>
              </table:table-cell>
              <table:table-cell office:value-type="float" office:value="0.0923694779">
                <text:p>0.0923694779</text:p>
              </table:table-cell>
              <table:table-cell office:value-type="float" office:value="0.4494427976">
                <text:p>0.44944279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12">
                <text:p>0.000012</text:p>
              </table:table-cell>
              <table:table-cell office:value-type="float" office:value="0.0963855422">
                <text:p>0.0963855422</text:p>
              </table:table-cell>
              <table:table-cell office:value-type="float" office:value="0.4494427976">
                <text:p>0.44944279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12">
                <text:p>0.000012</text:p>
              </table:table-cell>
              <table:table-cell office:value-type="float" office:value="0.1004016064">
                <text:p>0.1004016064</text:p>
              </table:table-cell>
              <table:table-cell office:value-type="float" office:value="0.4494427976">
                <text:p>0.44944279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12">
                <text:p>0.000012</text:p>
              </table:table-cell>
              <table:table-cell office:value-type="float" office:value="0.1044176707">
                <text:p>0.1044176707</text:p>
              </table:table-cell>
              <table:table-cell office:value-type="float" office:value="0.4494427976">
                <text:p>0.44944279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12">
                <text:p>0.000012</text:p>
              </table:table-cell>
              <table:table-cell office:value-type="float" office:value="0.1084337349">
                <text:p>0.1084337349</text:p>
              </table:table-cell>
              <table:table-cell office:value-type="float" office:value="0.4494427976">
                <text:p>0.44944279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12">
                <text:p>0.000012</text:p>
              </table:table-cell>
              <table:table-cell office:value-type="float" office:value="0.1124497992">
                <text:p>0.1124497992</text:p>
              </table:table-cell>
              <table:table-cell office:value-type="float" office:value="0.4494427976">
                <text:p>0.44944279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12">
                <text:p>0.000012</text:p>
              </table:table-cell>
              <table:table-cell office:value-type="float" office:value="0.1164658635">
                <text:p>0.1164658635</text:p>
              </table:table-cell>
              <table:table-cell office:value-type="float" office:value="0.4494427976">
                <text:p>0.44944279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12">
                <text:p>0.000012</text:p>
              </table:table-cell>
              <table:table-cell office:value-type="float" office:value="0.1204819277">
                <text:p>0.1204819277</text:p>
              </table:table-cell>
              <table:table-cell office:value-type="float" office:value="0.4494427976">
                <text:p>0.44944279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12">
                <text:p>0.000012</text:p>
              </table:table-cell>
              <table:table-cell office:value-type="float" office:value="0.124497992">
                <text:p>0.124497992</text:p>
              </table:table-cell>
              <table:table-cell office:value-type="float" office:value="0.4494427976">
                <text:p>0.44944279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12">
                <text:p>0.000012</text:p>
              </table:table-cell>
              <table:table-cell office:value-type="float" office:value="0.1285140562">
                <text:p>0.1285140562</text:p>
              </table:table-cell>
              <table:table-cell office:value-type="float" office:value="0.4494427976">
                <text:p>0.44944279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12">
                <text:p>0.000012</text:p>
              </table:table-cell>
              <table:table-cell office:value-type="float" office:value="0.1325301205">
                <text:p>0.1325301205</text:p>
              </table:table-cell>
              <table:table-cell office:value-type="float" office:value="0.4494427976">
                <text:p>0.44944279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12">
                <text:p>0.000012</text:p>
              </table:table-cell>
              <table:table-cell office:value-type="float" office:value="0.1365461847">
                <text:p>0.1365461847</text:p>
              </table:table-cell>
              <table:table-cell office:value-type="float" office:value="0.4494427976">
                <text:p>0.44944279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12">
                <text:p>0.000012</text:p>
              </table:table-cell>
              <table:table-cell office:value-type="float" office:value="0.140562249">
                <text:p>0.140562249</text:p>
              </table:table-cell>
              <table:table-cell office:value-type="float" office:value="0.4494427976">
                <text:p>0.44944279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12">
                <text:p>0.000012</text:p>
              </table:table-cell>
              <table:table-cell office:value-type="float" office:value="0.1445783133">
                <text:p>0.1445783133</text:p>
              </table:table-cell>
              <table:table-cell office:value-type="float" office:value="0.4494427976">
                <text:p>0.44944279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12">
                <text:p>0.000012</text:p>
              </table:table-cell>
              <table:table-cell office:value-type="float" office:value="0.1485943775">
                <text:p>0.1485943775</text:p>
              </table:table-cell>
              <table:table-cell office:value-type="float" office:value="0.4494427976">
                <text:p>0.44944279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12">
                <text:p>0.000012</text:p>
              </table:table-cell>
              <table:table-cell office:value-type="float" office:value="0.1526104418">
                <text:p>0.1526104418</text:p>
              </table:table-cell>
              <table:table-cell office:value-type="float" office:value="0.4494427976">
                <text:p>0.44944279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12">
                <text:p>0.000012</text:p>
              </table:table-cell>
              <table:table-cell office:value-type="float" office:value="0.156626506">
                <text:p>0.156626506</text:p>
              </table:table-cell>
              <table:table-cell office:value-type="float" office:value="0.4494427976">
                <text:p>0.44944279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12">
                <text:p>0.000012</text:p>
              </table:table-cell>
              <table:table-cell office:value-type="float" office:value="0.1606425703">
                <text:p>0.1606425703</text:p>
              </table:table-cell>
              <table:table-cell office:value-type="float" office:value="0.4494427976">
                <text:p>0.44944279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12">
                <text:p>0.000012</text:p>
              </table:table-cell>
              <table:table-cell office:value-type="float" office:value="0.1646586345">
                <text:p>0.1646586345</text:p>
              </table:table-cell>
              <table:table-cell office:value-type="float" office:value="0.4494427976">
                <text:p>0.44944279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12">
                <text:p>0.000012</text:p>
              </table:table-cell>
              <table:table-cell office:value-type="float" office:value="0.1686746988">
                <text:p>0.1686746988</text:p>
              </table:table-cell>
              <table:table-cell office:value-type="float" office:value="0.4494427976">
                <text:p>0.44944279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12">
                <text:p>0.000012</text:p>
              </table:table-cell>
              <table:table-cell office:value-type="float" office:value="0.1726907631">
                <text:p>0.1726907631</text:p>
              </table:table-cell>
              <table:table-cell office:value-type="float" office:value="0.4494427976">
                <text:p>0.44944279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12">
                <text:p>0.000012</text:p>
              </table:table-cell>
              <table:table-cell office:value-type="float" office:value="0.1767068273">
                <text:p>0.1767068273</text:p>
              </table:table-cell>
              <table:table-cell office:value-type="float" office:value="0.4494427976">
                <text:p>0.44944279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12">
                <text:p>0.000012</text:p>
              </table:table-cell>
              <table:table-cell office:value-type="float" office:value="0.1807228916">
                <text:p>0.1807228916</text:p>
              </table:table-cell>
              <table:table-cell office:value-type="float" office:value="0.4494427976">
                <text:p>0.44944279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12">
                <text:p>0.000012</text:p>
              </table:table-cell>
              <table:table-cell office:value-type="float" office:value="0.1847389558">
                <text:p>0.1847389558</text:p>
              </table:table-cell>
              <table:table-cell office:value-type="float" office:value="0.4494427976">
                <text:p>0.44944279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12">
                <text:p>0.000012</text:p>
              </table:table-cell>
              <table:table-cell office:value-type="float" office:value="0.1887550201">
                <text:p>0.1887550201</text:p>
              </table:table-cell>
              <table:table-cell office:value-type="float" office:value="0.4494427976">
                <text:p>0.44944279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12">
                <text:p>0.000012</text:p>
              </table:table-cell>
              <table:table-cell office:value-type="float" office:value="0.1927710843">
                <text:p>0.1927710843</text:p>
              </table:table-cell>
              <table:table-cell office:value-type="float" office:value="0.4494427976">
                <text:p>0.44944279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12">
                <text:p>0.000012</text:p>
              </table:table-cell>
              <table:table-cell office:value-type="float" office:value="0.1967871486">
                <text:p>0.1967871486</text:p>
              </table:table-cell>
              <table:table-cell office:value-type="float" office:value="0.4494427976">
                <text:p>0.44944279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12">
                <text:p>0.000012</text:p>
              </table:table-cell>
              <table:table-cell office:value-type="float" office:value="0.2008032129">
                <text:p>0.2008032129</text:p>
              </table:table-cell>
              <table:table-cell office:value-type="float" office:value="0.4494427976">
                <text:p>0.44944279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13">
                <text:p>0.000013</text:p>
              </table:table-cell>
              <table:table-cell office:value-type="float" office:value="0.2048192771">
                <text:p>0.2048192771</text:p>
              </table:table-cell>
              <table:table-cell office:value-type="float" office:value="0.4494442975">
                <text:p>0.44944429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13">
                <text:p>0.000013</text:p>
              </table:table-cell>
              <table:table-cell office:value-type="float" office:value="0.2088353414">
                <text:p>0.2088353414</text:p>
              </table:table-cell>
              <table:table-cell office:value-type="float" office:value="0.4494442975">
                <text:p>0.44944429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13">
                <text:p>0.000013</text:p>
              </table:table-cell>
              <table:table-cell office:value-type="float" office:value="0.2128514056">
                <text:p>0.2128514056</text:p>
              </table:table-cell>
              <table:table-cell office:value-type="float" office:value="0.4494442975">
                <text:p>0.44944429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13">
                <text:p>0.000013</text:p>
              </table:table-cell>
              <table:table-cell office:value-type="float" office:value="0.2168674699">
                <text:p>0.2168674699</text:p>
              </table:table-cell>
              <table:table-cell office:value-type="float" office:value="0.4494442975">
                <text:p>0.44944429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13">
                <text:p>0.000013</text:p>
              </table:table-cell>
              <table:table-cell office:value-type="float" office:value="0.2208835341">
                <text:p>0.2208835341</text:p>
              </table:table-cell>
              <table:table-cell office:value-type="float" office:value="0.4494442975">
                <text:p>0.44944429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13">
                <text:p>0.000013</text:p>
              </table:table-cell>
              <table:table-cell office:value-type="float" office:value="0.2248995984">
                <text:p>0.2248995984</text:p>
              </table:table-cell>
              <table:table-cell office:value-type="float" office:value="0.4494442975">
                <text:p>0.44944429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13">
                <text:p>0.000013</text:p>
              </table:table-cell>
              <table:table-cell office:value-type="float" office:value="0.2289156627">
                <text:p>0.2289156627</text:p>
              </table:table-cell>
              <table:table-cell office:value-type="float" office:value="0.4494442975">
                <text:p>0.44944429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13">
                <text:p>0.000013</text:p>
              </table:table-cell>
              <table:table-cell office:value-type="float" office:value="0.2329317269">
                <text:p>0.2329317269</text:p>
              </table:table-cell>
              <table:table-cell office:value-type="float" office:value="0.4494442975">
                <text:p>0.44944429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13">
                <text:p>0.000013</text:p>
              </table:table-cell>
              <table:table-cell office:value-type="float" office:value="0.2369477912">
                <text:p>0.2369477912</text:p>
              </table:table-cell>
              <table:table-cell office:value-type="float" office:value="0.4494442975">
                <text:p>0.44944429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13">
                <text:p>0.000013</text:p>
              </table:table-cell>
              <table:table-cell office:value-type="float" office:value="0.2409638554">
                <text:p>0.2409638554</text:p>
              </table:table-cell>
              <table:table-cell office:value-type="float" office:value="0.4494442975">
                <text:p>0.44944429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13">
                <text:p>0.000013</text:p>
              </table:table-cell>
              <table:table-cell office:value-type="float" office:value="0.2449799197">
                <text:p>0.2449799197</text:p>
              </table:table-cell>
              <table:table-cell office:value-type="float" office:value="0.4494442975">
                <text:p>0.44944429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13">
                <text:p>0.000013</text:p>
              </table:table-cell>
              <table:table-cell office:value-type="float" office:value="0.2489959839">
                <text:p>0.2489959839</text:p>
              </table:table-cell>
              <table:table-cell office:value-type="float" office:value="0.4494442975">
                <text:p>0.44944429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13">
                <text:p>0.000013</text:p>
              </table:table-cell>
              <table:table-cell office:value-type="float" office:value="0.2530120482">
                <text:p>0.2530120482</text:p>
              </table:table-cell>
              <table:table-cell office:value-type="float" office:value="0.4494442975">
                <text:p>0.44944429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13">
                <text:p>0.000013</text:p>
              </table:table-cell>
              <table:table-cell office:value-type="float" office:value="0.2570281124">
                <text:p>0.2570281124</text:p>
              </table:table-cell>
              <table:table-cell office:value-type="float" office:value="0.4494442975">
                <text:p>0.44944429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13">
                <text:p>0.000013</text:p>
              </table:table-cell>
              <table:table-cell office:value-type="float" office:value="0.2610441767">
                <text:p>0.2610441767</text:p>
              </table:table-cell>
              <table:table-cell office:value-type="float" office:value="0.4494442975">
                <text:p>0.44944429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13">
                <text:p>0.000013</text:p>
              </table:table-cell>
              <table:table-cell office:value-type="float" office:value="0.265060241">
                <text:p>0.265060241</text:p>
              </table:table-cell>
              <table:table-cell office:value-type="float" office:value="0.4494442975">
                <text:p>0.44944429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14">
                <text:p>0.000014</text:p>
              </table:table-cell>
              <table:table-cell office:value-type="float" office:value="0.2690763052">
                <text:p>0.2690763052</text:p>
              </table:table-cell>
              <table:table-cell office:value-type="float" office:value="0.4494457973">
                <text:p>0.44944579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14">
                <text:p>0.000014</text:p>
              </table:table-cell>
              <table:table-cell office:value-type="float" office:value="0.2730923695">
                <text:p>0.2730923695</text:p>
              </table:table-cell>
              <table:table-cell office:value-type="float" office:value="0.4494457973">
                <text:p>0.44944579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15">
                <text:p>0.000015</text:p>
              </table:table-cell>
              <table:table-cell office:value-type="float" office:value="0.2771084337">
                <text:p>0.2771084337</text:p>
              </table:table-cell>
              <table:table-cell office:value-type="float" office:value="0.4494472972">
                <text:p>0.44944729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15">
                <text:p>0.000015</text:p>
              </table:table-cell>
              <table:table-cell office:value-type="float" office:value="0.281124498">
                <text:p>0.281124498</text:p>
              </table:table-cell>
              <table:table-cell office:value-type="float" office:value="0.4494472972">
                <text:p>0.44944729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15">
                <text:p>0.000015</text:p>
              </table:table-cell>
              <table:table-cell office:value-type="float" office:value="0.2851405622">
                <text:p>0.2851405622</text:p>
              </table:table-cell>
              <table:table-cell office:value-type="float" office:value="0.4494472972">
                <text:p>0.44944729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15">
                <text:p>0.000015</text:p>
              </table:table-cell>
              <table:table-cell office:value-type="float" office:value="0.2891566265">
                <text:p>0.2891566265</text:p>
              </table:table-cell>
              <table:table-cell office:value-type="float" office:value="0.4494472972">
                <text:p>0.44944729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16">
                <text:p>0.000016</text:p>
              </table:table-cell>
              <table:table-cell office:value-type="float" office:value="0.2931726908">
                <text:p>0.2931726908</text:p>
              </table:table-cell>
              <table:table-cell office:value-type="float" office:value="0.449448797">
                <text:p>0.4494487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16">
                <text:p>0.000016</text:p>
              </table:table-cell>
              <table:table-cell office:value-type="float" office:value="0.297188755">
                <text:p>0.297188755</text:p>
              </table:table-cell>
              <table:table-cell office:value-type="float" office:value="0.449448797">
                <text:p>0.4494487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16">
                <text:p>0.000016</text:p>
              </table:table-cell>
              <table:table-cell office:value-type="float" office:value="0.3012048193">
                <text:p>0.3012048193</text:p>
              </table:table-cell>
              <table:table-cell office:value-type="float" office:value="0.449448797">
                <text:p>0.4494487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17">
                <text:p>0.000017</text:p>
              </table:table-cell>
              <table:table-cell office:value-type="float" office:value="0.3052208835">
                <text:p>0.3052208835</text:p>
              </table:table-cell>
              <table:table-cell office:value-type="float" office:value="0.4494502969">
                <text:p>0.44945029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18">
                <text:p>0.000018</text:p>
              </table:table-cell>
              <table:table-cell office:value-type="float" office:value="0.3092369478">
                <text:p>0.3092369478</text:p>
              </table:table-cell>
              <table:table-cell office:value-type="float" office:value="0.4494517967">
                <text:p>0.44945179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19">
                <text:p>0.000019</text:p>
              </table:table-cell>
              <table:table-cell office:value-type="float" office:value="0.313253012">
                <text:p>0.313253012</text:p>
              </table:table-cell>
              <table:table-cell office:value-type="float" office:value="0.4494532966">
                <text:p>0.44945329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19">
                <text:p>0.000019</text:p>
              </table:table-cell>
              <table:table-cell office:value-type="float" office:value="0.3172690763">
                <text:p>0.3172690763</text:p>
              </table:table-cell>
              <table:table-cell office:value-type="float" office:value="0.4494532966">
                <text:p>0.44945329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2">
                <text:p>0.00002</text:p>
              </table:table-cell>
              <table:table-cell office:value-type="float" office:value="0.3212851406">
                <text:p>0.3212851406</text:p>
              </table:table-cell>
              <table:table-cell office:value-type="float" office:value="0.4494547964">
                <text:p>0.44945479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2">
                <text:p>0.00002</text:p>
              </table:table-cell>
              <table:table-cell office:value-type="float" office:value="0.3253012048">
                <text:p>0.3253012048</text:p>
              </table:table-cell>
              <table:table-cell office:value-type="float" office:value="0.4494547964">
                <text:p>0.44945479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2">
                <text:p>0.00002</text:p>
              </table:table-cell>
              <table:table-cell office:value-type="float" office:value="0.3293172691">
                <text:p>0.3293172691</text:p>
              </table:table-cell>
              <table:table-cell office:value-type="float" office:value="0.4494547964">
                <text:p>0.44945479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2">
                <text:p>0.00002</text:p>
              </table:table-cell>
              <table:table-cell office:value-type="float" office:value="0.3333333333">
                <text:p>0.3333333333</text:p>
              </table:table-cell>
              <table:table-cell office:value-type="float" office:value="0.4494547964">
                <text:p>0.44945479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21">
                <text:p>0.000021</text:p>
              </table:table-cell>
              <table:table-cell office:value-type="float" office:value="0.3373493976">
                <text:p>0.3373493976</text:p>
              </table:table-cell>
              <table:table-cell office:value-type="float" office:value="0.4494562963">
                <text:p>0.44945629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22">
                <text:p>0.000022</text:p>
              </table:table-cell>
              <table:table-cell office:value-type="float" office:value="0.3413654618">
                <text:p>0.3413654618</text:p>
              </table:table-cell>
              <table:table-cell office:value-type="float" office:value="0.4494577961">
                <text:p>0.44945779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23">
                <text:p>0.000023</text:p>
              </table:table-cell>
              <table:table-cell office:value-type="float" office:value="0.3453815261">
                <text:p>0.3453815261</text:p>
              </table:table-cell>
              <table:table-cell office:value-type="float" office:value="0.449459296">
                <text:p>0.4494592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24">
                <text:p>0.000024</text:p>
              </table:table-cell>
              <table:table-cell office:value-type="float" office:value="0.3493975904">
                <text:p>0.3493975904</text:p>
              </table:table-cell>
              <table:table-cell office:value-type="float" office:value="0.4494607959">
                <text:p>0.44946079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25">
                <text:p>0.000025</text:p>
              </table:table-cell>
              <table:table-cell office:value-type="float" office:value="0.3534136546">
                <text:p>0.3534136546</text:p>
              </table:table-cell>
              <table:table-cell office:value-type="float" office:value="0.4494622957">
                <text:p>0.44946229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26">
                <text:p>0.000026</text:p>
              </table:table-cell>
              <table:table-cell office:value-type="float" office:value="0.3574297189">
                <text:p>0.3574297189</text:p>
              </table:table-cell>
              <table:table-cell office:value-type="float" office:value="0.4494637956">
                <text:p>0.44946379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28">
                <text:p>0.000028</text:p>
              </table:table-cell>
              <table:table-cell office:value-type="float" office:value="0.3614457831">
                <text:p>0.3614457831</text:p>
              </table:table-cell>
              <table:table-cell office:value-type="float" office:value="0.4494667953">
                <text:p>0.44946679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29">
                <text:p>0.000029</text:p>
              </table:table-cell>
              <table:table-cell office:value-type="float" office:value="0.3654618474">
                <text:p>0.3654618474</text:p>
              </table:table-cell>
              <table:table-cell office:value-type="float" office:value="0.4494682952">
                <text:p>0.44946829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29">
                <text:p>0.000029</text:p>
              </table:table-cell>
              <table:table-cell office:value-type="float" office:value="0.3694779116">
                <text:p>0.3694779116</text:p>
              </table:table-cell>
              <table:table-cell office:value-type="float" office:value="0.4494682952">
                <text:p>0.44946829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31">
                <text:p>0.000031</text:p>
              </table:table-cell>
              <table:table-cell office:value-type="float" office:value="0.3734939759">
                <text:p>0.3734939759</text:p>
              </table:table-cell>
              <table:table-cell office:value-type="float" office:value="0.4494712949">
                <text:p>0.44947129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32">
                <text:p>0.000032</text:p>
              </table:table-cell>
              <table:table-cell office:value-type="float" office:value="0.3775100402">
                <text:p>0.3775100402</text:p>
              </table:table-cell>
              <table:table-cell office:value-type="float" office:value="0.4494727947">
                <text:p>0.44947279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34">
                <text:p>0.000034</text:p>
              </table:table-cell>
              <table:table-cell office:value-type="float" office:value="0.3815261044">
                <text:p>0.3815261044</text:p>
              </table:table-cell>
              <table:table-cell office:value-type="float" office:value="0.4494757945">
                <text:p>0.44947579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35">
                <text:p>0.000035</text:p>
              </table:table-cell>
              <table:table-cell office:value-type="float" office:value="0.3855421687">
                <text:p>0.3855421687</text:p>
              </table:table-cell>
              <table:table-cell office:value-type="float" office:value="0.4494772943">
                <text:p>0.44947729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37">
                <text:p>0.000037</text:p>
              </table:table-cell>
              <table:table-cell office:value-type="float" office:value="0.3895582329">
                <text:p>0.3895582329</text:p>
              </table:table-cell>
              <table:table-cell office:value-type="float" office:value="0.4494802941">
                <text:p>0.44948029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37">
                <text:p>0.000037</text:p>
              </table:table-cell>
              <table:table-cell office:value-type="float" office:value="0.3935742972">
                <text:p>0.3935742972</text:p>
              </table:table-cell>
              <table:table-cell office:value-type="float" office:value="0.4494802941">
                <text:p>0.44948029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38">
                <text:p>0.000038</text:p>
              </table:table-cell>
              <table:table-cell office:value-type="float" office:value="0.3975903614">
                <text:p>0.3975903614</text:p>
              </table:table-cell>
              <table:table-cell office:value-type="float" office:value="0.4494817939">
                <text:p>0.44948179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38">
                <text:p>0.000038</text:p>
              </table:table-cell>
              <table:table-cell office:value-type="float" office:value="0.4016064257">
                <text:p>0.4016064257</text:p>
              </table:table-cell>
              <table:table-cell office:value-type="float" office:value="0.4494817939">
                <text:p>0.44948179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4">
                <text:p>0.00004</text:p>
              </table:table-cell>
              <table:table-cell office:value-type="float" office:value="0.40562249">
                <text:p>0.40562249</text:p>
              </table:table-cell>
              <table:table-cell office:value-type="float" office:value="0.4494847937">
                <text:p>0.44948479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43">
                <text:p>0.000043</text:p>
              </table:table-cell>
              <table:table-cell office:value-type="float" office:value="0.4096385542">
                <text:p>0.4096385542</text:p>
              </table:table-cell>
              <table:table-cell office:value-type="float" office:value="0.4494892933">
                <text:p>0.44948929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044">
                <text:p>0.000044</text:p>
              </table:table-cell>
              <table:table-cell office:value-type="float" office:value="0.4136546185">
                <text:p>0.4136546185</text:p>
              </table:table-cell>
              <table:table-cell office:value-type="float" office:value="0.4494907931">
                <text:p>0.44949079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044">
                <text:p>0.000044</text:p>
              </table:table-cell>
              <table:table-cell office:value-type="float" office:value="0.4176706827">
                <text:p>0.4176706827</text:p>
              </table:table-cell>
              <table:table-cell office:value-type="float" office:value="0.4494907931">
                <text:p>0.44949079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45">
                <text:p>0.000045</text:p>
              </table:table-cell>
              <table:table-cell office:value-type="float" office:value="0.421686747">
                <text:p>0.421686747</text:p>
              </table:table-cell>
              <table:table-cell office:value-type="float" office:value="0.449492293">
                <text:p>0.4494922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45">
                <text:p>0.000045</text:p>
              </table:table-cell>
              <table:table-cell office:value-type="float" office:value="0.4257028112">
                <text:p>0.4257028112</text:p>
              </table:table-cell>
              <table:table-cell office:value-type="float" office:value="0.449492293">
                <text:p>0.4494922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046">
                <text:p>0.000046</text:p>
              </table:table-cell>
              <table:table-cell office:value-type="float" office:value="0.4297188755">
                <text:p>0.4297188755</text:p>
              </table:table-cell>
              <table:table-cell office:value-type="float" office:value="0.4494937929">
                <text:p>0.44949379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046">
                <text:p>0.000046</text:p>
              </table:table-cell>
              <table:table-cell office:value-type="float" office:value="0.4337349398">
                <text:p>0.4337349398</text:p>
              </table:table-cell>
              <table:table-cell office:value-type="float" office:value="0.4494937929">
                <text:p>0.44949379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049">
                <text:p>0.000049</text:p>
              </table:table-cell>
              <table:table-cell office:value-type="float" office:value="0.437751004">
                <text:p>0.437751004</text:p>
              </table:table-cell>
              <table:table-cell office:value-type="float" office:value="0.4494982925">
                <text:p>0.44949829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049">
                <text:p>0.000049</text:p>
              </table:table-cell>
              <table:table-cell office:value-type="float" office:value="0.4417670683">
                <text:p>0.4417670683</text:p>
              </table:table-cell>
              <table:table-cell office:value-type="float" office:value="0.4494982925">
                <text:p>0.44949829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049">
                <text:p>0.000049</text:p>
              </table:table-cell>
              <table:table-cell office:value-type="float" office:value="0.4457831325">
                <text:p>0.4457831325</text:p>
              </table:table-cell>
              <table:table-cell office:value-type="float" office:value="0.4494982925">
                <text:p>0.44949829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049">
                <text:p>0.000049</text:p>
              </table:table-cell>
              <table:table-cell office:value-type="float" office:value="0.4497991968">
                <text:p>0.4497991968</text:p>
              </table:table-cell>
              <table:table-cell office:value-type="float" office:value="0.4494982925">
                <text:p>0.44949829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05">
                <text:p>0.00005</text:p>
              </table:table-cell>
              <table:table-cell office:value-type="float" office:value="0.453815261">
                <text:p>0.453815261</text:p>
              </table:table-cell>
              <table:table-cell office:value-type="float" office:value="0.4494997924">
                <text:p>0.44949979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052">
                <text:p>0.000052</text:p>
              </table:table-cell>
              <table:table-cell office:value-type="float" office:value="0.4578313253">
                <text:p>0.4578313253</text:p>
              </table:table-cell>
              <table:table-cell office:value-type="float" office:value="0.4495027921">
                <text:p>0.44950279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053">
                <text:p>0.000053</text:p>
              </table:table-cell>
              <table:table-cell office:value-type="float" office:value="0.4618473896">
                <text:p>0.4618473896</text:p>
              </table:table-cell>
              <table:table-cell office:value-type="float" office:value="0.449504292">
                <text:p>0.4495042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054">
                <text:p>0.000054</text:p>
              </table:table-cell>
              <table:table-cell office:value-type="float" office:value="0.4658634538">
                <text:p>0.4658634538</text:p>
              </table:table-cell>
              <table:table-cell office:value-type="float" office:value="0.4495057919">
                <text:p>0.44950579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055">
                <text:p>0.000055</text:p>
              </table:table-cell>
              <table:table-cell office:value-type="float" office:value="0.4698795181">
                <text:p>0.4698795181</text:p>
              </table:table-cell>
              <table:table-cell office:value-type="float" office:value="0.4495072918">
                <text:p>0.44950729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059">
                <text:p>0.000059</text:p>
              </table:table-cell>
              <table:table-cell office:value-type="float" office:value="0.4738955823">
                <text:p>0.4738955823</text:p>
              </table:table-cell>
              <table:table-cell office:value-type="float" office:value="0.4495132913">
                <text:p>0.44951329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068">
                <text:p>0.000068</text:p>
              </table:table-cell>
              <table:table-cell office:value-type="float" office:value="0.4779116466">
                <text:p>0.4779116466</text:p>
              </table:table-cell>
              <table:table-cell office:value-type="float" office:value="0.4495267902">
                <text:p>0.44952679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069">
                <text:p>0.000069</text:p>
              </table:table-cell>
              <table:table-cell office:value-type="float" office:value="0.4819277108">
                <text:p>0.4819277108</text:p>
              </table:table-cell>
              <table:table-cell office:value-type="float" office:value="0.4495282901">
                <text:p>0.44952829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071">
                <text:p>0.000071</text:p>
              </table:table-cell>
              <table:table-cell office:value-type="float" office:value="0.4859437751">
                <text:p>0.4859437751</text:p>
              </table:table-cell>
              <table:table-cell office:value-type="float" office:value="0.4495312899">
                <text:p>0.44953128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074">
                <text:p>0.000074</text:p>
              </table:table-cell>
              <table:table-cell office:value-type="float" office:value="0.4899598394">
                <text:p>0.4899598394</text:p>
              </table:table-cell>
              <table:table-cell office:value-type="float" office:value="0.4495357896">
                <text:p>0.44953578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081">
                <text:p>0.000081</text:p>
              </table:table-cell>
              <table:table-cell office:value-type="float" office:value="0.4939759036">
                <text:p>0.4939759036</text:p>
              </table:table-cell>
              <table:table-cell office:value-type="float" office:value="0.4495462888">
                <text:p>0.44954628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101">
                <text:p>0.000101</text:p>
              </table:table-cell>
              <table:table-cell office:value-type="float" office:value="0.4979919679">
                <text:p>0.4979919679</text:p>
              </table:table-cell>
              <table:table-cell office:value-type="float" office:value="0.4495762869">
                <text:p>0.44957628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104">
                <text:p>0.000104</text:p>
              </table:table-cell>
              <table:table-cell office:value-type="float" office:value="0.5020080321">
                <text:p>0.5020080321</text:p>
              </table:table-cell>
              <table:table-cell office:value-type="float" office:value="0.4495807867">
                <text:p>0.44958078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106">
                <text:p>0.000106</text:p>
              </table:table-cell>
              <table:table-cell office:value-type="float" office:value="0.5060240964">
                <text:p>0.5060240964</text:p>
              </table:table-cell>
              <table:table-cell office:value-type="float" office:value="0.4495837865">
                <text:p>0.44958378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108">
                <text:p>0.000108</text:p>
              </table:table-cell>
              <table:table-cell office:value-type="float" office:value="0.5100401606">
                <text:p>0.5100401606</text:p>
              </table:table-cell>
              <table:table-cell office:value-type="float" office:value="0.4495867863">
                <text:p>0.44958678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108">
                <text:p>0.000108</text:p>
              </table:table-cell>
              <table:table-cell office:value-type="float" office:value="0.5140562249">
                <text:p>0.5140562249</text:p>
              </table:table-cell>
              <table:table-cell office:value-type="float" office:value="0.4495867863">
                <text:p>0.44958678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109">
                <text:p>0.000109</text:p>
              </table:table-cell>
              <table:table-cell office:value-type="float" office:value="0.5180722892">
                <text:p>0.5180722892</text:p>
              </table:table-cell>
              <table:table-cell office:value-type="float" office:value="0.4495882863">
                <text:p>0.44958828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109">
                <text:p>0.000109</text:p>
              </table:table-cell>
              <table:table-cell office:value-type="float" office:value="0.5220883534">
                <text:p>0.5220883534</text:p>
              </table:table-cell>
              <table:table-cell office:value-type="float" office:value="0.4495882863">
                <text:p>0.44958828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109">
                <text:p>0.000109</text:p>
              </table:table-cell>
              <table:table-cell office:value-type="float" office:value="0.5261044177">
                <text:p>0.5261044177</text:p>
              </table:table-cell>
              <table:table-cell office:value-type="float" office:value="0.4495882863">
                <text:p>0.44958828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11">
                <text:p>0.00011</text:p>
              </table:table-cell>
              <table:table-cell office:value-type="float" office:value="0.5301204819">
                <text:p>0.5301204819</text:p>
              </table:table-cell>
              <table:table-cell office:value-type="float" office:value="0.4495897862">
                <text:p>0.44958978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11">
                <text:p>0.00011</text:p>
              </table:table-cell>
              <table:table-cell office:value-type="float" office:value="0.5341365462">
                <text:p>0.5341365462</text:p>
              </table:table-cell>
              <table:table-cell office:value-type="float" office:value="0.4495897862">
                <text:p>0.44958978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11">
                <text:p>0.00011</text:p>
              </table:table-cell>
              <table:table-cell office:value-type="float" office:value="0.5381526104">
                <text:p>0.5381526104</text:p>
              </table:table-cell>
              <table:table-cell office:value-type="float" office:value="0.4495897862">
                <text:p>0.44958978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11">
                <text:p>0.00011</text:p>
              </table:table-cell>
              <table:table-cell office:value-type="float" office:value="0.5421686747">
                <text:p>0.5421686747</text:p>
              </table:table-cell>
              <table:table-cell office:value-type="float" office:value="0.4495897862">
                <text:p>0.44958978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11">
                <text:p>0.00011</text:p>
              </table:table-cell>
              <table:table-cell office:value-type="float" office:value="0.546184739">
                <text:p>0.546184739</text:p>
              </table:table-cell>
              <table:table-cell office:value-type="float" office:value="0.4495897862">
                <text:p>0.44958978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11">
                <text:p>0.00011</text:p>
              </table:table-cell>
              <table:table-cell office:value-type="float" office:value="0.5502008032">
                <text:p>0.5502008032</text:p>
              </table:table-cell>
              <table:table-cell office:value-type="float" office:value="0.4495897862">
                <text:p>0.44958978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11">
                <text:p>0.00011</text:p>
              </table:table-cell>
              <table:table-cell office:value-type="float" office:value="0.5542168675">
                <text:p>0.5542168675</text:p>
              </table:table-cell>
              <table:table-cell office:value-type="float" office:value="0.4495897862">
                <text:p>0.44958978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11">
                <text:p>0.00011</text:p>
              </table:table-cell>
              <table:table-cell office:value-type="float" office:value="0.5582329317">
                <text:p>0.5582329317</text:p>
              </table:table-cell>
              <table:table-cell office:value-type="float" office:value="0.4495897862">
                <text:p>0.44958978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11">
                <text:p>0.00011</text:p>
              </table:table-cell>
              <table:table-cell office:value-type="float" office:value="0.562248996">
                <text:p>0.562248996</text:p>
              </table:table-cell>
              <table:table-cell office:value-type="float" office:value="0.4495897862">
                <text:p>0.44958978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111">
                <text:p>0.000111</text:p>
              </table:table-cell>
              <table:table-cell office:value-type="float" office:value="0.5662650602">
                <text:p>0.5662650602</text:p>
              </table:table-cell>
              <table:table-cell office:value-type="float" office:value="0.4495912861">
                <text:p>0.449591286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111">
                <text:p>0.000111</text:p>
              </table:table-cell>
              <table:table-cell office:value-type="float" office:value="0.5702811245">
                <text:p>0.5702811245</text:p>
              </table:table-cell>
              <table:table-cell office:value-type="float" office:value="0.4495912861">
                <text:p>0.44959128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111">
                <text:p>0.000111</text:p>
              </table:table-cell>
              <table:table-cell office:value-type="float" office:value="0.5742971888">
                <text:p>0.5742971888</text:p>
              </table:table-cell>
              <table:table-cell office:value-type="float" office:value="0.4495912861">
                <text:p>0.44959128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111">
                <text:p>0.000111</text:p>
              </table:table-cell>
              <table:table-cell office:value-type="float" office:value="0.578313253">
                <text:p>0.578313253</text:p>
              </table:table-cell>
              <table:table-cell office:value-type="float" office:value="0.4495912861">
                <text:p>0.44959128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111">
                <text:p>0.000111</text:p>
              </table:table-cell>
              <table:table-cell office:value-type="float" office:value="0.5823293173">
                <text:p>0.5823293173</text:p>
              </table:table-cell>
              <table:table-cell office:value-type="float" office:value="0.4495912861">
                <text:p>0.44959128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111">
                <text:p>0.000111</text:p>
              </table:table-cell>
              <table:table-cell office:value-type="float" office:value="0.5863453815">
                <text:p>0.5863453815</text:p>
              </table:table-cell>
              <table:table-cell office:value-type="float" office:value="0.4495912861">
                <text:p>0.44959128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111">
                <text:p>0.000111</text:p>
              </table:table-cell>
              <table:table-cell office:value-type="float" office:value="0.5903614458">
                <text:p>0.5903614458</text:p>
              </table:table-cell>
              <table:table-cell office:value-type="float" office:value="0.4495912861">
                <text:p>0.44959128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111">
                <text:p>0.000111</text:p>
              </table:table-cell>
              <table:table-cell office:value-type="float" office:value="0.59437751">
                <text:p>0.59437751</text:p>
              </table:table-cell>
              <table:table-cell office:value-type="float" office:value="0.4495912861">
                <text:p>0.449591286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111">
                <text:p>0.000111</text:p>
              </table:table-cell>
              <table:table-cell office:value-type="float" office:value="0.5983935743">
                <text:p>0.5983935743</text:p>
              </table:table-cell>
              <table:table-cell office:value-type="float" office:value="0.4495912861">
                <text:p>0.44959128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111">
                <text:p>0.000111</text:p>
              </table:table-cell>
              <table:table-cell office:value-type="float" office:value="0.6024096386">
                <text:p>0.6024096386</text:p>
              </table:table-cell>
              <table:table-cell office:value-type="float" office:value="0.4495912861">
                <text:p>0.44959128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111">
                <text:p>0.000111</text:p>
              </table:table-cell>
              <table:table-cell office:value-type="float" office:value="0.6064257028">
                <text:p>0.6064257028</text:p>
              </table:table-cell>
              <table:table-cell office:value-type="float" office:value="0.4495912861">
                <text:p>0.44959128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111">
                <text:p>0.000111</text:p>
              </table:table-cell>
              <table:table-cell office:value-type="float" office:value="0.6104417671">
                <text:p>0.6104417671</text:p>
              </table:table-cell>
              <table:table-cell office:value-type="float" office:value="0.4495912861">
                <text:p>0.44959128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111">
                <text:p>0.000111</text:p>
              </table:table-cell>
              <table:table-cell office:value-type="float" office:value="0.6144578313">
                <text:p>0.6144578313</text:p>
              </table:table-cell>
              <table:table-cell office:value-type="float" office:value="0.4495912861">
                <text:p>0.44959128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111">
                <text:p>0.000111</text:p>
              </table:table-cell>
              <table:table-cell office:value-type="float" office:value="0.6184738956">
                <text:p>0.6184738956</text:p>
              </table:table-cell>
              <table:table-cell office:value-type="float" office:value="0.4495912861">
                <text:p>0.449591286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111">
                <text:p>0.000111</text:p>
              </table:table-cell>
              <table:table-cell office:value-type="float" office:value="0.6224899598">
                <text:p>0.6224899598</text:p>
              </table:table-cell>
              <table:table-cell office:value-type="float" office:value="0.4495912861">
                <text:p>0.449591286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111">
                <text:p>0.000111</text:p>
              </table:table-cell>
              <table:table-cell office:value-type="float" office:value="0.6265060241">
                <text:p>0.6265060241</text:p>
              </table:table-cell>
              <table:table-cell office:value-type="float" office:value="0.4495912861">
                <text:p>0.44959128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111">
                <text:p>0.000111</text:p>
              </table:table-cell>
              <table:table-cell office:value-type="float" office:value="0.6305220884">
                <text:p>0.6305220884</text:p>
              </table:table-cell>
              <table:table-cell office:value-type="float" office:value="0.4495912861">
                <text:p>0.449591286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111">
                <text:p>0.000111</text:p>
              </table:table-cell>
              <table:table-cell office:value-type="float" office:value="0.6345381526">
                <text:p>0.6345381526</text:p>
              </table:table-cell>
              <table:table-cell office:value-type="float" office:value="0.4495912861">
                <text:p>0.449591286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111">
                <text:p>0.000111</text:p>
              </table:table-cell>
              <table:table-cell office:value-type="float" office:value="0.6385542169">
                <text:p>0.6385542169</text:p>
              </table:table-cell>
              <table:table-cell office:value-type="float" office:value="0.4495912861">
                <text:p>0.449591286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112">
                <text:p>0.000112</text:p>
              </table:table-cell>
              <table:table-cell office:value-type="float" office:value="0.6425702811">
                <text:p>0.6425702811</text:p>
              </table:table-cell>
              <table:table-cell office:value-type="float" office:value="0.449592786">
                <text:p>0.4495927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112">
                <text:p>0.000112</text:p>
              </table:table-cell>
              <table:table-cell office:value-type="float" office:value="0.6465863454">
                <text:p>0.6465863454</text:p>
              </table:table-cell>
              <table:table-cell office:value-type="float" office:value="0.449592786">
                <text:p>0.44959278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112">
                <text:p>0.000112</text:p>
              </table:table-cell>
              <table:table-cell office:value-type="float" office:value="0.6506024096">
                <text:p>0.6506024096</text:p>
              </table:table-cell>
              <table:table-cell office:value-type="float" office:value="0.449592786">
                <text:p>0.44959278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112">
                <text:p>0.000112</text:p>
              </table:table-cell>
              <table:table-cell office:value-type="float" office:value="0.6546184739">
                <text:p>0.6546184739</text:p>
              </table:table-cell>
              <table:table-cell office:value-type="float" office:value="0.449592786">
                <text:p>0.4495927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112">
                <text:p>0.000112</text:p>
              </table:table-cell>
              <table:table-cell office:value-type="float" office:value="0.6586345382">
                <text:p>0.6586345382</text:p>
              </table:table-cell>
              <table:table-cell office:value-type="float" office:value="0.449592786">
                <text:p>0.4495927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112">
                <text:p>0.000112</text:p>
              </table:table-cell>
              <table:table-cell office:value-type="float" office:value="0.6626506024">
                <text:p>0.6626506024</text:p>
              </table:table-cell>
              <table:table-cell office:value-type="float" office:value="0.449592786">
                <text:p>0.4495927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112">
                <text:p>0.000112</text:p>
              </table:table-cell>
              <table:table-cell office:value-type="float" office:value="0.6666666667">
                <text:p>0.6666666667</text:p>
              </table:table-cell>
              <table:table-cell office:value-type="float" office:value="0.449592786">
                <text:p>0.4495927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112">
                <text:p>0.000112</text:p>
              </table:table-cell>
              <table:table-cell office:value-type="float" office:value="0.6706827309">
                <text:p>0.6706827309</text:p>
              </table:table-cell>
              <table:table-cell office:value-type="float" office:value="0.449592786">
                <text:p>0.4495927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112">
                <text:p>0.000112</text:p>
              </table:table-cell>
              <table:table-cell office:value-type="float" office:value="0.6746987952">
                <text:p>0.6746987952</text:p>
              </table:table-cell>
              <table:table-cell office:value-type="float" office:value="0.449592786">
                <text:p>0.4495927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112">
                <text:p>0.000112</text:p>
              </table:table-cell>
              <table:table-cell office:value-type="float" office:value="0.6787148594">
                <text:p>0.6787148594</text:p>
              </table:table-cell>
              <table:table-cell office:value-type="float" office:value="0.449592786">
                <text:p>0.4495927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112">
                <text:p>0.000112</text:p>
              </table:table-cell>
              <table:table-cell office:value-type="float" office:value="0.6827309237">
                <text:p>0.6827309237</text:p>
              </table:table-cell>
              <table:table-cell office:value-type="float" office:value="0.449592786">
                <text:p>0.4495927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112">
                <text:p>0.000112</text:p>
              </table:table-cell>
              <table:table-cell office:value-type="float" office:value="0.686746988">
                <text:p>0.686746988</text:p>
              </table:table-cell>
              <table:table-cell office:value-type="float" office:value="0.449592786">
                <text:p>0.44959278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112">
                <text:p>0.000112</text:p>
              </table:table-cell>
              <table:table-cell office:value-type="float" office:value="0.6907630522">
                <text:p>0.6907630522</text:p>
              </table:table-cell>
              <table:table-cell office:value-type="float" office:value="0.449592786">
                <text:p>0.4495927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113">
                <text:p>0.000113</text:p>
              </table:table-cell>
              <table:table-cell office:value-type="float" office:value="0.6947791165">
                <text:p>0.6947791165</text:p>
              </table:table-cell>
              <table:table-cell office:value-type="float" office:value="0.4495942859">
                <text:p>0.449594285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114">
                <text:p>0.000114</text:p>
              </table:table-cell>
              <table:table-cell office:value-type="float" office:value="0.6987951807">
                <text:p>0.6987951807</text:p>
              </table:table-cell>
              <table:table-cell office:value-type="float" office:value="0.4495957859">
                <text:p>0.449595785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114">
                <text:p>0.000114</text:p>
              </table:table-cell>
              <table:table-cell office:value-type="float" office:value="0.702811245">
                <text:p>0.702811245</text:p>
              </table:table-cell>
              <table:table-cell office:value-type="float" office:value="0.4495957859">
                <text:p>0.44959578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115">
                <text:p>0.000115</text:p>
              </table:table-cell>
              <table:table-cell office:value-type="float" office:value="0.7068273092">
                <text:p>0.7068273092</text:p>
              </table:table-cell>
              <table:table-cell office:value-type="float" office:value="0.4495972858">
                <text:p>0.44959728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115">
                <text:p>0.000115</text:p>
              </table:table-cell>
              <table:table-cell office:value-type="float" office:value="0.7108433735">
                <text:p>0.7108433735</text:p>
              </table:table-cell>
              <table:table-cell office:value-type="float" office:value="0.4495972858">
                <text:p>0.44959728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12">
                <text:p>0.00012</text:p>
              </table:table-cell>
              <table:table-cell office:value-type="float" office:value="0.7148594378">
                <text:p>0.7148594378</text:p>
              </table:table-cell>
              <table:table-cell office:value-type="float" office:value="0.4496047854">
                <text:p>0.44960478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125">
                <text:p>0.000125</text:p>
              </table:table-cell>
              <table:table-cell office:value-type="float" office:value="0.718875502">
                <text:p>0.718875502</text:p>
              </table:table-cell>
              <table:table-cell office:value-type="float" office:value="0.449612285">
                <text:p>0.4496122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134">
                <text:p>0.000134</text:p>
              </table:table-cell>
              <table:table-cell office:value-type="float" office:value="0.7228915663">
                <text:p>0.7228915663</text:p>
              </table:table-cell>
              <table:table-cell office:value-type="float" office:value="0.4496257844">
                <text:p>0.44962578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136">
                <text:p>0.000136</text:p>
              </table:table-cell>
              <table:table-cell office:value-type="float" office:value="0.7269076305">
                <text:p>0.7269076305</text:p>
              </table:table-cell>
              <table:table-cell office:value-type="float" office:value="0.4496287843">
                <text:p>0.44962878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146">
                <text:p>0.000146</text:p>
              </table:table-cell>
              <table:table-cell office:value-type="float" office:value="0.7309236948">
                <text:p>0.7309236948</text:p>
              </table:table-cell>
              <table:table-cell office:value-type="float" office:value="0.4496437837">
                <text:p>0.449643783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148">
                <text:p>0.000148</text:p>
              </table:table-cell>
              <table:table-cell office:value-type="float" office:value="0.734939759">
                <text:p>0.734939759</text:p>
              </table:table-cell>
              <table:table-cell office:value-type="float" office:value="0.4496467836">
                <text:p>0.44964678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158">
                <text:p>0.000158</text:p>
              </table:table-cell>
              <table:table-cell office:value-type="float" office:value="0.7389558233">
                <text:p>0.7389558233</text:p>
              </table:table-cell>
              <table:table-cell office:value-type="float" office:value="0.4496617831">
                <text:p>0.44966178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163">
                <text:p>0.000163</text:p>
              </table:table-cell>
              <table:table-cell office:value-type="float" office:value="0.7429718876">
                <text:p>0.7429718876</text:p>
              </table:table-cell>
              <table:table-cell office:value-type="float" office:value="0.4496692829">
                <text:p>0.44966928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163">
                <text:p>0.000163</text:p>
              </table:table-cell>
              <table:table-cell office:value-type="float" office:value="0.7469879518">
                <text:p>0.7469879518</text:p>
              </table:table-cell>
              <table:table-cell office:value-type="float" office:value="0.4496692829">
                <text:p>0.44966928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182">
                <text:p>0.000182</text:p>
              </table:table-cell>
              <table:table-cell office:value-type="float" office:value="0.7510040161">
                <text:p>0.7510040161</text:p>
              </table:table-cell>
              <table:table-cell office:value-type="float" office:value="0.4496977822">
                <text:p>0.44969778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195">
                <text:p>0.000195</text:p>
              </table:table-cell>
              <table:table-cell office:value-type="float" office:value="0.7550200803">
                <text:p>0.7550200803</text:p>
              </table:table-cell>
              <table:table-cell office:value-type="float" office:value="0.4497172818">
                <text:p>0.44971728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225">
                <text:p>0.000225</text:p>
              </table:table-cell>
              <table:table-cell office:value-type="float" office:value="0.7590361446">
                <text:p>0.7590361446</text:p>
              </table:table-cell>
              <table:table-cell office:value-type="float" office:value="0.4497622816">
                <text:p>0.44976228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264">
                <text:p>0.000264</text:p>
              </table:table-cell>
              <table:table-cell office:value-type="float" office:value="0.7630522088">
                <text:p>0.7630522088</text:p>
              </table:table-cell>
              <table:table-cell office:value-type="float" office:value="0.4498207821">
                <text:p>0.44982078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387">
                <text:p>0.000387</text:p>
              </table:table-cell>
              <table:table-cell office:value-type="float" office:value="0.7670682731">
                <text:p>0.7670682731</text:p>
              </table:table-cell>
              <table:table-cell office:value-type="float" office:value="0.4500052911">
                <text:p>0.45000529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489">
                <text:p>0.000489</text:p>
              </table:table-cell>
              <table:table-cell office:value-type="float" office:value="0.7710843373">
                <text:p>0.7710843373</text:p>
              </table:table-cell>
              <table:table-cell office:value-type="float" office:value="0.4501583068">
                <text:p>0.45015830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527">
                <text:p>0.000527</text:p>
              </table:table-cell>
              <table:table-cell office:value-type="float" office:value="0.7751004016">
                <text:p>0.7751004016</text:p>
              </table:table-cell>
              <table:table-cell office:value-type="float" office:value="0.4502153145">
                <text:p>0.45021531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549">
                <text:p>0.000549</text:p>
              </table:table-cell>
              <table:table-cell office:value-type="float" office:value="0.7791164659">
                <text:p>0.7791164659</text:p>
              </table:table-cell>
              <table:table-cell office:value-type="float" office:value="0.4502483195">
                <text:p>0.45024831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553">
                <text:p>0.000553</text:p>
              </table:table-cell>
              <table:table-cell office:value-type="float" office:value="0.7831325301">
                <text:p>0.7831325301</text:p>
              </table:table-cell>
              <table:table-cell office:value-type="float" office:value="0.4502543204">
                <text:p>0.450254320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561">
                <text:p>0.000561</text:p>
              </table:table-cell>
              <table:table-cell office:value-type="float" office:value="0.7871485944">
                <text:p>0.7871485944</text:p>
              </table:table-cell>
              <table:table-cell office:value-type="float" office:value="0.4502663223">
                <text:p>0.450266322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596">
                <text:p>0.000596</text:p>
              </table:table-cell>
              <table:table-cell office:value-type="float" office:value="0.7911646586">
                <text:p>0.7911646586</text:p>
              </table:table-cell>
              <table:table-cell office:value-type="float" office:value="0.4503188312">
                <text:p>0.450318831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757">
                <text:p>0.000757</text:p>
              </table:table-cell>
              <table:table-cell office:value-type="float" office:value="0.7951807229">
                <text:p>0.7951807229</text:p>
              </table:table-cell>
              <table:table-cell office:value-type="float" office:value="0.4505603832">
                <text:p>0.450560383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857">
                <text:p>0.000857</text:p>
              </table:table-cell>
              <table:table-cell office:value-type="float" office:value="0.7991967871">
                <text:p>0.7991967871</text:p>
              </table:table-cell>
              <table:table-cell office:value-type="float" office:value="0.4507104247">
                <text:p>0.45071042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972">
                <text:p>0.000972</text:p>
              </table:table-cell>
              <table:table-cell office:value-type="float" office:value="0.8032128514">
                <text:p>0.8032128514</text:p>
              </table:table-cell>
              <table:table-cell office:value-type="float" office:value="0.4508829812">
                <text:p>0.45088298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1008">
                <text:p>0.001008</text:p>
              </table:table-cell>
              <table:table-cell office:value-type="float" office:value="0.8072289157">
                <text:p>0.8072289157</text:p>
              </table:table-cell>
              <table:table-cell office:value-type="float" office:value="0.4509370008">
                <text:p>0.45093700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1069">
                <text:p>0.001069</text:p>
              </table:table-cell>
              <table:table-cell office:value-type="float" office:value="0.8112449799">
                <text:p>0.8112449799</text:p>
              </table:table-cell>
              <table:table-cell office:value-type="float" office:value="0.451028536">
                <text:p>0.4510285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1106">
                <text:p>0.001106</text:p>
              </table:table-cell>
              <table:table-cell office:value-type="float" office:value="0.8152610442">
                <text:p>0.8152610442</text:p>
              </table:table-cell>
              <table:table-cell office:value-type="float" office:value="0.4510840587">
                <text:p>0.451084058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1146">
                <text:p>0.001146</text:p>
              </table:table-cell>
              <table:table-cell office:value-type="float" office:value="0.8192771084">
                <text:p>0.8192771084</text:p>
              </table:table-cell>
              <table:table-cell office:value-type="float" office:value="0.4511440843">
                <text:p>0.451144084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1397">
                <text:p>0.001397</text:p>
              </table:table-cell>
              <table:table-cell office:value-type="float" office:value="0.8232931727">
                <text:p>0.8232931727</text:p>
              </table:table-cell>
              <table:table-cell office:value-type="float" office:value="0.4515207702">
                <text:p>0.45152077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1422">
                <text:p>0.001422</text:p>
              </table:table-cell>
              <table:table-cell office:value-type="float" office:value="0.8273092369">
                <text:p>0.8273092369</text:p>
              </table:table-cell>
              <table:table-cell office:value-type="float" office:value="0.4515582911">
                <text:p>0.45155829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2017">
                <text:p>0.002017</text:p>
              </table:table-cell>
              <table:table-cell office:value-type="float" office:value="0.8313253012">
                <text:p>0.8313253012</text:p>
              </table:table-cell>
              <table:table-cell office:value-type="float" office:value="0.4524514158">
                <text:p>0.452451415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2308">
                <text:p>0.002308</text:p>
              </table:table-cell>
              <table:table-cell office:value-type="float" office:value="0.8353413655">
                <text:p>0.8353413655</text:p>
              </table:table-cell>
              <table:table-cell office:value-type="float" office:value="0.4528883092">
                <text:p>0.452888309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3955">
                <text:p>0.003955</text:p>
              </table:table-cell>
              <table:table-cell office:value-type="float" office:value="0.8393574297">
                <text:p>0.8393574297</text:p>
              </table:table-cell>
              <table:table-cell office:value-type="float" office:value="0.4553620955">
                <text:p>0.45536209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4085">
                <text:p>0.004085</text:p>
              </table:table-cell>
              <table:table-cell office:value-type="float" office:value="0.843373494">
                <text:p>0.843373494</text:p>
              </table:table-cell>
              <table:table-cell office:value-type="float" office:value="0.4555574299">
                <text:p>0.455557429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547">
                <text:p>0.00547</text:p>
              </table:table-cell>
              <table:table-cell office:value-type="float" office:value="0.8473895582">
                <text:p>0.8473895582</text:p>
              </table:table-cell>
              <table:table-cell office:value-type="float" office:value="0.4576391501">
                <text:p>0.457639150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5567">
                <text:p>0.005567</text:p>
              </table:table-cell>
              <table:table-cell office:value-type="float" office:value="0.8514056225">
                <text:p>0.8514056225</text:p>
              </table:table-cell>
              <table:table-cell office:value-type="float" office:value="0.4577849899">
                <text:p>0.457784989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5847">
                <text:p>0.005847</text:p>
              </table:table-cell>
              <table:table-cell office:value-type="float" office:value="0.8554216867">
                <text:p>0.8554216867</text:p>
              </table:table-cell>
              <table:table-cell office:value-type="float" office:value="0.4582060025">
                <text:p>0.45820600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5945">
                <text:p>0.005945</text:p>
              </table:table-cell>
              <table:table-cell office:value-type="float" office:value="0.859437751">
                <text:p>0.859437751</text:p>
              </table:table-cell>
              <table:table-cell office:value-type="float" office:value="0.4583533681">
                <text:p>0.458353368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5947">
                <text:p>0.005947</text:p>
              </table:table-cell>
              <table:table-cell office:value-type="float" office:value="0.8634538153">
                <text:p>0.8634538153</text:p>
              </table:table-cell>
              <table:table-cell office:value-type="float" office:value="0.4583563756">
                <text:p>0.45835637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6459">
                <text:p>0.006459</text:p>
              </table:table-cell>
              <table:table-cell office:value-type="float" office:value="0.8674698795">
                <text:p>0.8674698795</text:p>
              </table:table-cell>
              <table:table-cell office:value-type="float" office:value="0.4591263786">
                <text:p>0.459126378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6676">
                <text:p>0.006676</text:p>
              </table:table-cell>
              <table:table-cell office:value-type="float" office:value="0.8714859438">
                <text:p>0.8714859438</text:p>
              </table:table-cell>
              <table:table-cell office:value-type="float" office:value="0.4594527739">
                <text:p>0.45945277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6717">
                <text:p>0.006717</text:p>
              </table:table-cell>
              <table:table-cell office:value-type="float" office:value="0.875502008">
                <text:p>0.875502008</text:p>
              </table:table-cell>
              <table:table-cell office:value-type="float" office:value="0.4595144462">
                <text:p>0.459514446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7269">
                <text:p>0.007269</text:p>
              </table:table-cell>
              <table:table-cell office:value-type="float" office:value="0.8795180723">
                <text:p>0.8795180723</text:p>
              </table:table-cell>
              <table:table-cell office:value-type="float" office:value="0.4603448594">
                <text:p>0.46034485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7335">
                <text:p>0.007335</text:p>
              </table:table-cell>
              <table:table-cell office:value-type="float" office:value="0.8835341365">
                <text:p>0.8835341365</text:p>
              </table:table-cell>
              <table:table-cell office:value-type="float" office:value="0.4604441596">
                <text:p>0.46044415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7359">
                <text:p>0.007359</text:p>
              </table:table-cell>
              <table:table-cell office:value-type="float" office:value="0.8875502008">
                <text:p>0.8875502008</text:p>
              </table:table-cell>
              <table:table-cell office:value-type="float" office:value="0.4604802694">
                <text:p>0.46048026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7365">
                <text:p>0.007365</text:p>
              </table:table-cell>
              <table:table-cell office:value-type="float" office:value="0.8915662651">
                <text:p>0.8915662651</text:p>
              </table:table-cell>
              <table:table-cell office:value-type="float" office:value="0.4604892969">
                <text:p>0.460489296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7444">
                <text:p>0.007444</text:p>
              </table:table-cell>
              <table:table-cell office:value-type="float" office:value="0.8955823293">
                <text:p>0.8955823293</text:p>
              </table:table-cell>
              <table:table-cell office:value-type="float" office:value="0.4606081608">
                <text:p>0.460608160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7606">
                <text:p>0.007606</text:p>
              </table:table-cell>
              <table:table-cell office:value-type="float" office:value="0.8995983936">
                <text:p>0.8995983936</text:p>
              </table:table-cell>
              <table:table-cell office:value-type="float" office:value="0.460851918">
                <text:p>0.4608519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7665">
                <text:p>0.007665</text:p>
              </table:table-cell>
              <table:table-cell office:value-type="float" office:value="0.9036144578">
                <text:p>0.9036144578</text:p>
              </table:table-cell>
              <table:table-cell office:value-type="float" office:value="0.4609406974">
                <text:p>0.460940697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7755">
                <text:p>0.007755</text:p>
              </table:table-cell>
              <table:table-cell office:value-type="float" office:value="0.9076305221">
                <text:p>0.9076305221</text:p>
              </table:table-cell>
              <table:table-cell office:value-type="float" office:value="0.4610761275">
                <text:p>0.46107612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7774">
                <text:p>0.007774</text:p>
              </table:table-cell>
              <table:table-cell office:value-type="float" office:value="0.9116465863">
                <text:p>0.9116465863</text:p>
              </table:table-cell>
              <table:table-cell office:value-type="float" office:value="0.4611047188">
                <text:p>0.46110471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9201">
                <text:p>0.009201</text:p>
              </table:table-cell>
              <table:table-cell office:value-type="float" office:value="0.9156626506">
                <text:p>0.9156626506</text:p>
              </table:table-cell>
              <table:table-cell office:value-type="float" office:value="0.4632526445">
                <text:p>0.463252644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12781">
                <text:p>0.012781</text:p>
              </table:table-cell>
              <table:table-cell office:value-type="float" office:value="0.9196787149">
                <text:p>0.9196787149</text:p>
              </table:table-cell>
              <table:table-cell office:value-type="float" office:value="0.4686458532">
                <text:p>0.468645853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2978">
                <text:p>0.012978</text:p>
              </table:table-cell>
              <table:table-cell office:value-type="float" office:value="0.9236947791">
                <text:p>0.9236947791</text:p>
              </table:table-cell>
              <table:table-cell office:value-type="float" office:value="0.4689428066">
                <text:p>0.468942806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3764">
                <text:p>0.013764</text:p>
              </table:table-cell>
              <table:table-cell office:value-type="float" office:value="0.9277108434">
                <text:p>0.9277108434</text:p>
              </table:table-cell>
              <table:table-cell office:value-type="float" office:value="0.4701277756">
                <text:p>0.470127775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14106">
                <text:p>0.014106</text:p>
              </table:table-cell>
              <table:table-cell office:value-type="float" office:value="0.9317269076">
                <text:p>0.9317269076</text:p>
              </table:table-cell>
              <table:table-cell office:value-type="float" office:value="0.4706434561">
                <text:p>0.470643456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17709">
                <text:p>0.017709</text:p>
              </table:table-cell>
              <table:table-cell office:value-type="float" office:value="0.9357429719">
                <text:p>0.9357429719</text:p>
              </table:table-cell>
              <table:table-cell office:value-type="float" office:value="0.4760790198">
                <text:p>0.47607901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20758">
                <text:p>0.020758</text:p>
              </table:table-cell>
              <table:table-cell office:value-type="float" office:value="0.9397590361">
                <text:p>0.9397590361</text:p>
              </table:table-cell>
              <table:table-cell office:value-type="float" office:value="0.4806823277">
                <text:p>0.480682327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21526">
                <text:p>0.021526</text:p>
              </table:table-cell>
              <table:table-cell office:value-type="float" office:value="0.9437751004">
                <text:p>0.9437751004</text:p>
              </table:table-cell>
              <table:table-cell office:value-type="float" office:value="0.4818422665">
                <text:p>0.481842266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2727">
                <text:p>0.02727</text:p>
              </table:table-cell>
              <table:table-cell office:value-type="float" office:value="0.9477911647">
                <text:p>0.9477911647</text:p>
              </table:table-cell>
              <table:table-cell office:value-type="float" office:value="0.490521844">
                <text:p>0.49052184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29172">
                <text:p>0.029172</text:p>
              </table:table-cell>
              <table:table-cell office:value-type="float" office:value="0.9518072289">
                <text:p>0.9518072289</text:p>
              </table:table-cell>
              <table:table-cell office:value-type="float" office:value="0.4933970881">
                <text:p>0.493397088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32479">
                <text:p>0.032479</text:p>
              </table:table-cell>
              <table:table-cell office:value-type="float" office:value="0.9558232932">
                <text:p>0.9558232932</text:p>
              </table:table-cell>
              <table:table-cell office:value-type="float" office:value="0.498396993">
                <text:p>0.4983969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39463">
                <text:p>0.039463</text:p>
              </table:table-cell>
              <table:table-cell office:value-type="float" office:value="0.9598393574">
                <text:p>0.9598393574</text:p>
              </table:table-cell>
              <table:table-cell office:value-type="float" office:value="0.5089560826">
                <text:p>0.50895608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74447">
                <text:p>0.074447</text:p>
              </table:table-cell>
              <table:table-cell office:value-type="float" office:value="0.9638554217">
                <text:p>0.9638554217</text:p>
              </table:table-cell>
              <table:table-cell office:value-type="float" office:value="0.5616059222">
                <text:p>0.56160592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74709">
                <text:p>0.074709</text:p>
              </table:table-cell>
              <table:table-cell office:value-type="float" office:value="0.9678714859">
                <text:p>0.9678714859</text:p>
              </table:table-cell>
              <table:table-cell office:value-type="float" office:value="0.5619973047">
                <text:p>0.56199730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83975">
                <text:p>0.083975</text:p>
              </table:table-cell>
              <table:table-cell office:value-type="float" office:value="0.9718875502">
                <text:p>0.9718875502</text:p>
              </table:table-cell>
              <table:table-cell office:value-type="float" office:value="0.5757973429">
                <text:p>0.575797342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87553">
                <text:p>0.187553</text:p>
              </table:table-cell>
              <table:table-cell office:value-type="float" office:value="0.9759036145">
                <text:p>0.9759036145</text:p>
              </table:table-cell>
              <table:table-cell office:value-type="float" office:value="0.7202949192">
                <text:p>0.720294919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59484">
                <text:p>0.259484</text:p>
              </table:table-cell>
              <table:table-cell office:value-type="float" office:value="0.9799196787">
                <text:p>0.9799196787</text:p>
              </table:table-cell>
              <table:table-cell office:value-type="float" office:value="0.8040948245">
                <text:p>0.80409482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34598">
                <text:p>0.334598</text:p>
              </table:table-cell>
              <table:table-cell office:value-type="float" office:value="0.983935743">
                <text:p>0.983935743</text:p>
              </table:table-cell>
              <table:table-cell office:value-type="float" office:value="0.8730699572">
                <text:p>0.873069957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0631">
                <text:p>0.40631</text:p>
              </table:table-cell>
              <table:table-cell office:value-type="float" office:value="0.9879518072">
                <text:p>0.9879518072</text:p>
              </table:table-cell>
              <table:table-cell office:value-type="float" office:value="0.9211448895">
                <text:p>0.921144889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047174">
                <text:p>1.047174</text:p>
              </table:table-cell>
              <table:table-cell office:value-type="float" office:value="0.9919678715">
                <text:p>0.9919678715</text:p>
              </table:table-cell>
              <table:table-cell office:value-type="float" office:value="0.9999389105">
                <text:p>0.99993891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02027">
                <text:p>2.02027</text:p>
              </table:table-cell>
              <table:table-cell office:value-type="float" office:value="0.9959839357">
                <text:p>0.99598393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458636">
                <text:p>3.4586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